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99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1.1382in"/>
    </style:style>
    <style:style style:name="co4" style:family="table-column">
      <style:table-column-properties fo:break-before="auto" style:column-width="0.6807in"/>
    </style:style>
    <style:style style:name="co5" style:family="table-column">
      <style:table-column-properties fo:break-before="auto" style:column-width="4.0535in"/>
    </style:style>
    <style:style style:name="co6" style:family="table-column">
      <style:table-column-properties fo:break-before="auto" style:column-width="1.7965in"/>
    </style:style>
    <style:style style:name="co7" style:family="table-column">
      <style:table-column-properties fo:break-before="auto" style:column-width="2.8409in"/>
    </style:style>
    <style:style style:name="co8" style:family="table-column">
      <style:table-column-properties fo:break-before="auto" style:column-width="3.811in"/>
    </style:style>
    <style:style style:name="co9" style:family="table-column">
      <style:table-column-properties fo:break-before="auto" style:column-width="0.592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972in"/>
    </style:style>
    <style:style style:name="co12" style:family="table-column">
      <style:table-column-properties fo:break-before="auto" style:column-width="1.1244in"/>
    </style:style>
    <style:style style:name="co13" style:family="table-column">
      <style:table-column-properties fo:break-before="auto" style:column-width="0.6689in"/>
    </style:style>
    <style:style style:name="co14" style:family="table-column">
      <style:table-column-properties fo:break-before="auto" style:column-width="1.7146in"/>
    </style:style>
    <style:style style:name="co15" style:family="table-column">
      <style:table-column-properties fo:break-before="auto" style:column-width="0.8028in"/>
    </style:style>
    <style:style style:name="co16" style:family="table-column">
      <style:table-column-properties fo:break-before="auto" style:column-width="2.6555in"/>
    </style:style>
    <style:style style:name="co17" style:family="table-column">
      <style:table-column-properties fo:break-before="auto" style:column-width="6.3189in"/>
    </style:style>
    <style:style style:name="co18" style:family="table-column">
      <style:table-column-properties fo:break-before="auto" style:column-width="0.6016in"/>
    </style:style>
    <style:style style:name="co19" style:family="table-column">
      <style:table-column-properties fo:break-before="auto" style:column-width="11.9689in"/>
    </style:style>
    <style:style style:name="co20" style:family="table-column">
      <style:table-column-properties fo:break-before="auto" style:column-width="0.7283in"/>
    </style:style>
    <style:style style:name="co21" style:family="table-column">
      <style:table-column-properties fo:break-before="auto" style:column-width="0.2425in"/>
    </style:style>
    <style:style style:name="co22" style:family="table-column">
      <style:table-column-properties fo:break-before="auto" style:column-width="0.298in"/>
    </style:style>
    <style:style style:name="co23" style:family="table-column">
      <style:table-column-properties fo:break-before="auto" style:column-width="0.2646in"/>
    </style:style>
    <style:style style:name="co24" style:family="table-column">
      <style:table-column-properties fo:break-before="auto" style:column-width="1.9756in"/>
    </style:style>
    <style:style style:name="co25" style:family="table-column">
      <style:table-column-properties fo:break-before="auto" style:column-width="1.6209in"/>
    </style:style>
    <style:style style:name="co26" style:family="table-column">
      <style:table-column-properties fo:break-before="auto" style:column-width="0.1764in"/>
    </style:style>
    <style:style style:name="co27" style:family="table-column">
      <style:table-column-properties fo:break-before="auto" style:column-width="0.1984in"/>
    </style:style>
    <style:style style:name="co28" style:family="table-column">
      <style:table-column-properties fo:break-before="auto" style:column-width="5.7437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c0c0c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4c4c4c" style:text-align-source="fix" style:repeat-content="false"/>
      <style:paragraph-properties fo:text-align="center" fo:margin-left="0in"/>
      <style:text-properties fo:color="#fffff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" style:family="table-cell" style:parent-style-name="Default">
      <style:text-properties style:font-name="Arial" style:font-name-asian="DejaVu Sans" style:font-name-complex="Tahoma"/>
    </style:style>
    <style:style style:name="ta_extref" style:family="table">
      <style:table-properties table:display="false"/>
    </style:style>
  </office:automatic-styles>
  <office:body>
    <office:spreadsheet>
      <table:table table:name="A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Table</text:p>
          </table:table-cell>
          <table:table-cell table:style-name="ce1" office:value-type="string">
            <text:p>Complex</text:p>
          </table:table-cell>
          <table:table-cell table:style-name="ce1" office:value-type="string">
            <text:p>Nature(In loop)</text:p>
          </table:table-cell>
          <table:table-cell table:style-name="ce1" office:value-type="string">
            <text:p>R/W/U/D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Challenge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Servi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BANKREC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bill_payment_utility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373">
            <text:p>1373</text:p>
          </table:table-cell>
          <table:table-cell office:value-type="string">
            <text:p>Sql_Insert_Bank = ' INSERT INTO FAS.BANKREC ';</text:p>
          </table:table-cell>
          <table:table-cell table:number-columns-repeated="1014"/>
        </table:table-row>
        <table:table-row table:style-name="ro1">
          <table:table-cell office:value-type="string">
            <text:p>BANKREC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eqUnAuthoDataManager.java</text:p>
          </table:table-cell>
          <table:table-cell office:value-type="string">
            <text:p>FasBankRecEntityBean etBankRec(voucherNo,firmCode,bankRecoClear</text:p>
          </table:table-cell>
          <table:table-cell office:value-type="float" office:value="434">
            <text:p>434</text:p>
          </table:table-cell>
          <table:table-cell office:value-type="string">
            <text:p>sql = 'SELECT NVL(PASS,'N') PASS,TO_CHAR(CLRDATE,'DD/MM/YYYY') CLEARDATE FROM FAS.BANKREC WHERE VOU=:vou ';</text:p>
          </table:table-cell>
          <table:table-cell table:number-columns-repeated="1014"/>
        </table:table-row>
        <table:table-row table:style-name="ro1">
          <table:table-cell office:value-type="string">
            <text:p>BANKREC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qAuthorizationDataManager.java</text:p>
          </table:table-cell>
          <table:table-cell office:value-type="string">
            <text:p>FasBankRecEntityBean etBankRec(voucherNo,firmCode,bankRecoClear</text:p>
          </table:table-cell>
          <table:table-cell office:value-type="float" office:value="516">
            <text:p>516</text:p>
          </table:table-cell>
          <table:table-cell office:value-type="string">
            <text:p>sql = 'SELECT NVL(PASS,'N') PASS,TO_CHAR(CLRDATE,'DD/MM/YYYY') CLEARDATE FROM FAS.BANKREC WHERE VOU=:vou ';</text:p>
          </table:table-cell>
          <table:table-cell table:number-columns-repeated="1014"/>
        </table:table-row>
        <table:table-row table:style-name="ro1">
          <table:table-cell office:value-type="string">
            <text:p>BANKREC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FasBankRecEntityBean etBankRec(voucherNo,firmCode,bankRecoClear</text:p>
          </table:table-cell>
          <table:table-cell office:value-type="float" office:value="1486">
            <text:p>1486</text:p>
          </table:table-cell>
          <table:table-cell office:value-type="string">
            <text:p>stmt4 = ' SELECT NVL(PASS,'N') PASS,TO_CHAR(CLRDATE,'DD/MM/YYYY') CLEARDATE FROM FAS.BANKREC WHERE VOU = '' + rad2 + '' ';</text:p>
          </table:table-cell>
          <table:table-cell table:number-columns-repeated="1014"/>
        </table:table-row>
        <table:table-row table:style-name="ro1">
          <table:table-cell office:value-type="string">
            <text:p>BANKREC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FasBankRecEntityBean etBankRec(voucherNo,firmCode,bankRecoClear</text:p>
          </table:table-cell>
          <table:table-cell office:value-type="float" office:value="1488">
            <text:p>1488</text:p>
          </table:table-cell>
          <table:table-cell office:value-type="string">
            <text:p>stmt4 = ' SELECT NVL(PASS,'N') PASS,TO_CHAR(CLRDATE,'DD/MM/YYYY') CLEARDATE FROM FAS.BANKREC WHERE VOU = '' + rad1 + '' ';</text:p>
          </table:table-cell>
          <table:table-cell table:number-columns-repeated="1014"/>
        </table:table-row>
        <table:table-row table:style-name="ro1">
          <table:table-cell office:value-type="string">
            <text:p>BANKREC</text:p>
          </table:table-cell>
          <table:table-cell/>
          <table:table-cell office:value-type="string">
            <text:p>N</text:p>
          </table:table-cell>
          <table:table-cell office:value-type="string">
            <text:p>D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int deleteBankRec(voucherNo,bankRecoClear)</text:p>
          </table:table-cell>
          <table:table-cell office:value-type="float" office:value="2136">
            <text:p>2136</text:p>
          </table:table-cell>
          <table:table-cell office:value-type="string">
            <text:p>stmt1 = ' DELETE FROM FAS.BANKREC WHERE VOU='' + rad2 + '' ';</text:p>
          </table:table-cell>
          <table:table-cell table:number-columns-repeated="1014"/>
        </table:table-row>
        <table:table-row table:style-name="ro1">
          <table:table-cell office:value-type="string">
            <text:p>BANKREC</text:p>
          </table:table-cell>
          <table:table-cell/>
          <table:table-cell office:value-type="string">
            <text:p>N</text:p>
          </table:table-cell>
          <table:table-cell office:value-type="string">
            <text:p>D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int deleteBankRec(voucherNo,bankRecoClear)</text:p>
          </table:table-cell>
          <table:table-cell office:value-type="float" office:value="2189">
            <text:p>2189</text:p>
          </table:table-cell>
          <table:table-cell office:value-type="string">
            <text:p>stmt1 = ' DELETE FROM FAS.BANKREC WHERE VOU='' + rad1 + '' ';</text:p>
          </table:table-cell>
          <table:table-cell table:number-columns-repeated="1014"/>
        </table:table-row>
        <table:table-row table:style-name="ro1">
          <table:table-cell office:value-type="string">
            <text:p>BANKREC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use aggregate funtions and subquery in where condition</text:p>
          </table:table-cell>
          <table:table-cell office:value-type="string">
            <text:p>Y</text:p>
          </table:table-cell>
          <table:table-cell office:value-type="string">
            <text:p>enetfilecancelModel.java</text:p>
          </table:table-cell>
          <table:table-cell/>
          <table:table-cell office:value-type="float" office:value="152">
            <text:p>152</text:p>
          </table:table-cell>
          <table:table-cell office:value-type="string">
            <text:p><text:s/>FROM BANKREC ' +</text:p>
          </table:table-cell>
          <table:table-cell table:number-columns-repeated="1014"/>
        </table:table-row>
        <table:table-row table:style-name="ro1">
          <table:table-cell office:value-type="string">
            <text:p>BANKREC</text:p>
          </table:table-cell>
          <table:table-cell/>
          <table:table-cell office:value-type="string">
            <text:p>F,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rptPaymentRequest_detail.java</text:p>
          </table:table-cell>
          <table:table-cell office:value-type="string">
            <text:p>FasBankRecEntityBean etBankRec(voucherNo,firmCode,bankRecoClear</text:p>
          </table:table-cell>
          <table:table-cell office:value-type="float" office:value="910">
            <text:p>910</text:p>
          </table:table-cell>
          <table:table-cell office:value-type="string">
            <text:p>String SQLsel='select to_char(CLRDATE,'dd/mm/yyyy') CLRDATE from BANKREC where VOU=? and PASS='Y'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brokcheque.java</text:p>
          </table:table-cell>
          <table:table-cell/>
          <table:table-cell office:value-type="float" office:value="8844">
            <text:p>8844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brokcheque.java</text:p>
          </table:table-cell>
          <table:table-cell/>
          <table:table-cell office:value-type="float" office:value="8896">
            <text:p>8896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brokcheque.java</text:p>
          </table:table-cell>
          <table:table-cell/>
          <table:table-cell office:value-type="float" office:value="8934">
            <text:p>8934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brokchequeutility_JV_Edit.java</text:p>
          </table:table-cell>
          <table:table-cell/>
          <table:table-cell office:value-type="float" office:value="7932">
            <text:p>7932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brokchequeutility_JV_Edit.java</text:p>
          </table:table-cell>
          <table:table-cell/>
          <table:table-cell office:value-type="float" office:value="7971">
            <text:p>7971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brokchequeutility_JV_Edit.java</text:p>
          </table:table-cell>
          <table:table-cell/>
          <table:table-cell office:value-type="float" office:value="8033">
            <text:p>8033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brokchequeutility_JV.java</text:p>
          </table:table-cell>
          <table:table-cell/>
          <table:table-cell office:value-type="float" office:value="13172">
            <text:p>13172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brokchequeutility_JV.java</text:p>
          </table:table-cell>
          <table:table-cell/>
          <table:table-cell office:value-type="float" office:value="13237">
            <text:p>13237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brokchequeutility_JV.java</text:p>
          </table:table-cell>
          <table:table-cell/>
          <table:table-cell office:value-type="float" office:value="13280">
            <text:p>13280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brokchqreceipt_JV.java</text:p>
          </table:table-cell>
          <table:table-cell/>
          <table:table-cell office:value-type="float" office:value="9672">
            <text:p>9672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brokchqreceipt_JV.java</text:p>
          </table:table-cell>
          <table:table-cell/>
          <table:table-cell office:value-type="float" office:value="9736">
            <text:p>9736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brokchqreceipt_JV.java</text:p>
          </table:table-cell>
          <table:table-cell/>
          <table:table-cell office:value-type="float" office:value="9781">
            <text:p>9781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function_brokchq_util.java</text:p>
          </table:table-cell>
          <table:table-cell/>
          <table:table-cell office:value-type="float" office:value="177">
            <text:p>177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function_brokchq_util.java</text:p>
          </table:table-cell>
          <table:table-cell/>
          <table:table-cell office:value-type="float" office:value="221">
            <text:p>221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function_brokchq_util.java</text:p>
          </table:table-cell>
          <table:table-cell/>
          <table:table-cell office:value-type="float" office:value="263">
            <text:p>263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function_brokchq_util.java</text:p>
          </table:table-cell>
          <table:table-cell/>
          <table:table-cell office:value-type="float" office:value="303">
            <text:p>303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function_brokchq_util.java</text:p>
          </table:table-cell>
          <table:table-cell/>
          <table:table-cell office:value-type="float" office:value="345">
            <text:p>345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function_brokchq_util.java</text:p>
          </table:table-cell>
          <table:table-cell/>
          <table:table-cell office:value-type="float" office:value="405">
            <text:p>405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FILE_GEN_DETAIL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bill_payutility.java</text:p>
          </table:table-cell>
          <table:table-cell/>
          <table:table-cell office:value-type="float" office:value="1070">
            <text:p>1070</text:p>
          </table:table-cell>
          <table:table-cell office:value-type="string">
            <text:p>sql_det = 'INSERT INTO FAS.FILE_GEN_DETAIL (ACCNO1,AMOUNT,ACNAME,CH_NO,DESC1,FILENO,VOU)' +</text:p>
          </table:table-cell>
          <table:table-cell table:number-columns-repeated="1014"/>
        </table:table-row>
        <table:table-row table:style-name="ro1">
          <table:table-cell office:value-type="string">
            <text:p>FILE_GEN_DETAIL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bill_payutility.java</text:p>
          </table:table-cell>
          <table:table-cell/>
          <table:table-cell office:value-type="float" office:value="1079">
            <text:p>1079</text:p>
          </table:table-cell>
          <table:table-cell office:value-type="string">
            <text:p>sql_det = 'INSERT INTO FAS.FILE_GEN_DETAIL (ACCNO1,AMOUNT,DESC1,FILENO,VOU) ' +</text:p>
          </table:table-cell>
          <table:table-cell table:number-columns-repeated="1014"/>
        </table:table-row>
        <table:table-row table:style-name="ro1">
          <table:table-cell office:value-type="string">
            <text:p>FILE_GEN_DETAIL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bill_payutility.java</text:p>
          </table:table-cell>
          <table:table-cell/>
          <table:table-cell office:value-type="float" office:value="1089">
            <text:p>1089</text:p>
          </table:table-cell>
          <table:table-cell office:value-type="string">
            <text:p>sql_det = 'INSERT INTO FAS.FILE_GEN_DETAIL (ACCNO1,AMOUNT,ACNAME,DESC1,IFS_CODE,FILENO,VOU) ' +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rocess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968">
            <text:p>968</text:p>
          </table:table-cell>
          <table:table-cell office:value-type="string">
            <text:p>stmt1='select firmname from fas.firm where firmcode=''+firmcode+''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rocess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1232">
            <text:p>1232</text:p>
          </table:table-cell>
          <table:table-cell office:value-type="string">
            <text:p>stmt1='select firmname from fas.firm where firmcode=''+firmcode+''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rocess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1589">
            <text:p>1589</text:p>
          </table:table-cell>
          <table:table-cell office:value-type="string">
            <text:p>stmt1='select firmname from fas.firm where firmcode=?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1302">
            <text:p>1302</text:p>
          </table:table-cell>
          <table:table-cell office:value-type="string">
            <text:p>stmt1 = 'select firmname from fas.firm where firmcode='' + firmcode + ''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1597">
            <text:p>1597</text:p>
          </table:table-cell>
          <table:table-cell office:value-type="string">
            <text:p>stmt1 = 'select firmname from fas.firm where firmcode='' + firmcode + ''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1992">
            <text:p>1992</text:p>
          </table:table-cell>
          <table:table-cell office:value-type="string">
            <text:p>stmt1 = 'select firmname from fas.firm where firmcode=?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2908">
            <text:p>2908</text:p>
          </table:table-cell>
          <table:table-cell office:value-type="string">
            <text:p>String SQLselect = ' SELECT FIRMCODE,FIRMNAME FROM FIRM WHERE IS_LOCKED = 0 ORDER BY FIRMNAME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bill_TR_NJP_Menu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2618">
            <text:p>2618</text:p>
          </table:table-cell>
          <table:table-cell office:value-type="string">
            <text:p>String SQLselect=' SELECT FIRMCODE,FIRMNAME FROM FIRM ORDER BY FIRMNAME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Bill_TR_NJP_Preview_ENROLL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1994">
            <text:p>1994</text:p>
          </table:table-cell>
          <table:table-cell office:value-type="string">
            <text:p>String SQLselect=' SELECT FIRMCODE,FIRMNAME FROM FIRM ORDER BY FIRMNAME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Bill_TR_NJP_Preview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2136">
            <text:p>2136</text:p>
          </table:table-cell>
          <table:table-cell office:value-type="string">
            <text:p>String SQLselect=' SELECT FIRMCODE,FIRMNAME FROM FIRM ORDER BY FIRMNAME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equeEntryDataManager.java</text:p>
          </table:table-cell>
          <table:table-cell/>
          <table:table-cell office:value-type="float" office:value="159">
            <text:p>159</text:p>
          </table:table-cell>
          <table:table-cell office:value-type="string">
            <text:p>LEFT JOIN FAS.FIRM FRM ON(FRM.FIRMCODE=BCM.FIRM_BR) '+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equeEntryDataManager.java</text:p>
          </table:table-cell>
          <table:table-cell/>
          <table:table-cell office:value-type="float" office:value="285">
            <text:p>285</text:p>
          </table:table-cell>
          <table:table-cell office:value-type="string">
            <text:p><text:s/>left JOIN FAS.FIRM F ON (F.FIRMCODE = MST.FIRM_BR) ' +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equeEntryDataManager.java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<text:s/>inner join FAS.FIRM F ON (F.FIRMCODE =TR.FIRM_JV) ' +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equeEntryDataManager.java</text:p>
          </table:table-cell>
          <table:table-cell/>
          <table:table-cell office:value-type="float" office:value="435">
            <text:p>435</text:p>
          </table:table-cell>
          <table:table-cell office:value-type="string">
            <text:p>+' inner join FAS.FIRM F ON (F.FIRMCODE =TR.FIRM_JV) '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equeEntryService.java</text:p>
          </table:table-cell>
          <table:table-cell/>
          <table:table-cell office:value-type="float" office:value="469">
            <text:p>469</text:p>
          </table:table-cell>
          <table:table-cell office:value-type="string">
            <text:p>strSelect2 +=' INNER JOIN FAS.FIRM FRM ON(FRM.FIRMCODE=BROK_CHQ_TRN.FIRM_JV)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brokchequeutility_JV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13430">
            <text:p>13430</text:p>
          </table:table-cell>
          <table:table-cell office:value-type="string">
            <text:p>String SQLselect=' SELECT FIRMCODE,FIRMNAME FROM FAS.FIRM WHERE IS_LOCKED = 0 ORDER BY FIRMNAME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_isLocked</text:p>
          </table:table-cell>
          <table:table-cell office:value-type="string">
            <text:p>N</text:p>
          </table:table-cell>
          <table:table-cell office:value-type="string">
            <text:p>BrokCheqUnAuthoDataManager.java</text:p>
          </table:table-cell>
          <table:table-cell/>
          <table:table-cell office:value-type="float" office:value="246">
            <text:p>246</text:p>
          </table:table-cell>
          <table:table-cell office:value-type="string">
            <text:p>sql = 'SELECT count(*) cnt FROM FAS.FIRM WHERE IS_LOCKED !=0 AND FIRMCODE IN ( SELECT * FROM THE( SELECT STR2TBL(:firmcode) FROM DUAL ))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_isLocked</text:p>
          </table:table-cell>
          <table:table-cell office:value-type="string">
            <text:p>N</text:p>
          </table:table-cell>
          <table:table-cell office:value-type="string">
            <text:p>BrokChqAuthorizationDataManager.java</text:p>
          </table:table-cell>
          <table:table-cell/>
          <table:table-cell office:value-type="float" office:value="322">
            <text:p>322</text:p>
          </table:table-cell>
          <table:table-cell office:value-type="string">
            <text:p>sql = 'SELECT count(*) cnt FROM FAS.FIRM WHERE IS_LOCKED !=0 AND FIRMCODE IN ( SELECT * FROM THE( SELECT STR2TBL(:firmcode) FROM DUAL ))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List&lt;FasFirmEntityBean&gt; FasFirmService.getFirm(natureType,asonDate,compId)</text:p>
          </table:table-cell>
          <table:table-cell office:value-type="float" office:value="1259">
            <text:p>1259</text:p>
          </table:table-cell>
          <table:table-cell office:value-type="string">
            <text:p>stmt3 = ' SELECT FIRMCODE FROM FAS.FIRM WHERE TO_DATE('' + fas_to_date + '','dd/mm/yyyy') BETWEEN STARTDT AND ENDDT AND FIRMNAME LIKE '%NJ%INDIAINVEST%'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List&lt;FasFirmEntityBean&gt; FasFirmService.getFirm(natureType,asonDate,compId)</text:p>
          </table:table-cell>
          <table:table-cell office:value-type="float" office:value="1604">
            <text:p>1604</text:p>
          </table:table-cell>
          <table:table-cell office:value-type="string">
            <text:p>stmt3 = ' SELECT FIRMCODE FROM FAS.FIRM WHERE TO_DATE('' + fas_incdate + '','dd/mm/yyyy') BETWEEN STARTDT AND ENDDT AND FIRMNAME LIKE '%NJ%INDIAINVEST%'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List&lt;FasFirmEntityBean&gt; FasFirmService.getFirm(natureType,asonDate,compId)</text:p>
          </table:table-cell>
          <table:table-cell office:value-type="float" office:value="1937">
            <text:p>1937</text:p>
          </table:table-cell>
          <table:table-cell office:value-type="string">
            <text:p>stmt3 = ' SELECT FIRMCODE FROM FAS.FIRM WHERE TO_DATE('' + fas_to_date + '','dd/mm/yyyy') BETWEEN STARTDT AND ENDDT AND FIRMNAME LIKE '%NJ%INDIAINVEST%'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firm</text:p>
          </table:table-cell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2885">
            <text:p>2885</text:p>
          </table:table-cell>
          <table:table-cell office:value-type="string">
            <text:p>String SQLselect=' SELECT FIRMCODE,FIRMNAME FROM FAS.FIRM WHERE IS_LOCKED = 0 ORDER BY FIRMNAME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firm</text:p>
          </table:table-cell>
          <table:table-cell office:value-type="string">
            <text:p>N</text:p>
          </table:table-cell>
          <table:table-cell office:value-type="string">
            <text:p>brokchqreport_JV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1467">
            <text:p>1467</text:p>
          </table:table-cell>
          <table:table-cell office:value-type="string">
            <text:p>String SQLselect=' SELECT FIRMCODE,FIRMNAME FROM FAS.FIRM WHERE IS_LOCKED = 0 ORDER BY FIRMNAME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firm jv</text:p>
          </table:table-cell>
          <table:table-cell office:value-type="string">
            <text:p>N</text:p>
          </table:table-cell>
          <table:table-cell office:value-type="string">
            <text:p>comboAcc.java</text:p>
          </table:table-cell>
          <table:table-cell office:value-type="string">
            <text:p>List&lt;FasFirmEntityBean&gt; FasFirmService.getFirm(nature,asonDate)</text:p>
          </table:table-cell>
          <table:table-cell office:value-type="float" office:value="316">
            <text:p>316</text:p>
          </table:table-cell>
          <table:table-cell office:value-type="string">
            <text:p>String SQLselect=' SELECT FIRMCODE FROM FIRM WHERE IS_LOCKED = 0 AND '' + firmdate.toString()+'' BETWEEN STARTDT AND ENDDT '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firm jv</text:p>
          </table:table-cell>
          <table:table-cell office:value-type="string">
            <text:p>N</text:p>
          </table:table-cell>
          <table:table-cell office:value-type="string">
            <text:p>comboFunctions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1128">
            <text:p>1128</text:p>
          </table:table-cell>
          <table:table-cell office:value-type="string">
            <text:p>String SQLselect = ' SELECT FIRMCODE,FIRMNAME FROM FIRM WHERE IS_LOCKED = 0 ORDER BY FIRMNAME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firm</text:p>
          </table:table-cell>
          <table:table-cell office:value-type="string">
            <text:p>N</text:p>
          </table:table-cell>
          <table:table-cell office:value-type="string">
            <text:p>comboFunctions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1174">
            <text:p>1174</text:p>
          </table:table-cell>
          <table:table-cell office:value-type="string">
            <text:p>String SQLselect = ' SELECT FIRMCODE,FIRMNAME FROM FIRM WHERE IS_LOCKED = 0 ORDER BY FIRMNAME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 office:value-type="string">
            <text:p>P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firm</text:p>
          </table:table-cell>
          <table:table-cell office:value-type="string">
            <text:p>N</text:p>
          </table:table-cell>
          <table:table-cell office:value-type="string">
            <text:p>comboFuntions.java</text:p>
          </table:table-cell>
          <table:table-cell/>
          <table:table-cell office:value-type="float" office:value="632">
            <text:p>632</text:p>
          </table:table-cell>
          <table:table-cell office:value-type="string">
            <text:p>SQLselect = 'SELECT FIRMCODE_JV,FIRMNAME FROM FAS.FIRM FR '+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fill combo using firmname</text:p>
          </table:table-cell>
          <table:table-cell office:value-type="string">
            <text:p>N</text:p>
          </table:table-cell>
          <table:table-cell office:value-type="string">
            <text:p>comboParty.java</text:p>
          </table:table-cell>
          <table:table-cell office:value-type="string">
            <text:p>List&lt;FasFirmEntityBean&gt; FasFirmService.getFirm(asonDate,natureType)</text:p>
          </table:table-cell>
          <table:table-cell office:value-type="float" office:value="318">
            <text:p>318</text:p>
          </table:table-cell>
          <table:table-cell office:value-type="string">
            <text:p>String SQLselect=' SELECT FIRMCODE FROM FIRM WHERE IS_LOCKED = 0 AND '' + firmdate.toString()+'' BETWEEN STARTDT AND ENDDT '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List&lt;FasFirmEntityBean&gt; FasFirmService.getFirm(natureType,asonDate,compId)</text:p>
          </table:table-cell>
          <table:table-cell office:value-type="float" office:value="129349">
            <text:p>129349</text:p>
          </table:table-cell>
          <table:table-cell office:value-type="string">
            <text:p>EXECUTE IMMEDIATE 'SELECT FIRMCODE FROM FAS.FIRM WHERE :1 BETWEEN STARTDT AND ENDDT AND COMP_ID = ''29''' INTO FIRMCODE USING RECDATE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List&lt;FasFirmEntityBean&gt; FasFirmService.getFirm(natureType,asonDate,compId)</text:p>
          </table:table-cell>
          <table:table-cell office:value-type="float" office:value="129363">
            <text:p>129363</text:p>
          </table:table-cell>
          <table:table-cell office:value-type="string">
            <text:p>EXECUTE IMMEDIATE 'SELECT FIRMCODE FROM FAS.FIRM WHERE :1 BETWEEN STARTDT AND ENDDT AND COMP_ID = ''29''' INTO FIRMCODE USING FASFROMDATE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EnetFolderName</text:p>
          </table:table-cell>
          <table:table-cell office:value-type="string">
            <text:p>N</text:p>
          </table:table-cell>
          <table:table-cell office:value-type="string">
            <text:p>function.java</text:p>
          </table:table-cell>
          <table:table-cell office:value-type="string">
            <text:p>List&lt;FasFirmEntityBean&gt; FasFirmService.getFirm(asonDate,natureType)</text:p>
          </table:table-cell>
          <table:table-cell office:value-type="float" office:value="3157">
            <text:p>3157</text:p>
          </table:table-cell>
          <table:table-cell office:value-type="string">
            <text:p>FROM FIRM ' +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BankReceiptReport</text:p>
          </table:table-cell>
          <table:table-cell office:value-type="string">
            <text:p>Y</text:p>
          </table:table-cell>
          <table:table-cell office:value-type="string">
            <text:p>HeadMasterManager.java</text:p>
          </table:table-cell>
          <table:table-cell/>
          <table:table-cell office:value-type="float" office:value="304">
            <text:p>304</text:p>
          </table:table-cell>
          <table:table-cell office:value-type="string">
            <text:p>+ ' inner join FAS.FIRM frm on (frm.FIRMCODE = hm.FIRMCODE_BANK)'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JVRuleReport</text:p>
          </table:table-cell>
          <table:table-cell office:value-type="string">
            <text:p>Y</text:p>
          </table:table-cell>
          <table:table-cell office:value-type="string">
            <text:p>HeadMasterManager.java</text:p>
          </table:table-cell>
          <table:table-cell/>
          <table:table-cell office:value-type="float" office:value="367">
            <text:p>367</text:p>
          </table:table-cell>
          <table:table-cell office:value-type="string">
            <text:p>+ ' INNER JOIN FAS.FIRM FRM ON (HM.FIRMCODE_JV= FRM.FIRMCODE)'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4615">
            <text:p>4615</text:p>
          </table:table-cell>
          <table:table-cell office:value-type="string">
            <text:p>String SQLselect=' SELECT FIRMCODE,FIRMNAME FROM FIRM WHERE IS_LOCKED = 0 ORDER BY FIRMNAME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4646">
            <text:p>4646</text:p>
          </table:table-cell>
          <table:table-cell office:value-type="string">
            <text:p>String SQLselect=' SELECT FIRMCODE,FIRMNAME FROM FIRM WHERE IS_LOCKED = 0 ORDER BY FIRMNAME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Firm_JV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4682">
            <text:p>4682</text:p>
          </table:table-cell>
          <table:table-cell office:value-type="string">
            <text:p>String SQLselect=' SELECT FIRMCODE,FIRMNAME FROM FIRM WHERE IS_LOCKED = 0 ORDER BY FIRMNAME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Firm_JV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4715">
            <text:p>4715</text:p>
          </table:table-cell>
          <table:table-cell office:value-type="string">
            <text:p>String SQLselect=' SELECT FIRMCODE,FIRMNAME FROM FIRM WHERE IS_LOCKED = 0 ORDER BY FIRMNAME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print_tr_bill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1326">
            <text:p>1326</text:p>
          </table:table-cell>
          <table:table-cell office:value-type="string">
            <text:p>String SQLselect=' SELECT FIRMCODE,FIRMNAME FROM FIRM WHERE IS_LOCKED = 0 ORDER BY FIRMNAME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772">
            <text:p>772</text:p>
          </table:table-cell>
          <table:table-cell office:value-type="string">
            <text:p>stmt1='select firmname from fas.firm where firmcode=''+firmcode+''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975">
            <text:p>975</text:p>
          </table:table-cell>
          <table:table-cell office:value-type="string">
            <text:p>stmt1='select firmname from fas.firm where firmcode=''+firmcode+''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1242">
            <text:p>1242</text:p>
          </table:table-cell>
          <table:table-cell office:value-type="string">
            <text:p>stmt1='select firmname from fas.firm where firmcode=?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770">
            <text:p>770</text:p>
          </table:table-cell>
          <table:table-cell office:value-type="string">
            <text:p>stmt1='select firmname from fas.firm where firmcode=''+firmcode+''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974">
            <text:p>974</text:p>
          </table:table-cell>
          <table:table-cell office:value-type="string">
            <text:p>stmt1='select firmname from fas.firm where firmcode=''+firmcode+''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1248">
            <text:p>1248</text:p>
          </table:table-cell>
          <table:table-cell office:value-type="string">
            <text:p>stmt1='select firmname from fas.firm where firmcode=?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WA_Bill_Entry_PartnerModel.java</text:p>
          </table:table-cell>
          <table:table-cell office:value-type="string">
            <text:p>List&lt;FasFirmEntityBean&gt; FasFirmService.getFirm(natureType,asonDate,compId)</text:p>
          </table:table-cell>
          <table:table-cell office:value-type="float" office:value="33">
            <text:p>33</text:p>
          </table:table-cell>
          <table:table-cell office:value-type="string">
            <text:p>String SQLselect=' SELECT FIRMCODE FROM FIRM WHERE IS_LOCKED = 0 ' +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WA_Bill_Entry_PartnerModel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45">
            <text:p>45</text:p>
          </table:table-cell>
          <table:table-cell office:value-type="string">
            <text:p>SQLselect=' SELECT FIRMCODE FROM FIRM WHERE IS_LOCKED = 0 ' +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 office:value-type="string">
            <text:p>P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WA_Bill_Entry_PartnerModel.java</text:p>
          </table:table-cell>
          <table:table-cell office:value-type="string">
            <text:p>N</text:p>
          </table:table-cell>
          <table:table-cell office:value-type="float" office:value="125">
            <text:p>125</text:p>
          </table:table-cell>
          <table:table-cell office:value-type="string">
            <text:p><text:s/>AND PM.FIRMCODE IN(SELECT FIRMCODE FROM FIRM WHERE IS_LOCKED = 0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,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AUMTransferEntity.java</text:p>
          </table:table-cell>
          <table:table-cell/>
          <table:table-cell office:value-type="float" office:value="1181">
            <text:p>1181</text:p>
          </table:table-cell>
          <table:table-cell office:value-type="string">
            <text:p>String sql='SELECT COUNT(BILLNO) CNT 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join</text:p>
          </table:table-cell>
          <table:table-cell office:value-type="string">
            <text:p>Y</text:p>
          </table:table-cell>
          <table:table-cell office:value-type="string">
            <text:p>bill_pay_utility_ENET.java</text:p>
          </table:table-cell>
          <table:table-cell/>
          <table:table-cell office:value-type="float" office:value="266">
            <text:p>266</text:p>
          </table:table-cell>
          <table:table-cell office:value-type="string">
            <text:p>SqlPay += ' INNER JOIN FAS.LEDGER FL ON (FL.BILLNO = BILLMST.BILLNO)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U</text:p>
          </table:table-cell>
          <table:table-cell/>
          <table:table-cell office:value-type="string">
            <text:p>N</text:p>
          </table:table-cell>
          <table:table-cell office:value-type="string">
            <text:p>bill_pay_utility_ENET.java</text:p>
          </table:table-cell>
          <table:table-cell/>
          <table:table-cell office:value-type="float" office:value="594">
            <text:p>594</text:p>
          </table:table-cell>
          <table:table-cell office:value-type="string">
            <text:p>StrSql1 = ' UPDATE FAS.LEDGER SET FILENO=?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ay_utility_ENET.java</text:p>
          </table:table-cell>
          <table:table-cell/>
          <table:table-cell office:value-type="float" office:value="620">
            <text:p>620</text:p>
          </table:table-cell>
          <table:table-cell office:value-type="string">
            <text:p>sqllog11='SELECT VOU FROM FAS.LEDGER ' 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Join</text:p>
          </table:table-cell>
          <table:table-cell office:value-type="string">
            <text:p>Y</text:p>
          </table:table-cell>
          <table:table-cell office:value-type="string">
            <text:p>bill_pay_utility_ENET.java</text:p>
          </table:table-cell>
          <table:table-cell/>
          <table:table-cell office:value-type="float" office:value="1410">
            <text:p>1410</text:p>
          </table:table-cell>
          <table:table-cell office:value-type="string">
            <text:p><text:s/>FROM FAS.LEDGER FL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ayment_utility.java</text:p>
          </table:table-cell>
          <table:table-cell/>
          <table:table-cell office:value-type="float" office:value="1332">
            <text:p>1332</text:p>
          </table:table-cell>
          <table:table-cell office:value-type="string">
            <text:p>Sql_Accode += ' FROM FAS.LEDGER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bill_payment_utility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344">
            <text:p>1344</text:p>
          </table:table-cell>
          <table:table-cell office:value-type="string">
            <text:p>Sql_Insert_Led = 'INSERT INTO FAS.LEDGER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bill_payment_utility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364">
            <text:p>1364</text:p>
          </table:table-cell>
          <table:table-cell office:value-type="string">
            <text:p>Sql_chq_charge_jv = ' INSERT INTO FAS.LEDGER (firmcode,vou,trdate,accode,debit,credit,partycode,ch_no,draft,desc1,tdstype,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Distinct vou from billno</text:p>
          </table:table-cell>
          <table:table-cell office:value-type="string">
            <text:p>N</text:p>
          </table:table-cell>
          <table:table-cell office:value-type="string">
            <text:p>bill_payment_utility.java</text:p>
          </table:table-cell>
          <table:table-cell/>
          <table:table-cell office:value-type="float" office:value="1413">
            <text:p>1413</text:p>
          </table:table-cell>
          <table:table-cell office:value-type="string">
            <text:p>Sql_JV_LinkVOU += ' FROM FAS.LEDGER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get cnt using LPAD(CH_NO,10,'0')=LPAD(?,10,'0') &amp; party code</text:p>
          </table:table-cell>
          <table:table-cell office:value-type="string">
            <text:p>N</text:p>
          </table:table-cell>
          <table:table-cell office:value-type="string">
            <text:p>bill_payment_utility.java</text:p>
          </table:table-cell>
          <table:table-cell/>
          <table:table-cell office:value-type="float" office:value="2175">
            <text:p>2175</text:p>
          </table:table-cell>
          <table:table-cell office:value-type="string">
            <text:p>stmt += ' FROM FAS.LEDGER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ayutility.java</text:p>
          </table:table-cell>
          <table:table-cell/>
          <table:table-cell office:value-type="float" office:value="1193">
            <text:p>1193</text:p>
          </table:table-cell>
          <table:table-cell office:value-type="string">
            <text:p>sqllog11 = 'SELECT VOU 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df_AM.java</text:p>
          </table:table-cell>
          <table:table-cell/>
          <table:table-cell office:value-type="float" office:value="527">
            <text:p>527</text:p>
          </table:table-cell>
          <table:table-cell office:value-type="string">
            <text:p>String sqlCH_NO = ' SELECT VOU,TRDATE,ACCODE,CREDIT,CH_NO,DRAFT 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df_RP.java</text:p>
          </table:table-cell>
          <table:table-cell/>
          <table:table-cell office:value-type="float" office:value="472">
            <text:p>472</text:p>
          </table:table-cell>
          <table:table-cell office:value-type="string">
            <text:p>String sqlCH_NO = ' SELECT VOU,TRDATE,ACCODE,CREDIT,CH_NO,DRAFT 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df_tr.java</text:p>
          </table:table-cell>
          <table:table-cell/>
          <table:table-cell office:value-type="float" office:value="517">
            <text:p>517</text:p>
          </table:table-cell>
          <table:table-cell office:value-type="string">
            <text:p>String sqlCH_NO = ' SELECT VOU,TRDATE,ACCODE,CREDIT,CH_NO,DRAFT 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df_trAM.java</text:p>
          </table:table-cell>
          <table:table-cell/>
          <table:table-cell office:value-type="float" office:value="516">
            <text:p>516</text:p>
          </table:table-cell>
          <table:table-cell office:value-type="string">
            <text:p>String sqlCH_NO = ' SELECT VOU,TRDATE,ACCODE,CREDIT,CH_NO,DRAFT 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df_uf.java</text:p>
          </table:table-cell>
          <table:table-cell/>
          <table:table-cell office:value-type="float" office:value="552">
            <text:p>552</text:p>
          </table:table-cell>
          <table:table-cell office:value-type="string">
            <text:p>String sqlCH_NO = ' SELECT VOU,TRDATE,ACCODE,CREDIT,CH_NO,DRAFT 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Y</text:p>
          </table:table-cell>
          <table:table-cell office:value-type="string">
            <text:p>bill_pdf_VP.java</text:p>
          </table:table-cell>
          <table:table-cell/>
          <table:table-cell office:value-type="float" office:value="339">
            <text:p>339</text:p>
          </table:table-cell>
          <table:table-cell office:value-type="string">
            <text:p><text:s/>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df_VP.java</text:p>
          </table:table-cell>
          <table:table-cell/>
          <table:table-cell office:value-type="float" office:value="3261">
            <text:p>3261</text:p>
          </table:table-cell>
          <table:table-cell office:value-type="string">
            <text:p>StrSql=' SELECT VOU,TRDATE,ACCODE,CREDIT,CH_NO,DRAFT FROM LEDGER WHERE billno=''+billno+'' AND credit!=0 AND TRNTYPE='BP' ORDER BY CREDIT DESC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df_WP.java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String sqlCH_NO = ' SELECT VOU,TRDATE,ACCODE,CREDIT,CH_NO,DRAFT 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get sum(credit)</text:p>
          </table:table-cell>
          <table:table-cell office:value-type="string">
            <text:p>Y</text:p>
          </table:table-cell>
          <table:table-cell office:value-type="string">
            <text:p>Bill_TR_NJP_Preview_ENROLL.java</text:p>
          </table:table-cell>
          <table:table-cell/>
          <table:table-cell office:value-type="float" office:value="1502">
            <text:p>1502</text:p>
          </table:table-cell>
          <table:table-cell office:value-type="string">
            <text:p>stmt = ' SELECT sum(CREDIT) FROM LEDGER WHERE TRDATE BETWEEN TO_DATE( ? ,'YYYY/MM/DD') AND TO_DATE( ? ,'YYYY/MM/DD')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Y</text:p>
          </table:table-cell>
          <table:table-cell office:value-type="string">
            <text:p>Bill_TR_NJP_Preview.java</text:p>
          </table:table-cell>
          <table:table-cell/>
          <table:table-cell office:value-type="float" office:value="1643">
            <text:p>1643</text:p>
          </table:table-cell>
          <table:table-cell office:value-type="string">
            <text:p>stmt = ' SELECT sum(CREDIT) FROM LEDGER WHERE TRDATE BETWEEN TO_DATE( ? ,'YYYY/MM/DD') AND TO_DATE( ? ,'YYYY/MM/DD')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Y</text:p>
          </table:table-cell>
          <table:table-cell office:value-type="string">
            <text:p>bill_UF_NJP_preview_pro.java</text:p>
          </table:table-cell>
          <table:table-cell/>
          <table:table-cell office:value-type="float" office:value="954">
            <text:p>954</text:p>
          </table:table-cell>
          <table:table-cell office:value-type="string">
            <text:p>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Y</text:p>
          </table:table-cell>
          <table:table-cell office:value-type="string">
            <text:p>bill_UF_NJP_preview.java</text:p>
          </table:table-cell>
          <table:table-cell/>
          <table:table-cell office:value-type="float" office:value="992">
            <text:p>992</text:p>
          </table:table-cell>
          <table:table-cell office:value-type="string">
            <text:p>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UF_NJP_print.java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StrSql=' SELECT VOU,TRDATE,ACCODE,CREDIT,CH_NO,DRAFT FROM 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Insert into leadger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782">
            <text:p>178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806">
            <text:p>180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862">
            <text:p>186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877">
            <text:p>187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936">
            <text:p>193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952">
            <text:p>195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009">
            <text:p>200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024">
            <text:p>202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082">
            <text:p>208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101">
            <text:p>2101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159">
            <text:p>215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174">
            <text:p>217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231">
            <text:p>2231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248">
            <text:p>2248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get cnt using LPAD(CH_NO,10,'0')=LPAD(?,10,'0') &amp; party code</text:p>
          </table:table-cell>
          <table:table-cell office:value-type="string">
            <text:p>Y</text:p>
          </table:table-cell>
          <table:table-cell office:value-type="string">
            <text:p>bill_UF_NJP_save.java</text:p>
          </table:table-cell>
          <table:table-cell/>
          <table:table-cell office:value-type="float" office:value="1234">
            <text:p>1234</text:p>
          </table:table-cell>
          <table:table-cell office:value-type="string">
            <text:p>stmt = ' SELECT count(*) FROM FAS.LEDGER WHERE LPAD(CH_NO,10,'0')=LPAD(?,10,'0') and PARTYCODE=''+bankcode+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Ledger_detail</text:p>
          </table:table-cell>
          <table:table-cell office:value-type="string">
            <text:p>Y</text:p>
          </table:table-cell>
          <table:table-cell office:value-type="string">
            <text:p>Brok_ledService_new.java</text:p>
          </table:table-cell>
          <table:table-cell/>
          <table:table-cell office:value-type="float" office:value="228">
            <text:p>228</text:p>
          </table:table-cell>
          <table:table-cell office:value-type="string">
            <text:p><text:s/>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Chq_jvdate</text:p>
          </table:table-cell>
          <table:table-cell office:value-type="string">
            <text:p>N</text:p>
          </table:table-cell>
          <table:table-cell office:value-type="string">
            <text:p>Brok_ledService_new.java</text:p>
          </table:table-cell>
          <table:table-cell/>
          <table:table-cell office:value-type="float" office:value="259">
            <text:p>259</text:p>
          </table:table-cell>
          <table:table-cell office:value-type="string">
            <text:p><text:s/>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Fileno</text:p>
          </table:table-cell>
          <table:table-cell office:value-type="string">
            <text:p>Y</text:p>
          </table:table-cell>
          <table:table-cell office:value-type="string">
            <text:p>Brok_ledService_new.java</text:p>
          </table:table-cell>
          <table:table-cell/>
          <table:table-cell office:value-type="float" office:value="288">
            <text:p>288</text:p>
          </table:table-cell>
          <table:table-cell office:value-type="string">
            <text:p><text:s/>FROM FAS.LEDGER FL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Ledger_detail</text:p>
          </table:table-cell>
          <table:table-cell office:value-type="string">
            <text:p>Y</text:p>
          </table:table-cell>
          <table:table-cell office:value-type="string">
            <text:p>Brok_ledService.java</text:p>
          </table:table-cell>
          <table:table-cell/>
          <table:table-cell office:value-type="float" office:value="297">
            <text:p>297</text:p>
          </table:table-cell>
          <table:table-cell office:value-type="string">
            <text:p><text:s/>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Chq_jvdate</text:p>
          </table:table-cell>
          <table:table-cell office:value-type="string">
            <text:p>N</text:p>
          </table:table-cell>
          <table:table-cell office:value-type="string">
            <text:p>Brok_ledService.java</text:p>
          </table:table-cell>
          <table:table-cell/>
          <table:table-cell office:value-type="float" office:value="329">
            <text:p>329</text:p>
          </table:table-cell>
          <table:table-cell office:value-type="string">
            <text:p><text:s/>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Fileno</text:p>
          </table:table-cell>
          <table:table-cell office:value-type="string">
            <text:p>Y</text:p>
          </table:table-cell>
          <table:table-cell office:value-type="string">
            <text:p>Brok_ledService.java</text:p>
          </table:table-cell>
          <table:table-cell/>
          <table:table-cell office:value-type="float" office:value="358">
            <text:p>358</text:p>
          </table:table-cell>
          <table:table-cell office:value-type="string">
            <text:p><text:s/>FROM FAS.LEDGER FL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PendingJVReport USING rollingup &amp; group by</text:p>
          </table:table-cell>
          <table:table-cell office:value-type="string">
            <text:p>Y</text:p>
          </table:table-cell>
          <table:table-cell office:value-type="string">
            <text:p>BrokCheqJVReportDataManager.java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+ ' INNER JOIN fas.LEDGER L ON (det.vou = L.vou AND L.TDSTYPE != 'T' AND l.debit != 0) 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PendingJVReportSummary</text:p>
          </table:table-cell>
          <table:table-cell office:value-type="string">
            <text:p>Y</text:p>
          </table:table-cell>
          <table:table-cell office:value-type="string">
            <text:p>BrokCheqJVReportDataManager.java</text:p>
          </table:table-cell>
          <table:table-cell/>
          <table:table-cell office:value-type="float" office:value="106">
            <text:p>106</text:p>
          </table:table-cell>
          <table:table-cell office:value-type="string">
            <text:p>+ ' INNER JOIN fas.LEDGER L ON (det.vou = L.vou AND L.TDSTYPE != 'T' AND l.debit != 0) 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BalanceAmount(using DBLink)</text:p>
          </table:table-cell>
          <table:table-cell office:value-type="string">
            <text:p>Y</text:p>
          </table:table-cell>
          <table:table-cell office:value-type="string">
            <text:p>BrokChequeEntryDataManager.java</text:p>
          </table:table-cell>
          <table:table-cell/>
          <table:table-cell office:value-type="float" office:value="173">
            <text:p>173</text:p>
          </table:table-cell>
          <table:table-cell office:value-type="string">
            <text:p>String fasSelect = 'SELECT DEBIT FROM FAS.LEDGER L inner join MFUND.PRODUCT_MST'+cf.get_Db_link(req, 'oracle', 'mfund')+' Mf ON (L.PRODTYPE = Mf.PRODTYPE) WHERE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BalanceAmountEdit(same above)</text:p>
          </table:table-cell>
          <table:table-cell office:value-type="string">
            <text:p>Y</text:p>
          </table:table-cell>
          <table:table-cell office:value-type="string">
            <text:p>BrokChequeEntryDataManager.java</text:p>
          </table:table-cell>
          <table:table-cell/>
          <table:table-cell office:value-type="float" office:value="197">
            <text:p>197</text:p>
          </table:table-cell>
          <table:table-cell office:value-type="string">
            <text:p>String fasSelect = 'SELECT DEBIT FROM FAS.LEDGER L inner join MFUND.PRODUCT_MST'+cf.get_Db_link(req, 'oracle', 'mfund')+' Mf ON (L.PRODTYPE = Mf.PRODTYPE) WHERE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PendingJVReport USING rollingup &amp; group by</text:p>
          </table:table-cell>
          <table:table-cell office:value-type="string">
            <text:p>Y</text:p>
          </table:table-cell>
          <table:table-cell office:value-type="string">
            <text:p>BrokChequeEntryDataManager.java</text:p>
          </table:table-cell>
          <table:table-cell/>
          <table:table-cell office:value-type="float" office:value="370">
            <text:p>370</text:p>
          </table:table-cell>
          <table:table-cell office:value-type="string">
            <text:p>+ ' INNER JOIN fas.LEDGER L ON (det.vou = L.vou AND L.TDSTYPE != 'T' AND l.debit != 0) 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equeEntryDataManager.java</text:p>
          </table:table-cell>
          <table:table-cell/>
          <table:table-cell office:value-type="float" office:value="371">
            <text:p>371</text:p>
          </table:table-cell>
          <table:table-cell office:value-type="string">
            <text:p>+ ' LEFT JOIN fas.LEDGER L1 ON (DET.VOU_TDS = L1.VOU AND l1.debit != 0 AND L1.TDSTYPE = 'T') 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FasData</text:p>
          </table:table-cell>
          <table:table-cell office:value-type="string">
            <text:p>Y</text:p>
          </table:table-cell>
          <table:table-cell office:value-type="string">
            <text:p>BrokCheqUnAuthoDataManager.java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+ ' FROM FAS.LEDGER LD 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eqUnAuthoDataManager.java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+ 'FROM FAS.LEDGER LD 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qAuthorizationDataManager.java</text:p>
          </table:table-cell>
          <table:table-cell/>
          <table:table-cell office:value-type="float" office:value="222">
            <text:p>222</text:p>
          </table:table-cell>
          <table:table-cell office:value-type="string">
            <text:p>+ 'FROM FAS.LEDGER LD 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45">
            <text:p>445</text:p>
          </table:table-cell>
          <table:table-cell office:value-type="string">
            <text:p>Ledger ledger = new Ledger()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72">
            <text:p>472</text:p>
          </table:table-cell>
          <table:table-cell office:value-type="string">
            <text:p>Ledger ledger1 = new Ledger()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89">
            <text:p>489</text:p>
          </table:table-cell>
          <table:table-cell office:value-type="string">
            <text:p>Ledger ledger = new Ledger()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523">
            <text:p>523</text:p>
          </table:table-cell>
          <table:table-cell office:value-type="string">
            <text:p>Ledger ledger = new Ledger()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579">
            <text:p>579</text:p>
          </table:table-cell>
          <table:table-cell office:value-type="string">
            <text:p>Ledger ledger1 = new Ledger()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601">
            <text:p>601</text:p>
          </table:table-cell>
          <table:table-cell office:value-type="string">
            <text:p>Ledger ledger = new Ledger()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634">
            <text:p>634</text:p>
          </table:table-cell>
          <table:table-cell office:value-type="string">
            <text:p>Ledger ledger = new Ledger()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661">
            <text:p>661</text:p>
          </table:table-cell>
          <table:table-cell office:value-type="string">
            <text:p>Ledger ledger = new Ledger()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722">
            <text:p>722</text:p>
          </table:table-cell>
          <table:table-cell office:value-type="string">
            <text:p>Ledger ledger = new Ledger()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751">
            <text:p>751</text:p>
          </table:table-cell>
          <table:table-cell office:value-type="string">
            <text:p>Ledger ledger = new Ledger()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qauthorized_JV.java</text:p>
          </table:table-cell>
          <table:table-cell/>
          <table:table-cell office:value-type="float" office:value="694">
            <text:p>694</text:p>
          </table:table-cell>
          <table:table-cell office:value-type="string">
            <text:p>stmt1 += ' FROM FAS.LEDGER LD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join itself</text:p>
          </table:table-cell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/>
          <table:table-cell office:value-type="float" office:value="1911">
            <text:p>1911</text:p>
          </table:table-cell>
          <table:table-cell office:value-type="string">
            <text:p>INNER JOIN FAS.LEDGER LD ON (LD.VOU=LV.VOU) '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U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/>
          <table:table-cell office:value-type="float" office:value="1926">
            <text:p>1926</text:p>
          </table:table-cell>
          <table:table-cell office:value-type="string">
            <text:p>stmt1 = 'UPDATE FAS.LEDGER SET CH_NO = ? WHERE VOU = ?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D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/>
          <table:table-cell office:value-type="float" office:value="2111">
            <text:p>2111</text:p>
          </table:table-cell>
          <table:table-cell office:value-type="string">
            <text:p>stmt1 = ' DELETE FROM FAS.LEDGER WHERE VOU='' + rad2 + 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/>
          <table:table-cell office:value-type="float" office:value="2164">
            <text:p>2164</text:p>
          </table:table-cell>
          <table:table-cell office:value-type="string">
            <text:p>stmt1 = ' DELETE FROM FAS.LEDGER WHERE VOU='' + rad1 + 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U</text:p>
          </table:table-cell>
          <table:table-cell/>
          <table:table-cell office:value-type="string">
            <text:p>N</text:p>
          </table:table-cell>
          <table:table-cell office:value-type="string">
            <text:p>brokchqreceipt_save.java</text:p>
          </table:table-cell>
          <table:table-cell/>
          <table:table-cell office:value-type="float" office:value="870">
            <text:p>870</text:p>
          </table:table-cell>
          <table:table-cell office:value-type="string">
            <text:p>str2 = ' update fas.ledger set debit=' + rs2.getDouble('AMT') + ',DESC1 = ? where vou = '' + rs2.getString('VOU') + '' and PARTYCODE='' + rs2.getString('INC_HEAD') + ''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U</text:p>
          </table:table-cell>
          <table:table-cell/>
          <table:table-cell office:value-type="string">
            <text:p>N</text:p>
          </table:table-cell>
          <table:table-cell office:value-type="string">
            <text:p>brokchqreceipt_save.java</text:p>
          </table:table-cell>
          <table:table-cell/>
          <table:table-cell office:value-type="float" office:value="876">
            <text:p>876</text:p>
          </table:table-cell>
          <table:table-cell office:value-type="string">
            <text:p>str2 = ' update fas.ledger set credit=' + rs2.getDouble('AMT') + ',DESC1 = ? where vou = '' + rs2.getString('VOU') + '' and ACCODE='' + rs2.getString('INC_HEAD') + ''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U</text:p>
          </table:table-cell>
          <table:table-cell/>
          <table:table-cell office:value-type="string">
            <text:p>N</text:p>
          </table:table-cell>
          <table:table-cell office:value-type="string">
            <text:p>brokchqreceipt_save.java</text:p>
          </table:table-cell>
          <table:table-cell/>
          <table:table-cell office:value-type="float" office:value="1009">
            <text:p>1009</text:p>
          </table:table-cell>
          <table:table-cell office:value-type="string">
            <text:p>str2 = ' update fas.ledger set debit=' + Float.parseFloat((String) tds_list.get(cnt)) + ',DESC1 = ?,TDS='+ Float.parseFloat((String) tds_list.get(cnt))+' where vou = '' + rs2.getString('VOU') + '' and PARTYCODE='' + rs3.getString('INC_HEAD') + 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U</text:p>
          </table:table-cell>
          <table:table-cell/>
          <table:table-cell office:value-type="string">
            <text:p>N</text:p>
          </table:table-cell>
          <table:table-cell office:value-type="string">
            <text:p>brokchqreceipt_save.java</text:p>
          </table:table-cell>
          <table:table-cell/>
          <table:table-cell office:value-type="float" office:value="1016">
            <text:p>1016</text:p>
          </table:table-cell>
          <table:table-cell office:value-type="string">
            <text:p>str2 = ' update fas.ledger set credit=' + Float.parseFloat((String) tds_list.get(cnt)) + ',DESC1 = ?,TDS=' + Float.parseFloat((String) tds_list.get(cnt)) +' where vou = '' + rs2.getString('VOU') + '' and ACCODE='' + rs3.getString('INC_HEAD') + 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qreport_JV.java</text:p>
          </table:table-cell>
          <table:table-cell/>
          <table:table-cell office:value-type="float" office:value="1196">
            <text:p>1196</text:p>
          </table:table-cell>
          <table:table-cell office:value-type="string">
            <text:p>iner_query.append(' inner join fas.LEDGER l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qreport_JV.java</text:p>
          </table:table-cell>
          <table:table-cell/>
          <table:table-cell office:value-type="float" office:value="1202">
            <text:p>1202</text:p>
          </table:table-cell>
          <table:table-cell office:value-type="string">
            <text:p>iner_query.append(' left join fas.LEDGER l1 on (lv1.vou = l1.vou )')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Enet_file_cancel.java</text:p>
          </table:table-cell>
          <table:table-cell/>
          <table:table-cell office:value-type="float" office:value="354">
            <text:p>354</text:p>
          </table:table-cell>
          <table:table-cell office:value-type="string">
            <text:p>String sqllog11='SELECT VOU FROM FAS.LEDGER WHERE FILENO=? AND DEBIT &lt;&gt; 0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U</text:p>
          </table:table-cell>
          <table:table-cell/>
          <table:table-cell office:value-type="string">
            <text:p>N</text:p>
          </table:table-cell>
          <table:table-cell office:value-type="string">
            <text:p>Enet_file_cancel.java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sqlUpdate1 = ' UPDATE FAS.LEDGER SET FILENO='',MARK='N' WHERE FILENO = ?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fetchfileledger_sum</text:p>
          </table:table-cell>
          <table:table-cell office:value-type="string">
            <text:p>N</text:p>
          </table:table-cell>
          <table:table-cell office:value-type="string">
            <text:p>enetfilecancelModel.java</text:p>
          </table:table-cell>
          <table:table-cell/>
          <table:table-cell office:value-type="float" office:value="124">
            <text:p>124</text:p>
          </table:table-cell>
          <table:table-cell office:value-type="string">
            <text:p><text:s/>FROM 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fetchfilebankrec_sum</text:p>
          </table:table-cell>
          <table:table-cell office:value-type="string">
            <text:p>N</text:p>
          </table:table-cell>
          <table:table-cell office:value-type="string">
            <text:p>enetfilecancelModel.java</text:p>
          </table:table-cell>
          <table:table-cell/>
          <table:table-cell office:value-type="float" office:value="155">
            <text:p>155</text:p>
          </table:table-cell>
          <table:table-cell office:value-type="string">
            <text:p><text:s/>FROM 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enetfilecancelModel.java</text:p>
          </table:table-cell>
          <table:table-cell/>
          <table:table-cell office:value-type="float" office:value="187">
            <text:p>187</text:p>
          </table:table-cell>
          <table:table-cell office:value-type="string">
            <text:p><text:s/>FROM 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filecanel_Query</text:p>
          </table:table-cell>
          <table:table-cell office:value-type="string">
            <text:p>N</text:p>
          </table:table-cell>
          <table:table-cell office:value-type="string">
            <text:p>enetfilecancelModel.java</text:p>
          </table:table-cell>
          <table:table-cell/>
          <table:table-cell office:value-type="float" office:value="263">
            <text:p>263</text:p>
          </table:table-cell>
          <table:table-cell office:value-type="string">
            <text:p>sqllog11 = 'SELECT VOU FROM LEDGER WHERE FILENO = :fileno AND DEBIT &lt;&gt; 0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U</text:p>
          </table:table-cell>
          <table:table-cell office:value-type="string">
            <text:p>filecanel_Query</text:p>
          </table:table-cell>
          <table:table-cell office:value-type="string">
            <text:p>N</text:p>
          </table:table-cell>
          <table:table-cell office:value-type="string">
            <text:p>enetfilecancelModel.java</text:p>
          </table:table-cell>
          <table:table-cell/>
          <table:table-cell office:value-type="float" office:value="265">
            <text:p>265</text:p>
          </table:table-cell>
          <table:table-cell office:value-type="string">
            <text:p>sqlUpdate1 = ' UPDATE LEDGER SET FILENO=NULL,MARK='N' WHERE FILENO = :fileno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3991">
            <text:p>23991</text:p>
          </table:table-cell>
          <table:table-cell office:value-type="string">
            <text:p>INSERT INTO FAS.LEDGER (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3999">
            <text:p>23999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where accode in</text:p>
          </table:table-cell>
          <table:table-cell office:value-type="string">
            <text:p>fas_in_mfund.sql</text:p>
          </table:table-cell>
          <table:table-cell/>
          <table:table-cell office:value-type="float" office:value="24074">
            <text:p>24074</text:p>
          </table:table-cell>
          <table:table-cell office:value-type="string">
            <text:p>FROM FAS.LEDGER WHERE BILLNO=:1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090">
            <text:p>24090</text:p>
          </table:table-cell>
          <table:table-cell office:value-type="string">
            <text:p>INSERT INTO FAS.LEDGER (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098">
            <text:p>24098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where accode in</text:p>
          </table:table-cell>
          <table:table-cell office:value-type="string">
            <text:p>fas_in_mfund.sql</text:p>
          </table:table-cell>
          <table:table-cell/>
          <table:table-cell office:value-type="float" office:value="24175">
            <text:p>24175</text:p>
          </table:table-cell>
          <table:table-cell office:value-type="string">
            <text:p>FROM FAS.LEDGER WHERE BILLNO=:1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191">
            <text:p>24191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24199">
            <text:p>24199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where accode in</text:p>
          </table:table-cell>
          <table:table-cell office:value-type="string">
            <text:p>fas_in_mfund.sql</text:p>
          </table:table-cell>
          <table:table-cell/>
          <table:table-cell office:value-type="float" office:value="24278">
            <text:p>24278</text:p>
          </table:table-cell>
          <table:table-cell office:value-type="string">
            <text:p>FROM FAS.LEDGER WHERE BILLNO=:1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296">
            <text:p>24296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304">
            <text:p>24304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331">
            <text:p>24331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339">
            <text:p>24339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367">
            <text:p>24367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375">
            <text:p>24375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404">
            <text:p>24404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412">
            <text:p>24412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440">
            <text:p>24440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448">
            <text:p>24448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25292">
            <text:p>25292</text:p>
          </table:table-cell>
          <table:table-cell office:value-type="string">
            <text:p>EXECUTE IMMEDIATE ' SELECT NVL(SUM(DEBIT),0) FROM FAS.LEDGER WHERE BILLNO=:1 AND TRNTYPE =''BP'' 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25296">
            <text:p>25296</text:p>
          </table:table-cell>
          <table:table-cell office:value-type="string">
            <text:p>EXECUTE IMMEDIATE ' SELECT NVL(SUM(DEBIT),0) FROM FAS.LEDGER WHERE BILLNO=:1 AND TRNTYPE !=''BP'' AND TRDATE =:2 AND TRNTYPE=''JV'' 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25300">
            <text:p>25300</text:p>
          </table:table-cell>
          <table:table-cell office:value-type="string">
            <text:p>EXECUTE IMMEDIATE ' SELECT NVL(SUM(DEBIT),0) FROM FAS.LEDGER WHERE BILLNO=:1 AND TRNTYPE !=''BP'' AND TRDATE !=:2 AND TRNTYPE=''JV'' 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where accode NOT in</text:p>
          </table:table-cell>
          <table:table-cell office:value-type="string">
            <text:p>fas_in_mfund.sql</text:p>
          </table:table-cell>
          <table:table-cell/>
          <table:table-cell office:value-type="float" office:value="28968">
            <text:p>28968</text:p>
          </table:table-cell>
          <table:table-cell office:value-type="string">
            <text:p>Str := 'SELECT NVL(SUM(NVL(CREDIT,0)),0) FROM FAS.LEDGER WHERE BILLNO=:1 AND TRNTYPE=''JV'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28976">
            <text:p>28976</text:p>
          </table:table-cell>
          <table:table-cell office:value-type="string">
            <text:p>Str := 'SELECT NVL(SUM(NVL(CREDIT,0)),0) FROM FAS.LEDGER WHERE BILLNO=:1 AND ACCODE=''L0029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28982">
            <text:p>28982</text:p>
          </table:table-cell>
          <table:table-cell office:value-type="string">
            <text:p>Str := 'SELECT NVL(SUM(NVL(CREDIT,0)),0) FROM FAS.LEDGER WHERE BILLNO=:1 AND ACCODE=''R0145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28986">
            <text:p>28986</text:p>
          </table:table-cell>
          <table:table-cell office:value-type="string">
            <text:p>Str := 'SELECT NVL(SUM(NVL(CREDIT,0)),0) FROM FAS.LEDGER WHERE BILLNO=:1 AND ACCODE=''R0278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28994">
            <text:p>28994</text:p>
          </table:table-cell>
          <table:table-cell office:value-type="string">
            <text:p>Str := 'SELECT NVL(SUM(NVL(CREDIT,0)),0) FROM FAS.LEDGER WHERE BILLNO=:1 AND ACCODE IN (''T0262'',''S1020'')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28999">
            <text:p>28999</text:p>
          </table:table-cell>
          <table:table-cell office:value-type="string">
            <text:p>Str := 'SELECT NVL(SUM(NVL(CREDIT,0)),0) FROM FAS.LEDGER WHERE BILLNO=:1 AND ACCODE=''M0044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29007">
            <text:p>29007</text:p>
          </table:table-cell>
          <table:table-cell office:value-type="string">
            <text:p>Str := 'SELECT NVL(SUM(NVL(CREDIT,0)),0) FROM FAS.LEDGER WHERE BILLNO = :1 AND ACCODE=''O0061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29013">
            <text:p>29013</text:p>
          </table:table-cell>
          <table:table-cell office:value-type="string">
            <text:p>Str := 'SELECT NVL(SUM(NVL(CREDIT,0)),0) FROM FAS.LEDGER WHERE BILLNO = :1 AND ACCODE=''C0218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29018">
            <text:p>29018</text:p>
          </table:table-cell>
          <table:table-cell office:value-type="string">
            <text:p>Str := 'SELECT NVL(SUM(NVL(CREDIT,0)),0) FROM FAS.LEDGER WHERE BILLNO = :1 AND TRNTYPE=''JV'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29027">
            <text:p>29027</text:p>
          </table:table-cell>
          <table:table-cell office:value-type="string">
            <text:p>Str := 'SELECT NVL(SUM(NVL(CREDIT,0)),0) FROM FAS.LEDGER WHERE BILLNO = :1 AND TRNTYPE=''JV'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29034">
            <text:p>29034</text:p>
          </table:table-cell>
          <table:table-cell office:value-type="string">
            <text:p>Str := 'SELECT NVL(SUM(NVL(CREDIT,0)),0) FROM FAS.LEDGER WHERE BILLNO = :1 AND TRNTYPE=''BP'' ' 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105268">
            <text:p>105268</text:p>
          </table:table-cell>
          <table:table-cell office:value-type="string">
            <text:p>str1:='SELECT COUNT(*) FROM FAS.LEDGER WHERE TRDATE BETWEEN :2 AND :3 AND BRCODE = :1 AND TRNTYPE=''BP'' AND PRODTYPE=''MF'' ' 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billno in &amp; substring(billno)</text:p>
          </table:table-cell>
          <table:table-cell office:value-type="string">
            <text:p>fas_in_mfund.sql</text:p>
          </table:table-cell>
          <table:table-cell/>
          <table:table-cell office:value-type="float" office:value="129714">
            <text:p>129714</text:p>
          </table:table-cell>
          <table:table-cell office:value-type="string">
            <text:p>|| ' SELECT BILLNO FROM FAS.LEDGER WHERE TRNTYPE=''BP'' 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129821">
            <text:p>129821</text:p>
          </table:table-cell>
          <table:table-cell office:value-type="string">
            <text:p>EXECUTE IMMEDIATE ' SELECT NVL(SUM(DEBIT),0) FROM FAS.LEDGER WHERE BILLNO=:1 AND TRNTYPE=''BP'' 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129825">
            <text:p>129825</text:p>
          </table:table-cell>
          <table:table-cell office:value-type="string">
            <text:p>EXECUTE IMMEDIATE ' SELECT NVL(SUM(DEBIT),0) FROM FAS.LEDGER WHERE BILLNO=:1 AND JVTYPE!=''P'' AND TRNTYPE!=''BP'' 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866">
            <text:p>3866</text:p>
          </table:table-cell>
          <table:table-cell office:value-type="string">
            <text:p>SQLstmt = ' INSERT INTO LEDGER (firmcode,vou,trdate,accode,debit,credit,partycode,ch_no,draft,desc1,'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885">
            <text:p>3885</text:p>
          </table:table-cell>
          <table:table-cell office:value-type="string">
            <text:p>SQLstmt = ' INSERT INTO LEDGER (firmcode,vou,trdate,accode,debit,credit,partycode,ch_no,draft,desc1,tdstype,'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997">
            <text:p>3997</text:p>
          </table:table-cell>
          <table:table-cell office:value-type="string">
            <text:p>SQLstmt = ' INSERT INTO LEDGER (firmcode,vou,trdate,accode,debit,credit,partycode,ch_no,draft,desc1,tdstype,'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016">
            <text:p>4016</text:p>
          </table:table-cell>
          <table:table-cell office:value-type="string">
            <text:p>SQLstmt = ' INSERT INTO LEDGER (firmcode,vou,trdate,accode,debit,credit,partycode,ch_no,draft,desc1,tdstype,'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047">
            <text:p>4047</text:p>
          </table:table-cell>
          <table:table-cell office:value-type="string">
            <text:p>SQLstmt = ' INSERT INTO LEDGER (firmcode,vou,trdate,accode,debit,credit,partycode,ch_no,draft,desc1,tdstype,'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065">
            <text:p>4065</text:p>
          </table:table-cell>
          <table:table-cell office:value-type="string">
            <text:p>SQLstmt = ' INSERT INTO LEDGER (firmcode,vou,trdate,accode,debit,credit,partycode,ch_no,draft,desc1,tdstype,'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124">
            <text:p>4124</text:p>
          </table:table-cell>
          <table:table-cell office:value-type="string">
            <text:p>Sql_chq_charge_jv = ' INSERT INTO FAS.LEDGER (firmcode,vou,trdate,accode,debit,credit,partycode,ch_no,draft,desc1,tdstype,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139">
            <text:p>4139</text:p>
          </table:table-cell>
          <table:table-cell office:value-type="string">
            <text:p>Sql_chq_charge_jv = ' INSERT INTO FAS.LEDGER (firmcode,vou,trdate,accode,debit,credit,partycode,ch_no,draft,desc1,tdstype,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267">
            <text:p>4267</text:p>
          </table:table-cell>
          <table:table-cell office:value-type="string">
            <text:p>SQLstmt = ' INSERT INTO LEDGER (firmcode,vou,trdate,accode,debit,credit,partycode,ch_no,draft,desc1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283">
            <text:p>428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384">
            <text:p>438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406">
            <text:p>440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463">
            <text:p>446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476">
            <text:p>447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537">
            <text:p>453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550">
            <text:p>4550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605">
            <text:p>4605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617">
            <text:p>461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673">
            <text:p>467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689">
            <text:p>468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747">
            <text:p>474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759">
            <text:p>475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814">
            <text:p>481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829">
            <text:p>482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hkselfDeclaration</text:p>
          </table:table-cell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/>
          <table:table-cell office:value-type="float" office:value="8625">
            <text:p>8625</text:p>
          </table:table-cell>
          <table:table-cell office:value-type="string">
            <text:p>stmt = ' SELECT COUNT(*) FROM FAS.LEDGER WHERE TRNTYPE='BP' AND PRODTYPE='MF' AND BRCODE =? AND TRDATE BETWEEN ? AND ?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function_billproc.java</text:p>
          </table:table-cell>
          <table:table-cell/>
          <table:table-cell office:value-type="float" office:value="11554">
            <text:p>11554</text:p>
          </table:table-cell>
          <table:table-cell office:value-type="string">
            <text:p><text:s/>FROM FAS.LEDGER LD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function_billproc.java</text:p>
          </table:table-cell>
          <table:table-cell/>
          <table:table-cell office:value-type="float" office:value="11692">
            <text:p>11692</text:p>
          </table:table-cell>
          <table:table-cell office:value-type="string">
            <text:p><text:s/>FROM FAS.LEDGER LD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function_billproc.java</text:p>
          </table:table-cell>
          <table:table-cell/>
          <table:table-cell office:value-type="float" office:value="12296">
            <text:p>12296</text:p>
          </table:table-cell>
          <table:table-cell office:value-type="string">
            <text:p><text:s/>FROM FAS.LEDGER LD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function_billproc.java</text:p>
          </table:table-cell>
          <table:table-cell/>
          <table:table-cell office:value-type="float" office:value="12710">
            <text:p>12710</text:p>
          </table:table-cell>
          <table:table-cell office:value-type="string">
            <text:p><text:s/>FROM FAS.LEDGER LD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function_billproc.java</text:p>
          </table:table-cell>
          <table:table-cell/>
          <table:table-cell office:value-type="float" office:value="12955">
            <text:p>12955</text:p>
          </table:table-cell>
          <table:table-cell office:value-type="string">
            <text:p><text:s/>FROM FAS.LEDGER LD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function_billproc.java</text:p>
          </table:table-cell>
          <table:table-cell/>
          <table:table-cell office:value-type="float" office:value="13303">
            <text:p>13303</text:p>
          </table:table-cell>
          <table:table-cell office:value-type="string">
            <text:p><text:s/>FROM FAS.LEDGER FL1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function_billproc.java</text:p>
          </table:table-cell>
          <table:table-cell/>
          <table:table-cell office:value-type="float" office:value="14294">
            <text:p>14294</text:p>
          </table:table-cell>
          <table:table-cell office:value-type="string">
            <text:p><text:s/>FROM FAS.LEDGER FL1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 chq no fromfas</text:p>
          </table:table-cell>
          <table:table-cell office:value-type="string">
            <text:p>N</text:p>
          </table:table-cell>
          <table:table-cell office:value-type="string">
            <text:p>IncomeReport_UF_Model.java</text:p>
          </table:table-cell>
          <table:table-cell/>
          <table:table-cell office:value-type="float" office:value="655">
            <text:p>655</text:p>
          </table:table-cell>
          <table:table-cell office:value-type="string">
            <text:p><text:s/>FROM FAS.LEDGER WHERE BILLNO=:mfbillno AND CREDIT!=0 AND CH_NO IS NOT NULL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int_bill_valuepack.java</text:p>
          </table:table-cell>
          <table:table-cell/>
          <table:table-cell office:value-type="float" office:value="1259">
            <text:p>1259</text:p>
          </table:table-cell>
          <table:table-cell office:value-type="string">
            <text:p>StrSql=' SELECT VOU,TRDATE,ACCODE,CREDIT,CH_NO,DRAFT FROM LEDGER WHERE billno=''+billno+'' AND credit!=0 AND TRNTYPE='BP' ORDER BY CREDIT DESC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int_RPbill.java</text:p>
          </table:table-cell>
          <table:table-cell/>
          <table:table-cell office:value-type="float" office:value="605">
            <text:p>605</text:p>
          </table:table-cell>
          <table:table-cell office:value-type="string">
            <text:p>String StrSql=' SELECT VOU,TRDATE,ACCODE,CREDIT,CH_NO,DRAFT FROM FAS.LEDGER WHERE billno=''+billno+'' AND credit!=0 AND TRNTYPE='BP'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int_tr_AMbill.java</text:p>
          </table:table-cell>
          <table:table-cell/>
          <table:table-cell office:value-type="float" office:value="755">
            <text:p>755</text:p>
          </table:table-cell>
          <table:table-cell office:value-type="string">
            <text:p><text:s/>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int_tr_bill.java</text:p>
          </table:table-cell>
          <table:table-cell/>
          <table:table-cell office:value-type="float" office:value="1044">
            <text:p>1044</text:p>
          </table:table-cell>
          <table:table-cell office:value-type="string">
            <text:p>stmt = ' SELECT sum(CREDIT) FROM LEDGER WHERE TRDATE BETWEEN TO_DATE('' + facdate + '','YYYY/MM/DD') AND TO_DATE('' + tacdate +'','YYYY/MM/DD')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int_trbill_njtest.java</text:p>
          </table:table-cell>
          <table:table-cell/>
          <table:table-cell office:value-type="float" office:value="935">
            <text:p>935</text:p>
          </table:table-cell>
          <table:table-cell office:value-type="string">
            <text:p>String StrSql=' SELECT VOU,TRDATE,ACCODE,CREDIT,CH_NO,DRAFT FROM FAS.LEDGER WHERE billno=''+billno+'' AND credit!=0 AND TRNTYPE='BP'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int_trbill.java</text:p>
          </table:table-cell>
          <table:table-cell/>
          <table:table-cell office:value-type="float" office:value="1060">
            <text:p>1060</text:p>
          </table:table-cell>
          <table:table-cell office:value-type="string">
            <text:p>String StrSql=' SELECT VOU,TRDATE,ACCODE,CREDIT,CH_NO,DRAFT FROM FAS.LEDGER WHERE billno=''+billno+'' AND credit!=0 AND TRNTYPE='BP'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Report_ARN_Detail.java</text:p>
          </table:table-cell>
          <table:table-cell/>
          <table:table-cell office:value-type="float" office:value="240">
            <text:p>240</text:p>
          </table:table-cell>
          <table:table-cell office:value-type="string">
            <text:p><text:s/>LEFT JOIN FAS.LEDGER LED_4_PARTNER ON (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Report_ARN_Detail.java</text:p>
          </table:table-cell>
          <table:table-cell/>
          <table:table-cell office:value-type="float" office:value="246">
            <text:p>246</text:p>
          </table:table-cell>
          <table:table-cell office:value-type="string">
            <text:p><text:s/>LEFT JOIN FAS.LEDGER LED_4_AM ON (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Report_ARN_Detail.java</text:p>
          </table:table-cell>
          <table:table-cell/>
          <table:table-cell office:value-type="float" office:value="419">
            <text:p>419</text:p>
          </table:table-cell>
          <table:table-cell office:value-type="string">
            <text:p><text:s/>INNER JOIN FAS.LEDGER LED_4_PARTNER ON(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Report_ARN_Detail.java</text:p>
          </table:table-cell>
          <table:table-cell/>
          <table:table-cell office:value-type="float" office:value="425">
            <text:p>425</text:p>
          </table:table-cell>
          <table:table-cell office:value-type="string">
            <text:p><text:s/>LEFT JOIN FAS.LEDGER LED_4_AM ON(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Report_ARN_Detail.java</text:p>
          </table:table-cell>
          <table:table-cell/>
          <table:table-cell office:value-type="float" office:value="438">
            <text:p>438</text:p>
          </table:table-cell>
          <table:table-cell office:value-type="string">
            <text:p><text:s/>INNER JOIN FAS.LEDGER LED_4_PARTNER ON(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Report_ARN_Detail.java</text:p>
          </table:table-cell>
          <table:table-cell/>
          <table:table-cell office:value-type="float" office:value="444">
            <text:p>444</text:p>
          </table:table-cell>
          <table:table-cell office:value-type="string">
            <text:p><text:s/>LEFT JOIN FAS.LEDGER LED_4_AM ON(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Report_ARN_Detail.java</text:p>
          </table:table-cell>
          <table:table-cell/>
          <table:table-cell office:value-type="float" office:value="549">
            <text:p>549</text:p>
          </table:table-cell>
          <table:table-cell office:value-type="string">
            <text:p><text:s/>LEFT JOIN FAS.LEDGER LED_4_AM ON (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Report_ARN_Detail.java</text:p>
          </table:table-cell>
          <table:table-cell/>
          <table:table-cell office:value-type="float" office:value="651">
            <text:p>651</text:p>
          </table:table-cell>
          <table:table-cell office:value-type="string">
            <text:p><text:s/>INNER JOIN FAS.LEDGER LED_4_AM ON(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Report_ARN_Detail.java</text:p>
          </table:table-cell>
          <table:table-cell/>
          <table:table-cell office:value-type="float" office:value="664">
            <text:p>664</text:p>
          </table:table-cell>
          <table:table-cell office:value-type="string">
            <text:p><text:s/>INNER JOIN FAS.LEDGER LED_4_AM ON(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cnt </text:p>
          </table:table-cell>
          <table:table-cell office:value-type="string">
            <text:p>N</text:p>
          </table:table-cell>
          <table:table-cell office:value-type="string">
            <text:p>Rpt_AM_Pending.java</text:p>
          </table:table-cell>
          <table:table-cell/>
          <table:table-cell office:value-type="float" office:value="226">
            <text:p>226</text:p>
          </table:table-cell>
          <table:table-cell office:value-type="string">
            <text:p>stmt2 = ' SELECT COUNT(*) FROM FAS.LEDGER WHERE TRNTYPE='BP' AND PRODTYPE='MF' AND BRCODE =? AND TRDATE BETWEEN '1-APR-'+ (tdyear-1) +'' AND '31-MAR-'+ tdyear +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Y</text:p>
          </table:table-cell>
          <table:table-cell office:value-type="string">
            <text:p>rptPayable_vs_Paid_new.java</text:p>
          </table:table-cell>
          <table:table-cell/>
          <table:table-cell office:value-type="float" office:value="695">
            <text:p>695</text:p>
          </table:table-cell>
          <table:table-cell office:value-type="string">
            <text:p>SQLleg += ' FROM FAS.LEDGER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rptPayable_vs_Paid_With_Enrollment.java</text:p>
          </table:table-cell>
          <table:table-cell/>
          <table:table-cell office:value-type="float" office:value="690">
            <text:p>690</text:p>
          </table:table-cell>
          <table:table-cell office:value-type="string">
            <text:p>sqlJVdate = 'SELECT TO_CHAR(TRDATE,'DD/MM/YYYY') TRDATE 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Y</text:p>
          </table:table-cell>
          <table:table-cell office:value-type="string">
            <text:p>rptPayable_vs_Paid_With_Enrollment.java</text:p>
          </table:table-cell>
          <table:table-cell/>
          <table:table-cell office:value-type="float" office:value="693">
            <text:p>693</text:p>
          </table:table-cell>
          <table:table-cell office:value-type="string">
            <text:p>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rptPayable_vs_Paid_With_Enrollment.java</text:p>
          </table:table-cell>
          <table:table-cell/>
          <table:table-cell office:value-type="float" office:value="702">
            <text:p>702</text:p>
          </table:table-cell>
          <table:table-cell office:value-type="string">
            <text:p>Sqlline = 'SELECT NVL(LEDGER.FILENO,0) FILENO , LEDGER.BILLNO BILL_NO 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rptPayable_vs_Paid.java</text:p>
          </table:table-cell>
          <table:table-cell/>
          <table:table-cell office:value-type="float" office:value="435">
            <text:p>435</text:p>
          </table:table-cell>
          <table:table-cell office:value-type="string">
            <text:p><text:s/>FROM FAS.LEDGER '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rptPayable_vs_Paid.java</text:p>
          </table:table-cell>
          <table:table-cell/>
          <table:table-cell office:value-type="float" office:value="551">
            <text:p>551</text:p>
          </table:table-cell>
          <table:table-cell office:value-type="string">
            <text:p><text:s/>FROM FAS.LEDGER '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rptPayable_vs_Paid.java</text:p>
          </table:table-cell>
          <table:table-cell/>
          <table:table-cell office:value-type="float" office:value="715">
            <text:p>715</text:p>
          </table:table-cell>
          <table:table-cell office:value-type="string">
            <text:p>SQLleg = SQLleg + ' from fas.ledger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rptPayable_vs_Paid.java</text:p>
          </table:table-cell>
          <table:table-cell/>
          <table:table-cell office:value-type="float" office:value="747">
            <text:p>747</text:p>
          </table:table-cell>
          <table:table-cell office:value-type="string">
            <text:p>sqlJVdate = 'SELECT TO_CHAR(TRDATE,'DD-MON-YYYY') TRDATE,ch_no 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Y</text:p>
          </table:table-cell>
          <table:table-cell office:value-type="string">
            <text:p>rptPayable_vs_Paid.java</text:p>
          </table:table-cell>
          <table:table-cell/>
          <table:table-cell office:value-type="float" office:value="759">
            <text:p>759</text:p>
          </table:table-cell>
          <table:table-cell office:value-type="string">
            <text:p>String sqlcheck = ' SELECT COUNT(*) 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rptPayable_vs_Paid.java</text:p>
          </table:table-cell>
          <table:table-cell/>
          <table:table-cell office:value-type="float" office:value="766">
            <text:p>766</text:p>
          </table:table-cell>
          <table:table-cell office:value-type="string">
            <text:p>String sql_non_chq = ' SELECT COUNT(*) 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rptPayable_vs_Paid.java</text:p>
          </table:table-cell>
          <table:table-cell/>
          <table:table-cell office:value-type="float" office:value="774">
            <text:p>774</text:p>
          </table:table-cell>
          <table:table-cell office:value-type="string">
            <text:p>sqlfileno = 'SELECT NVL(LEDGER.FILENO,0) FILENO 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rptPayable_vs_Paid.java</text:p>
          </table:table-cell>
          <table:table-cell/>
          <table:table-cell office:value-type="float" office:value="793">
            <text:p>793</text:p>
          </table:table-cell>
          <table:table-cell office:value-type="string">
            <text:p><text:s/>SELECT DISTINCT LEDGER.BILLNO 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rptuf_inc_bill_folio.java</text:p>
          </table:table-cell>
          <table:table-cell/>
          <table:table-cell office:value-type="float" office:value="863">
            <text:p>863</text:p>
          </table:table-cell>
          <table:table-cell office:value-type="string">
            <text:p><text:s/>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rptuf_inc_bill_folio.java</text:p>
          </table:table-cell>
          <table:table-cell/>
          <table:table-cell office:value-type="float" office:value="1596">
            <text:p>1596</text:p>
          </table:table-cell>
          <table:table-cell office:value-type="string">
            <text:p>stmt = ' SELECT COUNT(*) FROM FAS.LEDGER WHERE TRNTYPE='BP' AND PRODTYPE='MF' AND BRCODE =? AND TRDATE BETWEEN '1-APR-'+ (tdyear-1) +'' AND '31-MAR-'+ tdyear +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rptuf_inc_bill_folio.java</text:p>
          </table:table-cell>
          <table:table-cell/>
          <table:table-cell office:value-type="float" office:value="2411">
            <text:p>2411</text:p>
          </table:table-cell>
          <table:table-cell office:value-type="string">
            <text:p>String sqlSelect='select Ch_no,Credit,to_char(trdate,'DD/MM/YYYY') trdate from fas.ledger where billno=''+mfbillno+'' and credit!=0 and ch_no is not null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save_bill_AM.java</text:p>
          </table:table-cell>
          <table:table-cell/>
          <table:table-cell office:value-type="float" office:value="434">
            <text:p>434</text:p>
          </table:table-cell>
          <table:table-cell office:value-type="string">
            <text:p>stmt = ' SELECT count(*) FROM FAS.LEDGER WHERE LPAD(CH_NO,10,'0')=LPAD('' + chq_no + '',10,'0') and PARTYCODE = ''+bankcode+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save_bill_AM.java</text:p>
          </table:table-cell>
          <table:table-cell/>
          <table:table-cell office:value-type="float" office:value="789">
            <text:p>789</text:p>
          </table:table-cell>
          <table:table-cell office:value-type="string">
            <text:p>stmt = ' SELECT count(*) FROM FAS.LEDGER WHERE LPAD(CH_NO,10,'0')=LPAD(?,10,'0') and PARTYCODE = ''+bankcode+'' ' 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save_bill_valuepack.java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stmt = ' SELECT count(*) FROM FAS.LEDGER WHERE LPAD(CH_NO,10,'0')=LPAD(?,10,'0') and PARTYCODE = ''+bankcode+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083">
            <text:p>308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105">
            <text:p>3105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159">
            <text:p>315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172">
            <text:p>317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229">
            <text:p>322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242">
            <text:p>324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295">
            <text:p>3295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307">
            <text:p>330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362">
            <text:p>336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378">
            <text:p>3378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434">
            <text:p>343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446">
            <text:p>344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500">
            <text:p>3500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515">
            <text:p>3515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save_tr_bill_AM.java</text:p>
          </table:table-cell>
          <table:table-cell/>
          <table:table-cell office:value-type="float" office:value="569">
            <text:p>569</text:p>
          </table:table-cell>
          <table:table-cell office:value-type="string">
            <text:p>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save_tr_bill_AM.java</text:p>
          </table:table-cell>
          <table:table-cell/>
          <table:table-cell office:value-type="float" office:value="1934">
            <text:p>1934</text:p>
          </table:table-cell>
          <table:table-cell office:value-type="string">
            <text:p>stmt = ' SELECT count(*) FROM FAS.LEDGER WHERE LPAD(CH_NO,10,'0')=LPAD(?,10,'0') and PARTYCODE = ''+bankcode+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save_uf_bill_AM.java</text:p>
          </table:table-cell>
          <table:table-cell/>
          <table:table-cell office:value-type="float" office:value="569">
            <text:p>569</text:p>
          </table:table-cell>
          <table:table-cell office:value-type="string">
            <text:p>stmt = ' SELECT count(*) FROM FAS.LEDGER WHERE LPAD(CH_NO,10,'0')=LPAD(''+chq_no+'',10,'0') and PARTYCODE = ''+bankcode+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save_uf_bill_AM.java</text:p>
          </table:table-cell>
          <table:table-cell/>
          <table:table-cell office:value-type="float" office:value="2349">
            <text:p>2349</text:p>
          </table:table-cell>
          <table:table-cell office:value-type="string">
            <text:p>stmt = ' SELECT count(*) FROM FAS.LEDGER WHERE LPAD(CH_NO,10,'0')=LPAD(?,10,'0') and PARTYCODE = ''+bankcode+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sms_report.java</text:p>
          </table:table-cell>
          <table:table-cell/>
          <table:table-cell office:value-type="float" office:value="225">
            <text:p>225</text:p>
          </table:table-cell>
          <table:table-cell office:value-type="string">
            <text:p><text:s/>(SELECT SUM(DEBIT) FROM FAS.LEDGER LD1 '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WP_PaymentDetailReport.java</text:p>
          </table:table-cell>
          <table:table-cell/>
          <table:table-cell office:value-type="float" office:value="76">
            <text:p>76</text:p>
          </table:table-cell>
          <table:table-cell office:value-type="string">
            <text:p><text:s/>INNER JOIN FAS.LEDGER ON (LEDGER.BILLNO=BILLMST.BILLNO AND LEDGER.DEBIT &gt; 0 AND LEDGER.TRNTYPE='BP') ' +</text:p>
          </table:table-cell>
          <table:table-cell table:number-columns-repeated="1014"/>
        </table:table-row>
        <table:table-row table:style-name="ro1">
          <table:table-cell office:value-type="string">
            <text:p>LINK_VOU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ayment_utility.java</text:p>
          </table:table-cell>
          <table:table-cell/>
          <table:table-cell office:value-type="float" office:value="1405">
            <text:p>1405</text:p>
          </table:table-cell>
          <table:table-cell office:value-type="string">
            <text:p>sqlLinkVOU = ' SELECT MAX(SRNO) MAX FROM FAS.LINK_VOU ';</text:p>
          </table:table-cell>
          <table:table-cell table:number-columns-repeated="1014"/>
        </table:table-row>
        <table:table-row table:style-name="ro1">
          <table:table-cell office:value-type="string">
            <text:p>LINK_VOU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bill_payment_utility.java</text:p>
          </table:table-cell>
          <table:table-cell/>
          <table:table-cell office:value-type="float" office:value="1736">
            <text:p>1736</text:p>
          </table:table-cell>
          <table:table-cell office:value-type="string">
            <text:p>PstmtInsLinkVOU = Conn1.prepareStatement(' INSERT INTO FAS.LINK_VOU VALUES(?,?) ');</text:p>
          </table:table-cell>
          <table:table-cell table:number-columns-repeated="1014"/>
        </table:table-row>
        <table:table-row table:style-name="ro1">
          <table:table-cell office:value-type="string">
            <text:p>LINK_VOU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/>
          <table:table-cell office:value-type="float" office:value="1592">
            <text:p>1592</text:p>
          </table:table-cell>
          <table:table-cell office:value-type="string">
            <text:p>Pstmt = Conn.prepareStatement('INSERT INTO LINK_VOU VALUES(?,?)');</text:p>
          </table:table-cell>
          <table:table-cell table:number-columns-repeated="1014"/>
        </table:table-row>
        <table:table-row table:style-name="ro1">
          <table:table-cell office:value-type="string">
            <text:p>LINK_VOU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/>
          <table:table-cell office:value-type="float" office:value="1275">
            <text:p>1275</text:p>
          </table:table-cell>
          <table:table-cell office:value-type="string">
            <text:p>String stmt13 = ' SELECT MAX(SRNO)+1 CNT FROM FAS.LINK_VOU ';</text:p>
          </table:table-cell>
          <table:table-cell table:number-columns-repeated="1014"/>
        </table:table-row>
        <table:table-row table:style-name="ro1">
          <table:table-cell office:value-type="string">
            <text:p>LINK_VOU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Join with itself</text:p>
          </table:table-cell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/>
          <table:table-cell office:value-type="float" office:value="1910">
            <text:p>1910</text:p>
          </table:table-cell>
          <table:table-cell office:value-type="string">
            <text:p>stmt1='SELECT DISTINCT LV1.VOU VOU FROM FAS.LINK_VOU LV '+</text:p>
          </table:table-cell>
          <table:table-cell table:number-columns-repeated="1014"/>
        </table:table-row>
        <table:table-row table:style-name="ro1">
          <table:table-cell office:value-type="string">
            <text:p>LINK_VOU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Y</text:p>
          </table:table-cell>
          <table:table-cell office:value-type="string">
            <text:p>brokchqreceipt_save.java</text:p>
          </table:table-cell>
          <table:table-cell/>
          <table:table-cell office:value-type="float" office:value="953">
            <text:p>953</text:p>
          </table:table-cell>
          <table:table-cell office:value-type="string">
            <text:p><text:s/>from fas.link_vou lv1 ' +</text:p>
          </table:table-cell>
          <table:table-cell table:number-columns-repeated="1014"/>
        </table:table-row>
        <table:table-row table:style-name="ro1">
          <table:table-cell office:value-type="string">
            <text:p>LINK_VOU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Y</text:p>
          </table:table-cell>
          <table:table-cell office:value-type="string">
            <text:p>brokchqreport_JV.java</text:p>
          </table:table-cell>
          <table:table-cell/>
          <table:table-cell office:value-type="float" office:value="1200">
            <text:p>1200</text:p>
          </table:table-cell>
          <table:table-cell office:value-type="string">
            <text:p>iner_query.append('left join fas.LINK_VOU lv on (lv.vou = l.vou)');</text:p>
          </table:table-cell>
          <table:table-cell table:number-columns-repeated="1014"/>
        </table:table-row>
        <table:table-row table:style-name="ro1">
          <table:table-cell office:value-type="string">
            <text:p>LINK_VOU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/>
          <table:table-cell office:value-type="float" office:value="4151">
            <text:p>4151</text:p>
          </table:table-cell>
          <table:table-cell office:value-type="string">
            <text:p>sqlLinkVOU=' SELECT MAX(SRNO) MAX FROM FAS.LINK_VOU ';</text:p>
          </table:table-cell>
          <table:table-cell table:number-columns-repeated="1014"/>
        </table:table-row>
        <table:table-row table:style-name="ro1">
          <table:table-cell office:value-type="string">
            <text:p>LINK_VOU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/>
          <table:table-cell office:value-type="float" office:value="4164">
            <text:p>4164</text:p>
          </table:table-cell>
          <table:table-cell office:value-type="string">
            <text:p>PstmtInsLinkVOU = Conn1.prepareStatement(' INSERT INTO FAS.LINK_VOU VALUES(?,?) ');</text:p>
          </table:table-cell>
          <table:table-cell table:number-columns-repeated="1014"/>
        </table:table-row>
        <table:table-row table:style-name="ro1">
          <table:table-cell office:value-type="string">
            <text:p>LINK_VOU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/>
          <table:table-cell office:value-type="float" office:value="4931">
            <text:p>4931</text:p>
          </table:table-cell>
          <table:table-cell office:value-type="string">
            <text:p>Pstmt = Conn.prepareStatement('INSERT INTO LINK_VOU VALUES(?,?)');</text:p>
          </table:table-cell>
          <table:table-cell table:number-columns-repeated="1014"/>
        </table:table-row>
        <table:table-row table:style-name="ro1">
          <table:table-cell office:value-type="string">
            <text:p>LINK_VOU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/>
          <table:table-cell office:value-type="float" office:value="2921">
            <text:p>2921</text:p>
          </table:table-cell>
          <table:table-cell office:value-type="string">
            <text:p>Pstmt = Conn.prepareStatement('INSERT INTO LINK_VOU VALUES(?,?)');</text:p>
          </table:table-cell>
          <table:table-cell table:number-columns-repeated="1014"/>
        </table:table-row>
        <table:table-row table:style-name="ro1">
          <table:table-cell office:value-type="string">
            <text:p>LINK_VOU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uf_bill_AM_pro.java</text:p>
          </table:table-cell>
          <table:table-cell/>
          <table:table-cell office:value-type="float" office:value="3665">
            <text:p>3665</text:p>
          </table:table-cell>
          <table:table-cell office:value-type="string">
            <text:p>Pstmt = Conn.prepareStatement('INSERT INTO LINK_VOU VALUES(?,?)');</text:p>
          </table:table-cell>
          <table:table-cell table:number-columns-repeated="1014"/>
        </table:table-row>
        <table:table-row table:style-name="ro1">
          <table:table-cell office:value-type="string">
            <text:p>LOG_FILE_GEN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bill_pay_utility_ENET.java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selSeq= ' INSERT INTO FAS.LOG_FILE_GEN ' +</text:p>
          </table:table-cell>
          <table:table-cell table:number-columns-repeated="1014"/>
        </table:table-row>
        <table:table-row table:style-name="ro1">
          <table:table-cell office:value-type="string">
            <text:p>LOG_FILE_GEN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bill_payutility.java</text:p>
          </table:table-cell>
          <table:table-cell/>
          <table:table-cell office:value-type="float" office:value="1316">
            <text:p>1316</text:p>
          </table:table-cell>
          <table:table-cell office:value-type="string">
            <text:p>selSeq = ' INSERT INTO FAS.LOG_FILE_GEN ' +</text:p>
          </table:table-cell>
          <table:table-cell table:number-columns-repeated="1014"/>
        </table:table-row>
        <table:table-row table:style-name="ro1">
          <table:table-cell office:value-type="string">
            <text:p>LOG_FILE_GEN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Enet_file_cancel.java</text:p>
          </table:table-cell>
          <table:table-cell/>
          <table:table-cell office:value-type="float" office:value="246">
            <text:p>246</text:p>
          </table:table-cell>
          <table:table-cell office:value-type="string">
            <text:p>FROM FAS.LOG_FILE_GEN ' +</text:p>
          </table:table-cell>
          <table:table-cell table:number-columns-repeated="1014"/>
        </table:table-row>
        <table:table-row table:style-name="ro1">
          <table:table-cell office:value-type="string">
            <text:p>LOG_FILE_GEN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Enet_file_cancel.java</text:p>
          </table:table-cell>
          <table:table-cell/>
          <table:table-cell office:value-type="float" office:value="311">
            <text:p>311</text:p>
          </table:table-cell>
          <table:table-cell office:value-type="string">
            <text:p>FROM FAS.LOG_FILE_GEN ' +</text:p>
          </table:table-cell>
          <table:table-cell table:number-columns-repeated="1014"/>
        </table:table-row>
        <table:table-row table:style-name="ro1">
          <table:table-cell office:value-type="string">
            <text:p>LOG_FILE_GEN</text:p>
          </table:table-cell>
          <table:table-cell/>
          <table:table-cell office:value-type="string">
            <text:p>Y</text:p>
          </table:table-cell>
          <table:table-cell office:value-type="string">
            <text:p>U</text:p>
          </table:table-cell>
          <table:table-cell/>
          <table:table-cell office:value-type="string">
            <text:p>N</text:p>
          </table:table-cell>
          <table:table-cell office:value-type="string">
            <text:p>Enet_file_cancel.java</text:p>
          </table:table-cell>
          <table:table-cell/>
          <table:table-cell office:value-type="float" office:value="350">
            <text:p>350</text:p>
          </table:table-cell>
          <table:table-cell office:value-type="string">
            <text:p>SQL1='UPDATE FAS.LOG_FILE_GEN SET STATUS='Cancelled' where FILENO=? ';</text:p>
          </table:table-cell>
          <table:table-cell table:number-columns-repeated="1014"/>
        </table:table-row>
        <table:table-row table:style-name="ro1">
          <table:table-cell office:value-type="string">
            <text:p>LOG_FILE_GEN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join with itself</text:p>
          </table:table-cell>
          <table:table-cell office:value-type="string">
            <text:p>N</text:p>
          </table:table-cell>
          <table:table-cell office:value-type="string">
            <text:p>enetfilecancelModel.java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<text:s/>FROM LOG_FILE_GEN LG ' +</text:p>
          </table:table-cell>
          <table:table-cell table:number-columns-repeated="1014"/>
        </table:table-row>
        <table:table-row table:style-name="ro1">
          <table:table-cell office:value-type="string">
            <text:p>LOG_FILE_GEN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enetfilecancelModel.java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<text:s/>FROM LOG_FILE_GEN ' +</text:p>
          </table:table-cell>
          <table:table-cell table:number-columns-repeated="1014"/>
        </table:table-row>
        <table:table-row table:style-name="ro1">
          <table:table-cell office:value-type="string">
            <text:p>LOG_FILE_GEN</text:p>
          </table:table-cell>
          <table:table-cell/>
          <table:table-cell office:value-type="string">
            <text:p>N</text:p>
          </table:table-cell>
          <table:table-cell office:value-type="string">
            <text:p>U</text:p>
          </table:table-cell>
          <table:table-cell/>
          <table:table-cell office:value-type="string">
            <text:p>N</text:p>
          </table:table-cell>
          <table:table-cell office:value-type="string">
            <text:p>enetfilecancelModel.java</text:p>
          </table:table-cell>
          <table:table-cell/>
          <table:table-cell office:value-type="float" office:value="260">
            <text:p>260</text:p>
          </table:table-cell>
          <table:table-cell office:value-type="string">
            <text:p>SQL1 = 'UPDATE LOG_FILE_GEN SET STATUS='Cancelled',REMARK = :remark,USERNAME = :username ' +</text:p>
          </table:table-cell>
          <table:table-cell table:number-columns-repeated="1014"/>
        </table:table-row>
        <table:table-row table:style-name="ro1">
          <table:table-cell office:value-type="string">
            <text:p>LOG_FILE_GEN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enetfilecancelModel.java</text:p>
          </table:table-cell>
          <table:table-cell/>
          <table:table-cell office:value-type="float" office:value="280">
            <text:p>280</text:p>
          </table:table-cell>
          <table:table-cell office:value-type="string">
            <text:p>SQLQuery = 'SELECT FILENAME, PAY_TYPE FROM LOG_FILE_GEN WHERE FILENO= :fileno ';</text:p>
          </table:table-cell>
          <table:table-cell table:number-columns-repeated="1014"/>
        </table:table-row>
        <table:table-row table:style-name="ro1">
          <table:table-cell office:value-type="string">
            <text:p>LOG_IMP_ENE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Enet_file_cancel.java</text:p>
          </table:table-cell>
          <table:table-cell/>
          <table:table-cell office:value-type="float" office:value="370">
            <text:p>370</text:p>
          </table:table-cell>
          <table:table-cell office:value-type="string">
            <text:p>String SQL3='SELECT COUNT(*) CNT1 FROM FAS.LOG_IMP_ENET F ' +</text:p>
          </table:table-cell>
          <table:table-cell table:number-columns-repeated="1014"/>
        </table:table-row>
        <table:table-row table:style-name="ro1">
          <table:table-cell office:value-type="string">
            <text:p>LOG_IMP_ENE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join with itself</text:p>
          </table:table-cell>
          <table:table-cell office:value-type="string">
            <text:p>N</text:p>
          </table:table-cell>
          <table:table-cell office:value-type="string">
            <text:p>enetfilecancelModel.java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<text:s/>SELECT FILENO FROM LOG_IMP_ENET F ' +</text:p>
          </table:table-cell>
          <table:table-cell table:number-columns-repeated="1014"/>
        </table:table-row>
        <table:table-row table:style-name="ro1">
          <table:table-cell office:value-type="string">
            <text:p>LOG_IMP_ENE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enetfilecancelModel.java</text:p>
          </table:table-cell>
          <table:table-cell/>
          <table:table-cell office:value-type="float" office:value="267">
            <text:p>267</text:p>
          </table:table-cell>
          <table:table-cell office:value-type="string">
            <text:p>SQL3 = ' SELECT COUNT(*) CNT1 FROM LOG_IMP_ENET F ' +</text:p>
          </table:table-cell>
          <table:table-cell table:number-columns-repeated="1014"/>
        </table:table-row>
        <table:table-row table:style-name="ro1">
          <table:table-cell office:value-type="string">
            <text:p>LOG_MAST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bill_payment_utility.java</text:p>
          </table:table-cell>
          <table:table-cell/>
          <table:table-cell office:value-type="float" office:value="1387">
            <text:p>1387</text:p>
          </table:table-cell>
          <table:table-cell office:value-type="string">
            <text:p>Sql_Insert_Log = ' INSERT INTO FAS.LOG_MASTER ';</text:p>
          </table:table-cell>
          <table:table-cell table:number-columns-repeated="1014"/>
        </table:table-row>
        <table:table-row table:style-name="ro1">
          <table:table-cell office:value-type="string">
            <text:p>LOG_MAST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129383">
            <text:p>129383</text:p>
          </table:table-cell>
          <table:table-cell office:value-type="string">
            <text:p>EXECUTE IMMEDIATE 'SELECT ENTDATE FROM FAS.LOG_MASTER WHERE ACTION=''ADD'' AND TABLENAME=''LEDGER'' AND MST_CODE=:1 AND ROWNUM = 1'</text:p>
          </table:table-cell>
          <table:table-cell table:number-columns-repeated="1014"/>
        </table:table-row>
        <table:table-row table:style-name="ro1">
          <table:table-cell office:value-type="string">
            <text:p>MEET_LEDGER_MAP</text:p>
          </table:table-cell>
          <table:table-cell/>
          <table:table-cell office:value-type="string">
            <text:p>F,Y</text:p>
          </table:table-cell>
          <table:table-cell office:value-type="string">
            <text:p>D</text:p>
          </table:table-cell>
          <table:table-cell/>
          <table:table-cell office:value-type="string">
            <text:p>N</text:p>
          </table:table-cell>
          <table:table-cell office:value-type="string">
            <text:p>BrokCheqUnAuthoDataManager.java</text:p>
          </table:table-cell>
          <table:table-cell/>
          <table:table-cell office:value-type="float" office:value="367">
            <text:p>367</text:p>
          </table:table-cell>
          <table:table-cell office:value-type="string">
            <text:p>sql = 'DELETE FROM FAS.MEET_LEDGER_MAP WHERE MAP_VOU=:vou ';</text:p>
          </table:table-cell>
          <table:table-cell table:number-columns-repeated="1014"/>
        </table:table-row>
        <table:table-row table:style-name="ro1">
          <table:table-cell office:value-type="string">
            <text:p>MEET_LEDGER_MAP</text:p>
          </table:table-cell>
          <table:table-cell/>
          <table:table-cell office:value-type="string">
            <text:p>F,Y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BrokChqAuthorizationDataManager.java</text:p>
          </table:table-cell>
          <table:table-cell/>
          <table:table-cell office:value-type="float" office:value="416">
            <text:p>416</text:p>
          </table:table-cell>
          <table:table-cell office:value-type="string">
            <text:p>sql = 'INSERT INTO FAS.MEET_LEDGER_MAP (MAP_VOU,MEET_CODE,AMC_REPRESENTATIVE,MEET_DATE) '</text:p>
          </table:table-cell>
          <table:table-cell table:number-columns-repeated="1014"/>
        </table:table-row>
        <table:table-row table:style-name="ro1">
          <table:table-cell office:value-type="string">
            <text:p>MEETING_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Join with mfund</text:p>
          </table:table-cell>
          <table:table-cell office:value-type="string">
            <text:p>Y</text:p>
          </table:table-cell>
          <table:table-cell office:value-type="string">
            <text:p>BrokChequeEntryDataManager.java</text:p>
          </table:table-cell>
          <table:table-cell/>
          <table:table-cell office:value-type="float" office:value="322">
            <text:p>322</text:p>
          </table:table-cell>
          <table:table-cell office:value-type="string">
            <text:p><text:s/>left join FAS.MEETING_MAST MM ON (MM.SRNO = TR.MEET_CODE AND TR.MEET_CODE!='NONE') ' +</text:p>
          </table:table-cell>
          <table:table-cell table:number-columns-repeated="1014"/>
        </table:table-row>
        <table:table-row table:style-name="ro1">
          <table:table-cell office:value-type="string">
            <text:p>MEETING_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join with mfund</text:p>
          </table:table-cell>
          <table:table-cell office:value-type="string">
            <text:p>Y</text:p>
          </table:table-cell>
          <table:table-cell office:value-type="string">
            <text:p>BrokChequeEntryDataManager.java</text:p>
          </table:table-cell>
          <table:table-cell/>
          <table:table-cell office:value-type="float" office:value="434">
            <text:p>434</text:p>
          </table:table-cell>
          <table:table-cell office:value-type="string">
            <text:p>+' left join FAS.MEETING_MAST MM ON (MM.SRNO = TR.MEET_CODE AND TR.MEET_CODE!='NONE') '</text:p>
          </table:table-cell>
          <table:table-cell table:number-columns-repeated="1014"/>
        </table:table-row>
        <table:table-row table:style-name="ro1">
          <table:table-cell office:value-type="string">
            <text:p>MEETING_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equeutility_JV.java</text:p>
          </table:table-cell>
          <table:table-cell/>
          <table:table-cell office:value-type="float" office:value="13319">
            <text:p>13319</text:p>
          </table:table-cell>
          <table:table-cell office:value-type="string">
            <text:p>String sql='SELECT SRNO,MEET_NAME FROM FAS.MEETING_MAST ORDER BY SRNO ';</text:p>
          </table:table-cell>
          <table:table-cell table:number-columns-repeated="1014"/>
        </table:table-row>
        <table:table-row table:style-name="ro1">
          <table:table-cell office:value-type="string">
            <text:p>MEETING_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comboFuntions.java</text:p>
          </table:table-cell>
          <table:table-cell/>
          <table:table-cell office:value-type="float" office:value="608">
            <text:p>608</text:p>
          </table:table-cell>
          <table:table-cell office:value-type="string">
            <text:p>SQLselect='SELECT SRNO,MEET_NAME FROM FAS.MEETING_MAST ORDER BY SRNO ';</text:p>
          </table:table-cell>
          <table:table-cell table:number-columns-repeated="1014"/>
        </table:table-row>
        <table:table-row table:style-name="ro1">
          <table:table-cell office:value-type="string">
            <text:p>MEETING_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function_brokchq_util.java</text:p>
          </table:table-cell>
          <table:table-cell/>
          <table:table-cell office:value-type="float" office:value="138">
            <text:p>138</text:p>
          </table:table-cell>
          <table:table-cell office:value-type="string">
            <text:p>String sql='SELECT SRNO,MEET_NAME FROM FAS.MEETING_MAST ORDER BY SRNO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rocess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946">
            <text:p>946</text:p>
          </table:table-cell>
          <table:table-cell office:value-type="string">
            <text:p>stmt1= ' select partyname from fas.partymast where partycode=''+partycode+''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rocess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211">
            <text:p>1211</text:p>
          </table:table-cell>
          <table:table-cell office:value-type="string">
            <text:p>stmt1='select partyname from fas.partymast where partycode=''+partycode+''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rocess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547">
            <text:p>1547</text:p>
          </table:table-cell>
          <table:table-cell office:value-type="string">
            <text:p>stmt1='select partyname from fas.partymast where partycode= ?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276">
            <text:p>1276</text:p>
          </table:table-cell>
          <table:table-cell office:value-type="string">
            <text:p>stmt1 = ' select partyname from fas.partymast where partycode='' + partycode + '' ' 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572">
            <text:p>1572</text:p>
          </table:table-cell>
          <table:table-cell office:value-type="string">
            <text:p>stmt1 = 'select partyname from fas.partymast where partycode='' + partycode + '' ' 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942">
            <text:p>1942</text:p>
          </table:table-cell>
          <table:table-cell office:value-type="string">
            <text:p>stmt1 = 'select partyname from fas.partymast where partycode= ? ' 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3004">
            <text:p>3004</text:p>
          </table:table-cell>
          <table:table-cell office:value-type="string">
            <text:p>String SQLselect = ' SELECT partycode,partyname FROM PARTYMAST WHERE CATCODE='BAN' ' 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3051">
            <text:p>3051</text:p>
          </table:table-cell>
          <table:table-cell office:value-type="string">
            <text:p><text:s/>FROM PARTYMAST ' 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TR_NJP_Preview_ENROLL.java</text:p>
          </table:table-cell>
          <table:table-cell office:value-type="string">
            <text:p>List&lt;FasPartyEntityBean&gt; FasPartyService.getFasBankAcc(firmCode,nature,status)</text:p>
          </table:table-cell>
          <table:table-cell office:value-type="float" office:value="1959">
            <text:p>1959</text:p>
          </table:table-cell>
          <table:table-cell office:value-type="string">
            <text:p>String SQLselect=' SELECT partycode,partyname FROM PARTYMAST WHERE CATCODE='BAN' ORDER BY PARTYNAME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TR_NJP_Preview.java</text:p>
          </table:table-cell>
          <table:table-cell office:value-type="string">
            <text:p>List&lt;FasPartyEntityBean&gt; FasPartyService.getFasBankAcc(firmCode,nature,status)</text:p>
          </table:table-cell>
          <table:table-cell office:value-type="float" office:value="2101">
            <text:p>2101</text:p>
          </table:table-cell>
          <table:table-cell office:value-type="string">
            <text:p>String SQLselect=' SELECT partycode,partyname FROM PARTYMAST WHERE CATCODE='BAN' ORDER BY PARTYNAME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Y</text:p>
          </table:table-cell>
          <table:table-cell office:value-type="string">
            <text:p>brokcheque.java</text:p>
          </table:table-cell>
          <table:table-cell/>
          <table:table-cell office:value-type="float" office:value="2709">
            <text:p>2709</text:p>
          </table:table-cell>
          <table:table-cell office:value-type="string">
            <text:p>stmt1 +=' INNER JOIN FAS.PARTYMAST PM1 ON(PM1.PARTYCODE=BROK_CHQ_TRN.REC_HEAD)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</text:p>
          </table:table-cell>
          <table:table-cell office:value-type="string">
            <text:p>N</text:p>
          </table:table-cell>
          <table:table-cell office:value-type="string">
            <text:p>brokcheque.java</text:p>
          </table:table-cell>
          <table:table-cell office:value-type="string">
            <text:p>List&lt;FasPartyEntityBean&gt; FasPartyService.getFasBankAcc(firmCode,nature,status)</text:p>
          </table:table-cell>
          <table:table-cell office:value-type="float" office:value="9003">
            <text:p>9003</text:p>
          </table:table-cell>
          <table:table-cell office:value-type="string">
            <text:p>String SQLselect=' SELECT partycode,partyname FROM FAS.PARTYMAST WHERE CATCODE='BAN' ORDER BY PARTYNAME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join with mfund</text:p>
          </table:table-cell>
          <table:table-cell office:value-type="string">
            <text:p>Y</text:p>
          </table:table-cell>
          <table:table-cell office:value-type="string">
            <text:p>BrokChequeEntryDataManager.java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<text:s/>INNER JOIN FAS.PARTYMAST PM ON (PM.PARTYCODE =HM.PARTYCODE_RECEIVABLE AND FIRMCODE=:firmCodeJV)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join with mfund</text:p>
          </table:table-cell>
          <table:table-cell office:value-type="string">
            <text:p>Y</text:p>
          </table:table-cell>
          <table:table-cell office:value-type="string">
            <text:p>BrokChequeEntryDataManager.java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<text:s/>INNER JOIN FAS.PARTYMAST PM ON (PM.PARTYCODE =HM.PARTYCODE_INCOME AND FIRMCODE=:firmCodeJV)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join with mfund</text:p>
          </table:table-cell>
          <table:table-cell office:value-type="string">
            <text:p>Y</text:p>
          </table:table-cell>
          <table:table-cell office:value-type="string">
            <text:p>BrokChequeEntryDataManager.java</text:p>
          </table:table-cell>
          <table:table-cell/>
          <table:table-cell office:value-type="float" office:value="76">
            <text:p>76</text:p>
          </table:table-cell>
          <table:table-cell office:value-type="string">
            <text:p><text:s/>INNER JOIN FAS.PARTYMAST PM ON (PM.PARTYCODE =HM.PARTYCODE_ST_NOTDUE AND FIRMCODE=:firmCodeJV)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join with mfund</text:p>
          </table:table-cell>
          <table:table-cell office:value-type="string">
            <text:p>Y</text:p>
          </table:table-cell>
          <table:table-cell office:value-type="string">
            <text:p>BrokChequeEntryDataManager.java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<text:s/>INNER JOIN FAS.PARTYMAST PM ON (PM.PARTYCODE =HM.PARTYCODE_ST_PAY AND FIRMCODE=:firmCodeJV)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join with mfund</text:p>
          </table:table-cell>
          <table:table-cell office:value-type="string">
            <text:p>Y</text:p>
          </table:table-cell>
          <table:table-cell office:value-type="string">
            <text:p>BrokChequeEntryDataManager.java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<text:s/>INNER JOIN FAS.PARTYMAST PM ON (PM.PARTYCODE =HM.PARTYCODE_TDS AND FIRMCODE=:firmCodeJV)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join with mfund</text:p>
          </table:table-cell>
          <table:table-cell office:value-type="string">
            <text:p>Y</text:p>
          </table:table-cell>
          <table:table-cell office:value-type="string">
            <text:p>BrokChequeEntryDataManager.java</text:p>
          </table:table-cell>
          <table:table-cell/>
          <table:table-cell office:value-type="float" office:value="160">
            <text:p>160</text:p>
          </table:table-cell>
          <table:table-cell office:value-type="string">
            <text:p>LEFT JOIN FAS.PARTYMAST PM1 ON(PM1.PARTYCODE=BCM.BANKCODE and PM1.FIRMCODE=BCM.FIRM_BR)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equeEntryDataManager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253">
            <text:p>253</text:p>
          </table:table-cell>
          <table:table-cell office:value-type="string">
            <text:p>String select = 'SELECT PARTYNAME FROM FAS.PARTYMAST WHERE PARTYCODE =:partycode and FIRMCODE =:firmcode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join with mfund</text:p>
          </table:table-cell>
          <table:table-cell office:value-type="string">
            <text:p>Y</text:p>
          </table:table-cell>
          <table:table-cell office:value-type="string">
            <text:p>BrokChequeEntryDataManager.java</text:p>
          </table:table-cell>
          <table:table-cell/>
          <table:table-cell office:value-type="float" office:value="286">
            <text:p>286</text:p>
          </table:table-cell>
          <table:table-cell office:value-type="string">
            <text:p><text:s/>left JOIN FAS.PARTYMAST PM ON (PM.PARTYCODE = MST.PARTYCODE_SUSPENSE AND PM.FIRMCODE = MST.FIRM_BR) ' 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Y</text:p>
          </table:table-cell>
          <table:table-cell office:value-type="string">
            <text:p>BrokChequeEntryDataManager.java</text:p>
          </table:table-cell>
          <table:table-cell/>
          <table:table-cell office:value-type="float" office:value="317">
            <text:p>317</text:p>
          </table:table-cell>
          <table:table-cell office:value-type="string">
            <text:p><text:s/>left join FAS.PARTYMAST PM1 ON (PM1.PARTYCODE=TR.REC_HEAD and PM1.FIRMCODE = TR.FIRM_JV) ' 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equeEntryDataManager.java</text:p>
          </table:table-cell>
          <table:table-cell/>
          <table:table-cell office:value-type="float" office:value="428">
            <text:p>428</text:p>
          </table:table-cell>
          <table:table-cell office:value-type="string">
            <text:p>+' INNER join FAS.PARTYMAST PM1 ON (PM1.PARTYCODE=TR.REC_HEAD and PM1.FIRMCODE = TR.FIRM_JV) '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equeEntryService.java</text:p>
          </table:table-cell>
          <table:table-cell/>
          <table:table-cell office:value-type="float" office:value="443">
            <text:p>443</text:p>
          </table:table-cell>
          <table:table-cell office:value-type="string">
            <text:p>strSelect2 += ' INNER JOIN FAS.PARTYMAST PM1 ON(PM1.PARTYCODE=BROK_CHQ_TRN.REC_HEAD AND PM1.FIRMCODE=BROK_CHQ_TRN.FIRM_JV)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equeutility_JV_Edit.java</text:p>
          </table:table-cell>
          <table:table-cell/>
          <table:table-cell office:value-type="float" office:value="3086">
            <text:p>3086</text:p>
          </table:table-cell>
          <table:table-cell office:value-type="string">
            <text:p>stmt1 += ' INNER JOIN FAS.PARTYMAST PM1 ' 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equeutility_JV.java</text:p>
          </table:table-cell>
          <table:table-cell/>
          <table:table-cell office:value-type="float" office:value="3504">
            <text:p>3504</text:p>
          </table:table-cell>
          <table:table-cell office:value-type="string">
            <text:p>stmt1 +=' INNER JOIN FAS.PARTYMAST PM1 ON(PM1.PARTYCODE=BROK_CHQ_TRN.REC_HEAD AND PM1.FIRMCODE=''+firmcode+'')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 bank</text:p>
          </table:table-cell>
          <table:table-cell office:value-type="string">
            <text:p>N</text:p>
          </table:table-cell>
          <table:table-cell office:value-type="string">
            <text:p>brokchequeutility_JV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3470">
            <text:p>13470</text:p>
          </table:table-cell>
          <table:table-cell office:value-type="string">
            <text:p>String SQLselect=' SELECT partycode,partyname FROM FAS.PARTYMAST WHERE CATCODE='BAN'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 live accode</text:p>
          </table:table-cell>
          <table:table-cell office:value-type="string">
            <text:p>N</text:p>
          </table:table-cell>
          <table:table-cell office:value-type="string">
            <text:p>BrokCheqUnAuthoDataManager.java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sql = 'SELECT count(*) cnt FROM FAS.PARTYMAST WHERE FIRMCODE=:firmcode AND PARTYCODE IN ( SELECT * FROM THE( SELECT STR2TBL(:partycode) FROM DUAL )) AND IS_ACC_DISPLAY !='Y'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eqUnAuthoDataManager.java</text:p>
          </table:table-cell>
          <table:table-cell/>
          <table:table-cell office:value-type="float" office:value="326">
            <text:p>326</text:p>
          </table:table-cell>
          <table:table-cell office:value-type="string">
            <text:p>+ 'INNER JOIN FAS.PARTYMAST PM ON (PM.PARTYCODE=LD.PARTYCODE AND PM.FIRMCODE=:firmcode) '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qAuthorizationDataManager.java</text:p>
          </table:table-cell>
          <table:table-cell/>
          <table:table-cell office:value-type="float" office:value="224">
            <text:p>224</text:p>
          </table:table-cell>
          <table:table-cell office:value-type="string">
            <text:p>+ 'INNER JOIN FAS.PARTYMAST PM ON (PM.PARTYCODE=LD.PARTYCODE AND PM.FIRMCODE=:firmcode) '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 live accode</text:p>
          </table:table-cell>
          <table:table-cell office:value-type="string">
            <text:p>N</text:p>
          </table:table-cell>
          <table:table-cell office:value-type="string">
            <text:p>BrokChqAuthorizationDataManager.java</text:p>
          </table:table-cell>
          <table:table-cell/>
          <table:table-cell office:value-type="float" office:value="333">
            <text:p>333</text:p>
          </table:table-cell>
          <table:table-cell office:value-type="string">
            <text:p>sql = 'SELECT count(*) cnt FROM FAS.PARTYMAST WHERE FIRMCODE=:firmcode AND PARTYCODE IN ( SELECT * FROM THE( SELECT STR2TBL(:partycode) FROM DUAL )) AND IS_ACC_DISPLAY !='Y'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qauthorized_JV.java</text:p>
          </table:table-cell>
          <table:table-cell/>
          <table:table-cell office:value-type="float" office:value="695">
            <text:p>695</text:p>
          </table:table-cell>
          <table:table-cell office:value-type="string">
            <text:p>stmt1 += ' INNER JOIN FAS.PARTYMAST PM ON (PM.PARTYCODE=LD.PARTYCODE AND PM.FIRMCODE=''+firmcode+'')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074">
            <text:p>1074</text:p>
          </table:table-cell>
          <table:table-cell office:value-type="string">
            <text:p>String str = ' Select PARTYNAME FROM FAS.PARTYMAST WHERE PARTYCODE=? AND PARTYMAST.FIRMCODE=''+firmcode+''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qreceipt_JV.java</text:p>
          </table:table-cell>
          <table:table-cell/>
          <table:table-cell office:value-type="float" office:value="5390">
            <text:p>5390</text:p>
          </table:table-cell>
          <table:table-cell office:value-type="string">
            <text:p><text:s/>INNER JOIN FAS.PARTYMAST PM1 ON(PM1.PARTYCODE=BROK_CHQ_TRN.REC_HEAD)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 bank</text:p>
          </table:table-cell>
          <table:table-cell office:value-type="string">
            <text:p>N</text:p>
          </table:table-cell>
          <table:table-cell office:value-type="string">
            <text:p>brokchqreceipt_JV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9862">
            <text:p>9862</text:p>
          </table:table-cell>
          <table:table-cell office:value-type="string">
            <text:p>String SQLselect=' SELECT partycode,partyname FROM FAS.PARTYMAST WHERE CATCODE='BAN' AND FAS.PARTYMAST.FIRMCODE=''+firmcode+'' ORDER BY PARTYNAME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qreceipt_save.java</text:p>
          </table:table-cell>
          <table:table-cell/>
          <table:table-cell office:value-type="float" office:value="278">
            <text:p>278</text:p>
          </table:table-cell>
          <table:table-cell office:value-type="string">
            <text:p><text:s/>INNER JOIN FAS.PARTYMAST PM1 ON(PM1.PARTYCODE=BROK_CHQ_TRN.REC_HEAD)' 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qreceipt_save.java</text:p>
          </table:table-cell>
          <table:table-cell/>
          <table:table-cell office:value-type="float" office:value="709">
            <text:p>709</text:p>
          </table:table-cell>
          <table:table-cell office:value-type="string">
            <text:p><text:s/>INNER JOIN FAS.PARTYMAST PM1 ON(PM1.PARTYCODE=BROK_CHQ_TRN.REC_HEAD)' 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qreceipt_save.java</text:p>
          </table:table-cell>
          <table:table-cell/>
          <table:table-cell office:value-type="float" office:value="1066">
            <text:p>1066</text:p>
          </table:table-cell>
          <table:table-cell office:value-type="string">
            <text:p>INNER JOIN FAS.PARTYMAST PM1 ON(PM1.PARTYCODE=BROK_CHQ_TRN.REC_HEAD)' 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 bank</text:p>
          </table:table-cell>
          <table:table-cell office:value-type="string">
            <text:p>N</text:p>
          </table:table-cell>
          <table:table-cell office:value-type="string">
            <text:p>comboFunctions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284">
            <text:p>1284</text:p>
          </table:table-cell>
          <table:table-cell office:value-type="string">
            <text:p>String SQLselect = ' SELECT partycode,partyname FROM PARTYMAST WHERE CATCODE='BAN' ' 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 accode</text:p>
          </table:table-cell>
          <table:table-cell office:value-type="string">
            <text:p>N</text:p>
          </table:table-cell>
          <table:table-cell office:value-type="string">
            <text:p>comboFunctions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337">
            <text:p>1337</text:p>
          </table:table-cell>
          <table:table-cell office:value-type="string">
            <text:p><text:s/>FROM PARTYMAST ' 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TDS type</text:p>
          </table:table-cell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?</text:p>
          </table:table-cell>
          <table:table-cell office:value-type="float" office:value="10664">
            <text:p>10664</text:p>
          </table:table-cell>
          <table:table-cell office:value-type="string">
            <text:p>String SQLselect='SELECT PARTYCODE,PARTYNAME FROM PARTYMAST WHERE PARTYCODE IN ('T0201') AND FIRMCODE = 'FA090809'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 bank</text:p>
          </table:table-cell>
          <table:table-cell office:value-type="string">
            <text:p>N</text:p>
          </table:table-cell>
          <table:table-cell office:value-type="string">
            <text:p>function_brokchq_util.java</text:p>
          </table:table-cell>
          <table:table-cell office:value-type="string">
            <text:p>List&lt;FasPartyEntityBean&gt; FasPartyService.getFasBankAcc(firmCode,nature,status)</text:p>
          </table:table-cell>
          <table:table-cell office:value-type="float" office:value="64">
            <text:p>64</text:p>
          </table:table-cell>
          <table:table-cell office:value-type="string">
            <text:p>String SQLselect=' SELECT partycode,partyname FROM FAS.PARTYMAST WHERE CATCODE='BAN' ORDER BY PARTYNAME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 bank</text:p>
          </table:table-cell>
          <table:table-cell office:value-type="string">
            <text:p>N</text:p>
          </table:table-cell>
          <table:table-cell office:value-type="string">
            <text:p>function_brokchq_util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00">
            <text:p>100</text:p>
          </table:table-cell>
          <table:table-cell office:value-type="string">
            <text:p>String SQLselect=' SELECT partycode,partyname FROM FAS.PARTYMAST WHERE CATCODE='BAN'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HeadMasterManager.java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+ ' inner join FAS.PARTYMAST pm on (pm.PARTYCODE = dtl.PARTYCODE_SUSPENSE and pm.FIRMCODE = frm.FIRMCODE) '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HeadMasterManager.java</text:p>
          </table:table-cell>
          <table:table-cell/>
          <table:table-cell office:value-type="float" office:value="368">
            <text:p>368</text:p>
          </table:table-cell>
          <table:table-cell office:value-type="string">
            <text:p>+ ' INNER JOIN FAS.PARTYMAST PTM ON (HM.PARTYCODE_RECEIVABLE= PTM.PARTYCODE AND PTM.FIRMCODE=FRM.FIRMCODE)'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acc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4286">
            <text:p>4286</text:p>
          </table:table-cell>
          <table:table-cell office:value-type="string">
            <text:p>FROM PARTYMAST ' 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acc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4334">
            <text:p>4334</text:p>
          </table:table-cell>
          <table:table-cell office:value-type="string">
            <text:p><text:s/>FROM PARTYMAST ' 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Bank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PartyEntityBean&gt; FasPartyService.getFasBankAcc(firmCode,nature,status)</text:p>
          </table:table-cell>
          <table:table-cell office:value-type="float" office:value="4541">
            <text:p>4541</text:p>
          </table:table-cell>
          <table:table-cell office:value-type="string">
            <text:p>String SQLselect=' SELECT partycode,partyname FROM PARTYMAST WHERE CATCODE='BAN' ORDER BY PARTYNAME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Bank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4576">
            <text:p>4576</text:p>
          </table:table-cell>
          <table:table-cell office:value-type="string">
            <text:p>String SQLselect=' SELECT partycode,partyname FROM PARTYMAST WHERE CATCODE='BAN'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Bank</text:p>
          </table:table-cell>
          <table:table-cell office:value-type="string">
            <text:p>N</text:p>
          </table:table-cell>
          <table:table-cell office:value-type="string">
            <text:p>print_tr_bill.java</text:p>
          </table:table-cell>
          <table:table-cell office:value-type="string">
            <text:p>List&lt;FasPartyEntityBean&gt; FasPartyService.getFasBankAcc(firmCode,nature,status)</text:p>
          </table:table-cell>
          <table:table-cell office:value-type="float" office:value="1294">
            <text:p>1294</text:p>
          </table:table-cell>
          <table:table-cell office:value-type="string">
            <text:p>String SQLselect=' SELECT partycode,partyname FROM PARTYMAST WHERE CATCODE='BAN' ORDER BY PARTYNAME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Bank</text:p>
          </table:table-cell>
          <table:table-cell office:value-type="string">
            <text:p>N</text:p>
          </table:table-cell>
          <table:table-cell office:value-type="string">
            <text:p>print_trbill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459">
            <text:p>1459</text:p>
          </table:table-cell>
          <table:table-cell office:value-type="string">
            <text:p>StrSql=' SELECT partyname FROM FAS.PARTYMAST WHERE CATCODE='BAN' and partycode=''+bankcode+'' ORDER BY PARTYNAME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750">
            <text:p>750</text:p>
          </table:table-cell>
          <table:table-cell office:value-type="string">
            <text:p>stmt1='select partyname from fas.partymast where partycode=''+partycode+''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759">
            <text:p>759</text:p>
          </table:table-cell>
          <table:table-cell office:value-type="string">
            <text:p>stmt1=' SELECT partycode,partyname FROM FAS.PARTYMAST WHERE CATCODE='BAN'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954">
            <text:p>954</text:p>
          </table:table-cell>
          <table:table-cell office:value-type="string">
            <text:p>stmt1='select partyname from fas.partymast where partycode=''+partycode+''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964">
            <text:p>964</text:p>
          </table:table-cell>
          <table:table-cell office:value-type="string">
            <text:p>stmt1=' SELECT partycode,partyname FROM FAS.PARTYMAST WHERE CATCODE='BAN'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205">
            <text:p>1205</text:p>
          </table:table-cell>
          <table:table-cell office:value-type="string">
            <text:p>stmt1='select partyname from fas.partymast where partycode= ?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227">
            <text:p>1227</text:p>
          </table:table-cell>
          <table:table-cell office:value-type="string">
            <text:p>stmt1='SELECT partycode,partyname FROM FAS.PARTYMAST WHERE CATCODE='BAN' AND partycode=''+bankcode+''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750">
            <text:p>750</text:p>
          </table:table-cell>
          <table:table-cell office:value-type="string">
            <text:p>stmt1='select partyname from fas.partymast where partycode=''+partycode+''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759">
            <text:p>759</text:p>
          </table:table-cell>
          <table:table-cell office:value-type="string">
            <text:p>stmt1='SELECT partycode,partyname FROM FAS.PARTYMAST WHERE CATCODE='BAN'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953">
            <text:p>953</text:p>
          </table:table-cell>
          <table:table-cell office:value-type="string">
            <text:p>stmt1='select partyname from fas.partymast where partycode=''+partycode+''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962">
            <text:p>962</text:p>
          </table:table-cell>
          <table:table-cell office:value-type="string">
            <text:p>stmt1='SELECT partycode,partyname FROM FAS.PARTYMAST WHERE CATCODE='BAN'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211">
            <text:p>1211</text:p>
          </table:table-cell>
          <table:table-cell office:value-type="string">
            <text:p>stmt1='select partyname from fas.partymast where partycode= ?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233">
            <text:p>1233</text:p>
          </table:table-cell>
          <table:table-cell office:value-type="string">
            <text:p>stmt1='SELECT partycode,partyname FROM FAS.PARTYMAST WHERE CATCODE='BAN' AND partycode=''+bankcode+''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P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WA_Bill_Entry_PartnerModel.java</text:p>
          </table:table-cell>
          <table:table-cell/>
          <table:table-cell office:value-type="float" office:value="123">
            <text:p>123</text:p>
          </table:table-cell>
          <table:table-cell office:value-type="string">
            <text:p>String SQLselect=' SELECT COUNT(*) FROM PARTYMAST PM ' +</text:p>
          </table:table-cell>
          <table:table-cell table:number-columns-repeated="1014"/>
        </table:table-row>
      </table:table>
      <table:table table:name="ReadyService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Table</text:p>
          </table:table-cell>
          <table:table-cell table:style-name="ce1" office:value-type="string">
            <text:p>Nature(In loop)</text:p>
          </table:table-cell>
          <table:table-cell table:style-name="ce1" office:value-type="string">
            <text:p>R/W/U/D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Challenge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Service</text:p>
          </table:table-cell>
          <table:table-cell table:style-name="ce1" office:value-type="string">
            <text:p>Line No.</text:p>
          </table:table-cell>
          <table:table-cell table:style-name="ce1" office:value-type="string">
            <text:p>Line Text</text:p>
          </table:table-cell>
          <table:table-cell table:style-name="ce1" table:number-columns-repeated="1014"/>
          <table:table-cell table:style-name="ce2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rocess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968">
            <text:p>968</text:p>
          </table:table-cell>
          <table:table-cell office:value-type="string">
            <text:p>stmt1='select firmname from fas.firm where firmcode=''+firmcode+'' 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rocess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1232">
            <text:p>1232</text:p>
          </table:table-cell>
          <table:table-cell office:value-type="string">
            <text:p>stmt1='select firmname from fas.firm where firmcode=''+firmcode+'' 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rocess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1589">
            <text:p>1589</text:p>
          </table:table-cell>
          <table:table-cell office:value-type="string">
            <text:p>stmt1='select firmname from fas.firm where firmcode=? 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1302">
            <text:p>1302</text:p>
          </table:table-cell>
          <table:table-cell office:value-type="string">
            <text:p>stmt1 = 'select firmname from fas.firm where firmcode='' + firmcode + '' 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1597">
            <text:p>1597</text:p>
          </table:table-cell>
          <table:table-cell office:value-type="string">
            <text:p>stmt1 = 'select firmname from fas.firm where firmcode='' + firmcode + '' 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1992">
            <text:p>1992</text:p>
          </table:table-cell>
          <table:table-cell office:value-type="string">
            <text:p>stmt1 = 'select firmname from fas.firm where firmcode=? 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2908">
            <text:p>2908</text:p>
          </table:table-cell>
          <table:table-cell office:value-type="string">
            <text:p>String SQLselect = ' SELECT FIRMCODE,FIRMNAME FROM FIRM WHERE IS_LOCKED = 0 ORDER BY FIRMNAME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bill_TR_NJP_Menu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2618">
            <text:p>2618</text:p>
          </table:table-cell>
          <table:table-cell office:value-type="string">
            <text:p>String SQLselect=' SELECT FIRMCODE,FIRMNAME FROM FIRM ORDER BY FIRMNAME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Bill_TR_NJP_Preview_ENROLL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1994">
            <text:p>1994</text:p>
          </table:table-cell>
          <table:table-cell office:value-type="string">
            <text:p>String SQLselect=' SELECT FIRMCODE,FIRMNAME FROM FIRM ORDER BY FIRMNAME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Bill_TR_NJP_Preview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2136">
            <text:p>2136</text:p>
          </table:table-cell>
          <table:table-cell office:value-type="string">
            <text:p>String SQLselect=' SELECT FIRMCODE,FIRMNAME FROM FIRM ORDER BY FIRMNAME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brokchequeutility_JV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13430">
            <text:p>13430</text:p>
          </table:table-cell>
          <table:table-cell office:value-type="string">
            <text:p>String SQLselect=' SELECT FIRMCODE,FIRMNAME FROM FAS.FIRM WHERE IS_LOCKED = 0 ORDER BY FIRMNAME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List&lt;FasFirmEntityBean&gt; FasFirmService.getFirm(natureType,asonDate,compId)</text:p>
          </table:table-cell>
          <table:table-cell office:value-type="float" office:value="1259">
            <text:p>1259</text:p>
          </table:table-cell>
          <table:table-cell office:value-type="string">
            <text:p>stmt3 = ' SELECT FIRMCODE FROM FAS.FIRM WHERE TO_DATE('' + fas_to_date + '','dd/mm/yyyy') BETWEEN STARTDT AND ENDDT AND FIRMNAME LIKE '%NJ%INDIAINVEST%' 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List&lt;FasFirmEntityBean&gt; FasFirmService.getFirm(natureType,asonDate,compId)</text:p>
          </table:table-cell>
          <table:table-cell office:value-type="float" office:value="1604">
            <text:p>1604</text:p>
          </table:table-cell>
          <table:table-cell office:value-type="string">
            <text:p>stmt3 = ' SELECT FIRMCODE FROM FAS.FIRM WHERE TO_DATE('' + fas_incdate + '','dd/mm/yyyy') BETWEEN STARTDT AND ENDDT AND FIRMNAME LIKE '%NJ%INDIAINVEST%' 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List&lt;FasFirmEntityBean&gt; FasFirmService.getFirm(natureType,asonDate,compId)</text:p>
          </table:table-cell>
          <table:table-cell office:value-type="float" office:value="1937">
            <text:p>1937</text:p>
          </table:table-cell>
          <table:table-cell office:value-type="string">
            <text:p>stmt3 = ' SELECT FIRMCODE FROM FAS.FIRM WHERE TO_DATE('' + fas_to_date + '','dd/mm/yyyy') BETWEEN STARTDT AND ENDDT AND FIRMNAME LIKE '%NJ%INDIAINVEST%' 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firm</text:p>
          </table:table-cell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2885">
            <text:p>2885</text:p>
          </table:table-cell>
          <table:table-cell office:value-type="string">
            <text:p>String SQLselect=' SELECT FIRMCODE,FIRMNAME FROM FAS.FIRM WHERE IS_LOCKED = 0 ORDER BY FIRMNAME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firm</text:p>
          </table:table-cell>
          <table:table-cell office:value-type="string">
            <text:p>N</text:p>
          </table:table-cell>
          <table:table-cell office:value-type="string">
            <text:p>brokchqreport_JV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1467">
            <text:p>1467</text:p>
          </table:table-cell>
          <table:table-cell office:value-type="string">
            <text:p>String SQLselect=' SELECT FIRMCODE,FIRMNAME FROM FAS.FIRM WHERE IS_LOCKED = 0 ORDER BY FIRMNAME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firm jv</text:p>
          </table:table-cell>
          <table:table-cell office:value-type="string">
            <text:p>N</text:p>
          </table:table-cell>
          <table:table-cell office:value-type="string">
            <text:p>comboAcc.java</text:p>
          </table:table-cell>
          <table:table-cell office:value-type="string">
            <text:p>List&lt;FasFirmEntityBean&gt; FasFirmService.getFirm(nature,asonDate)</text:p>
          </table:table-cell>
          <table:table-cell office:value-type="float" office:value="316">
            <text:p>316</text:p>
          </table:table-cell>
          <table:table-cell office:value-type="string">
            <text:p>String SQLselect=' SELECT FIRMCODE FROM FIRM WHERE IS_LOCKED = 0 AND '' + firmdate.toString()+'' BETWEEN STARTDT AND ENDDT '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firm jv</text:p>
          </table:table-cell>
          <table:table-cell office:value-type="string">
            <text:p>N</text:p>
          </table:table-cell>
          <table:table-cell office:value-type="string">
            <text:p>comboFunctions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1128">
            <text:p>1128</text:p>
          </table:table-cell>
          <table:table-cell office:value-type="string">
            <text:p>String SQLselect = ' SELECT FIRMCODE,FIRMNAME FROM FIRM WHERE IS_LOCKED = 0 ORDER BY FIRMNAME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firm</text:p>
          </table:table-cell>
          <table:table-cell office:value-type="string">
            <text:p>N</text:p>
          </table:table-cell>
          <table:table-cell office:value-type="string">
            <text:p>comboFunctions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1174">
            <text:p>1174</text:p>
          </table:table-cell>
          <table:table-cell office:value-type="string">
            <text:p>String SQLselect = ' SELECT FIRMCODE,FIRMNAME FROM FIRM WHERE IS_LOCKED = 0 ORDER BY FIRMNAME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fill combo using firmname</text:p>
          </table:table-cell>
          <table:table-cell office:value-type="string">
            <text:p>N</text:p>
          </table:table-cell>
          <table:table-cell office:value-type="string">
            <text:p>comboParty.java</text:p>
          </table:table-cell>
          <table:table-cell office:value-type="string">
            <text:p>List&lt;FasFirmEntityBean&gt; FasFirmService.getFirm(asonDate,natureType)</text:p>
          </table:table-cell>
          <table:table-cell office:value-type="float" office:value="318">
            <text:p>318</text:p>
          </table:table-cell>
          <table:table-cell office:value-type="string">
            <text:p>String SQLselect=' SELECT FIRMCODE FROM FIRM WHERE IS_LOCKED = 0 AND '' + firmdate.toString()+'' BETWEEN STARTDT AND ENDDT '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List&lt;FasFirmEntityBean&gt; FasFirmService.getFirm(natureType,asonDate,compId)</text:p>
          </table:table-cell>
          <table:table-cell office:value-type="float" office:value="129349">
            <text:p>129349</text:p>
          </table:table-cell>
          <table:table-cell office:value-type="string">
            <text:p>EXECUTE IMMEDIATE 'SELECT FIRMCODE FROM FAS.FIRM WHERE :1 BETWEEN STARTDT AND ENDDT AND COMP_ID = ''29''' INTO FIRMCODE USING RECDATE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List&lt;FasFirmEntityBean&gt; FasFirmService.getFirm(natureType,asonDate,compId)</text:p>
          </table:table-cell>
          <table:table-cell office:value-type="float" office:value="129363">
            <text:p>129363</text:p>
          </table:table-cell>
          <table:table-cell office:value-type="string">
            <text:p>EXECUTE IMMEDIATE 'SELECT FIRMCODE FROM FAS.FIRM WHERE :1 BETWEEN STARTDT AND ENDDT AND COMP_ID = ''29''' INTO FIRMCODE USING FASFROMDATE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EnetFolderName</text:p>
          </table:table-cell>
          <table:table-cell office:value-type="string">
            <text:p>N</text:p>
          </table:table-cell>
          <table:table-cell office:value-type="string">
            <text:p>function.java</text:p>
          </table:table-cell>
          <table:table-cell office:value-type="string">
            <text:p>List&lt;FasFirmEntityBean&gt; FasFirmService.getFirm(asonDate,natureType)</text:p>
          </table:table-cell>
          <table:table-cell office:value-type="float" office:value="3157">
            <text:p>3157</text:p>
          </table:table-cell>
          <table:table-cell office:value-type="string">
            <text:p>FROM FIRM ' +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4615">
            <text:p>4615</text:p>
          </table:table-cell>
          <table:table-cell office:value-type="string">
            <text:p>String SQLselect=' SELECT FIRMCODE,FIRMNAME FROM FIRM WHERE IS_LOCKED = 0 ORDER BY FIRMNAME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4646">
            <text:p>4646</text:p>
          </table:table-cell>
          <table:table-cell office:value-type="string">
            <text:p>String SQLselect=' SELECT FIRMCODE,FIRMNAME FROM FIRM WHERE IS_LOCKED = 0 ORDER BY FIRMNAME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Firm_JV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4682">
            <text:p>4682</text:p>
          </table:table-cell>
          <table:table-cell office:value-type="string">
            <text:p>String SQLselect=' SELECT FIRMCODE,FIRMNAME FROM FIRM WHERE IS_LOCKED = 0 ORDER BY FIRMNAME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Firm_JV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4715">
            <text:p>4715</text:p>
          </table:table-cell>
          <table:table-cell office:value-type="string">
            <text:p>String SQLselect=' SELECT FIRMCODE,FIRMNAME FROM FIRM WHERE IS_LOCKED = 0 ORDER BY FIRMNAME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print_tr_bill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1326">
            <text:p>1326</text:p>
          </table:table-cell>
          <table:table-cell office:value-type="string">
            <text:p>String SQLselect=' SELECT FIRMCODE,FIRMNAME FROM FIRM WHERE IS_LOCKED = 0 ORDER BY FIRMNAME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772">
            <text:p>772</text:p>
          </table:table-cell>
          <table:table-cell office:value-type="string">
            <text:p>stmt1='select firmname from fas.firm where firmcode=''+firmcode+'' 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975">
            <text:p>975</text:p>
          </table:table-cell>
          <table:table-cell office:value-type="string">
            <text:p>stmt1='select firmname from fas.firm where firmcode=''+firmcode+'' 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1242">
            <text:p>1242</text:p>
          </table:table-cell>
          <table:table-cell office:value-type="string">
            <text:p>stmt1='select firmname from fas.firm where firmcode=? 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770">
            <text:p>770</text:p>
          </table:table-cell>
          <table:table-cell office:value-type="string">
            <text:p>stmt1='select firmname from fas.firm where firmcode=''+firmcode+'' 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974">
            <text:p>974</text:p>
          </table:table-cell>
          <table:table-cell office:value-type="string">
            <text:p>stmt1='select firmname from fas.firm where firmcode=''+firmcode+'' 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1248">
            <text:p>1248</text:p>
          </table:table-cell>
          <table:table-cell office:value-type="string">
            <text:p>stmt1='select firmname from fas.firm where firmcode=? 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WA_Bill_Entry_PartnerModel.java</text:p>
          </table:table-cell>
          <table:table-cell office:value-type="string">
            <text:p>List&lt;FasFirmEntityBean&gt; FasFirmService.getFirm(natureType,asonDate,compId)</text:p>
          </table:table-cell>
          <table:table-cell office:value-type="float" office:value="33">
            <text:p>33</text:p>
          </table:table-cell>
          <table:table-cell office:value-type="string">
            <text:p>String SQLselect=' SELECT FIRMCODE FROM FIRM WHERE IS_LOCKED = 0 ' +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WA_Bill_Entry_PartnerModel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45">
            <text:p>45</text:p>
          </table:table-cell>
          <table:table-cell office:value-type="string">
            <text:p>SQLselect=' SELECT FIRMCODE FROM FIRM WHERE IS_LOCKED = 0 ' 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rocess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946">
            <text:p>946</text:p>
          </table:table-cell>
          <table:table-cell office:value-type="string">
            <text:p>stmt1= ' select partyname from fas.partymast where partycode=''+partycode+''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rocess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211">
            <text:p>1211</text:p>
          </table:table-cell>
          <table:table-cell office:value-type="string">
            <text:p>stmt1='select partyname from fas.partymast where partycode=''+partycode+''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rocess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547">
            <text:p>1547</text:p>
          </table:table-cell>
          <table:table-cell office:value-type="string">
            <text:p>stmt1='select partyname from fas.partymast where partycode= ?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276">
            <text:p>1276</text:p>
          </table:table-cell>
          <table:table-cell office:value-type="string">
            <text:p>stmt1 = ' select partyname from fas.partymast where partycode='' + partycode + '' ' 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572">
            <text:p>1572</text:p>
          </table:table-cell>
          <table:table-cell office:value-type="string">
            <text:p>stmt1 = 'select partyname from fas.partymast where partycode='' + partycode + '' ' 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942">
            <text:p>1942</text:p>
          </table:table-cell>
          <table:table-cell office:value-type="string">
            <text:p>stmt1 = 'select partyname from fas.partymast where partycode= ? ' 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3004">
            <text:p>3004</text:p>
          </table:table-cell>
          <table:table-cell office:value-type="string">
            <text:p>String SQLselect = ' SELECT partycode,partyname FROM PARTYMAST WHERE CATCODE='BAN' ' 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3051">
            <text:p>3051</text:p>
          </table:table-cell>
          <table:table-cell office:value-type="string">
            <text:p><text:s/>FROM PARTYMAST ' 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TR_NJP_Preview_ENROLL.java</text:p>
          </table:table-cell>
          <table:table-cell office:value-type="string">
            <text:p>List&lt;FasPartyEntityBean&gt; FasPartyService.getFasBankAcc(firmCode,nature,status)</text:p>
          </table:table-cell>
          <table:table-cell office:value-type="float" office:value="1959">
            <text:p>1959</text:p>
          </table:table-cell>
          <table:table-cell office:value-type="string">
            <text:p>String SQLselect=' SELECT partycode,partyname FROM PARTYMAST WHERE CATCODE='BAN' ORDER BY PARTYNAME ';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TR_NJP_Preview.java</text:p>
          </table:table-cell>
          <table:table-cell office:value-type="string">
            <text:p>List&lt;FasPartyEntityBean&gt; FasPartyService.getFasBankAcc(firmCode,nature,status)</text:p>
          </table:table-cell>
          <table:table-cell office:value-type="float" office:value="2101">
            <text:p>2101</text:p>
          </table:table-cell>
          <table:table-cell office:value-type="string">
            <text:p>String SQLselect=' SELECT partycode,partyname FROM PARTYMAST WHERE CATCODE='BAN' ORDER BY PARTYNAME ';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</text:p>
          </table:table-cell>
          <table:table-cell office:value-type="string">
            <text:p>N</text:p>
          </table:table-cell>
          <table:table-cell office:value-type="string">
            <text:p>brokcheque.java</text:p>
          </table:table-cell>
          <table:table-cell office:value-type="string">
            <text:p>List&lt;FasPartyEntityBean&gt; FasPartyService.getFasBankAcc(firmCode,nature,status)</text:p>
          </table:table-cell>
          <table:table-cell office:value-type="float" office:value="9003">
            <text:p>9003</text:p>
          </table:table-cell>
          <table:table-cell office:value-type="string">
            <text:p>String SQLselect=' SELECT partycode,partyname FROM FAS.PARTYMAST WHERE CATCODE='BAN' ORDER BY PARTYNAME ';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equeEntryDataManager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253">
            <text:p>253</text:p>
          </table:table-cell>
          <table:table-cell office:value-type="string">
            <text:p>String select = 'SELECT PARTYNAME FROM FAS.PARTYMAST WHERE PARTYCODE =:partycode and FIRMCODE =:firmcode';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 bank</text:p>
          </table:table-cell>
          <table:table-cell office:value-type="string">
            <text:p>N</text:p>
          </table:table-cell>
          <table:table-cell office:value-type="string">
            <text:p>brokchequeutility_JV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3470">
            <text:p>13470</text:p>
          </table:table-cell>
          <table:table-cell office:value-type="string">
            <text:p>String SQLselect=' SELECT partycode,partyname FROM FAS.PARTYMAST WHERE CATCODE='BAN'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074">
            <text:p>1074</text:p>
          </table:table-cell>
          <table:table-cell office:value-type="string">
            <text:p>String str = ' Select PARTYNAME FROM FAS.PARTYMAST WHERE PARTYCODE=? AND PARTYMAST.FIRMCODE=''+firmcode+'' ';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 bank</text:p>
          </table:table-cell>
          <table:table-cell office:value-type="string">
            <text:p>N</text:p>
          </table:table-cell>
          <table:table-cell office:value-type="string">
            <text:p>brokchqreceipt_JV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9862">
            <text:p>9862</text:p>
          </table:table-cell>
          <table:table-cell office:value-type="string">
            <text:p>String SQLselect=' SELECT partycode,partyname FROM FAS.PARTYMAST WHERE CATCODE='BAN' AND FAS.PARTYMAST.FIRMCODE=''+firmcode+'' ORDER BY PARTYNAME ';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 bank</text:p>
          </table:table-cell>
          <table:table-cell office:value-type="string">
            <text:p>N</text:p>
          </table:table-cell>
          <table:table-cell office:value-type="string">
            <text:p>comboFunctions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284">
            <text:p>1284</text:p>
          </table:table-cell>
          <table:table-cell office:value-type="string">
            <text:p>String SQLselect = ' SELECT partycode,partyname FROM PARTYMAST WHERE CATCODE='BAN' ' 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 accode</text:p>
          </table:table-cell>
          <table:table-cell office:value-type="string">
            <text:p>N</text:p>
          </table:table-cell>
          <table:table-cell office:value-type="string">
            <text:p>comboFunctions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337">
            <text:p>1337</text:p>
          </table:table-cell>
          <table:table-cell office:value-type="string">
            <text:p><text:s/>FROM PARTYMAST ' 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 bank</text:p>
          </table:table-cell>
          <table:table-cell office:value-type="string">
            <text:p>N</text:p>
          </table:table-cell>
          <table:table-cell office:value-type="string">
            <text:p>function_brokchq_util.java</text:p>
          </table:table-cell>
          <table:table-cell office:value-type="string">
            <text:p>List&lt;FasPartyEntityBean&gt; FasPartyService.getFasBankAcc(firmCode,nature,status)</text:p>
          </table:table-cell>
          <table:table-cell office:value-type="float" office:value="64">
            <text:p>64</text:p>
          </table:table-cell>
          <table:table-cell office:value-type="string">
            <text:p>String SQLselect=' SELECT partycode,partyname FROM FAS.PARTYMAST WHERE CATCODE='BAN' ORDER BY PARTYNAME ';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 bank</text:p>
          </table:table-cell>
          <table:table-cell office:value-type="string">
            <text:p>N</text:p>
          </table:table-cell>
          <table:table-cell office:value-type="string">
            <text:p>function_brokchq_util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00">
            <text:p>100</text:p>
          </table:table-cell>
          <table:table-cell office:value-type="string">
            <text:p>String SQLselect=' SELECT partycode,partyname FROM FAS.PARTYMAST WHERE CATCODE='BAN'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acc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4286">
            <text:p>4286</text:p>
          </table:table-cell>
          <table:table-cell office:value-type="string">
            <text:p>FROM PARTYMAST ' 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acc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4334">
            <text:p>4334</text:p>
          </table:table-cell>
          <table:table-cell office:value-type="string">
            <text:p><text:s/>FROM PARTYMAST ' 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Bank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PartyEntityBean&gt; FasPartyService.getFasBankAcc(firmCode,nature,status)</text:p>
          </table:table-cell>
          <table:table-cell office:value-type="float" office:value="4541">
            <text:p>4541</text:p>
          </table:table-cell>
          <table:table-cell office:value-type="string">
            <text:p>String SQLselect=' SELECT partycode,partyname FROM PARTYMAST WHERE CATCODE='BAN' ORDER BY PARTYNAME ';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Bank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4576">
            <text:p>4576</text:p>
          </table:table-cell>
          <table:table-cell office:value-type="string">
            <text:p>String SQLselect=' SELECT partycode,partyname FROM PARTYMAST WHERE CATCODE='BAN'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Bank</text:p>
          </table:table-cell>
          <table:table-cell office:value-type="string">
            <text:p>N</text:p>
          </table:table-cell>
          <table:table-cell office:value-type="string">
            <text:p>print_tr_bill.java</text:p>
          </table:table-cell>
          <table:table-cell office:value-type="string">
            <text:p>List&lt;FasPartyEntityBean&gt; FasPartyService.getFasBankAcc(firmCode,nature,status)</text:p>
          </table:table-cell>
          <table:table-cell office:value-type="float" office:value="1294">
            <text:p>1294</text:p>
          </table:table-cell>
          <table:table-cell office:value-type="string">
            <text:p>String SQLselect=' SELECT partycode,partyname FROM PARTYMAST WHERE CATCODE='BAN' ORDER BY PARTYNAME ';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Bank</text:p>
          </table:table-cell>
          <table:table-cell office:value-type="string">
            <text:p>N</text:p>
          </table:table-cell>
          <table:table-cell office:value-type="string">
            <text:p>print_trbill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459">
            <text:p>1459</text:p>
          </table:table-cell>
          <table:table-cell office:value-type="string">
            <text:p>StrSql=' SELECT partyname FROM FAS.PARTYMAST WHERE CATCODE='BAN' and partycode=''+bankcode+'' ORDER BY PARTYNAME ';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750">
            <text:p>750</text:p>
          </table:table-cell>
          <table:table-cell office:value-type="string">
            <text:p>stmt1='select partyname from fas.partymast where partycode=''+partycode+''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759">
            <text:p>759</text:p>
          </table:table-cell>
          <table:table-cell office:value-type="string">
            <text:p>stmt1=' SELECT partycode,partyname FROM FAS.PARTYMAST WHERE CATCODE='BAN'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954">
            <text:p>954</text:p>
          </table:table-cell>
          <table:table-cell office:value-type="string">
            <text:p>stmt1='select partyname from fas.partymast where partycode=''+partycode+''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964">
            <text:p>964</text:p>
          </table:table-cell>
          <table:table-cell office:value-type="string">
            <text:p>stmt1=' SELECT partycode,partyname FROM FAS.PARTYMAST WHERE CATCODE='BAN'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205">
            <text:p>1205</text:p>
          </table:table-cell>
          <table:table-cell office:value-type="string">
            <text:p>stmt1='select partyname from fas.partymast where partycode= ?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227">
            <text:p>1227</text:p>
          </table:table-cell>
          <table:table-cell office:value-type="string">
            <text:p>stmt1='SELECT partycode,partyname FROM FAS.PARTYMAST WHERE CATCODE='BAN' AND partycode=''+bankcode+''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750">
            <text:p>750</text:p>
          </table:table-cell>
          <table:table-cell office:value-type="string">
            <text:p>stmt1='select partyname from fas.partymast where partycode=''+partycode+''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759">
            <text:p>759</text:p>
          </table:table-cell>
          <table:table-cell office:value-type="string">
            <text:p>stmt1='SELECT partycode,partyname FROM FAS.PARTYMAST WHERE CATCODE='BAN'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953">
            <text:p>953</text:p>
          </table:table-cell>
          <table:table-cell office:value-type="string">
            <text:p>stmt1='select partyname from fas.partymast where partycode=''+partycode+''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962">
            <text:p>962</text:p>
          </table:table-cell>
          <table:table-cell office:value-type="string">
            <text:p>stmt1='SELECT partycode,partyname FROM FAS.PARTYMAST WHERE CATCODE='BAN'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211">
            <text:p>1211</text:p>
          </table:table-cell>
          <table:table-cell office:value-type="string">
            <text:p>stmt1='select partyname from fas.partymast where partycode= ?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233">
            <text:p>1233</text:p>
          </table:table-cell>
          <table:table-cell office:value-type="string">
            <text:p>stmt1='SELECT partycode,partyname FROM FAS.PARTYMAST WHERE CATCODE='BAN' AND partycode=''+bankcode+'' '+</text:p>
          </table:table-cell>
          <table:table-cell table:number-columns-repeated="1015"/>
        </table:table-row>
        <table:table-row table:style-name="ro1">
          <table:table-cell office:value-type="string">
            <text:p>BANKREC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bill_payment_utility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373">
            <text:p>1373</text:p>
          </table:table-cell>
          <table:table-cell office:value-type="string">
            <text:p>Sql_Insert_Bank = ' INSERT INTO FAS.BANKREC ';</text:p>
          </table:table-cell>
          <table:table-cell table:number-columns-repeated="1015"/>
        </table:table-row>
        <table:table-row table:style-name="ro1">
          <table:table-cell office:value-type="string">
            <text:p>BANKREC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eqUnAuthoDataManager.java</text:p>
          </table:table-cell>
          <table:table-cell office:value-type="string">
            <text:p>FasBankRecEntityBean etBankRec(voucherNo,firmCode,bankRecoClear</text:p>
          </table:table-cell>
          <table:table-cell office:value-type="float" office:value="434">
            <text:p>434</text:p>
          </table:table-cell>
          <table:table-cell office:value-type="string">
            <text:p>sql = 'SELECT NVL(PASS,'N') PASS,TO_CHAR(CLRDATE,'DD/MM/YYYY') CLEARDATE FROM FAS.BANKREC WHERE VOU=:vou ';</text:p>
          </table:table-cell>
          <table:table-cell table:number-columns-repeated="1015"/>
        </table:table-row>
        <table:table-row table:style-name="ro1">
          <table:table-cell office:value-type="string">
            <text:p>BANKREC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qAuthorizationDataManager.java</text:p>
          </table:table-cell>
          <table:table-cell office:value-type="string">
            <text:p>FasBankRecEntityBean etBankRec(voucherNo,firmCode,bankRecoClear</text:p>
          </table:table-cell>
          <table:table-cell office:value-type="float" office:value="516">
            <text:p>516</text:p>
          </table:table-cell>
          <table:table-cell office:value-type="string">
            <text:p>sql = 'SELECT NVL(PASS,'N') PASS,TO_CHAR(CLRDATE,'DD/MM/YYYY') CLEARDATE FROM FAS.BANKREC WHERE VOU=:vou ';</text:p>
          </table:table-cell>
          <table:table-cell table:number-columns-repeated="1015"/>
        </table:table-row>
        <table:table-row table:style-name="ro1">
          <table:table-cell office:value-type="string">
            <text:p>BANKREC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FasBankRecEntityBean etBankRec(voucherNo,firmCode,bankRecoClear</text:p>
          </table:table-cell>
          <table:table-cell office:value-type="float" office:value="1486">
            <text:p>1486</text:p>
          </table:table-cell>
          <table:table-cell office:value-type="string">
            <text:p>stmt4 = ' SELECT NVL(PASS,'N') PASS,TO_CHAR(CLRDATE,'DD/MM/YYYY') CLEARDATE FROM FAS.BANKREC WHERE VOU = '' + rad2 + '' ';</text:p>
          </table:table-cell>
          <table:table-cell table:number-columns-repeated="1015"/>
        </table:table-row>
        <table:table-row table:style-name="ro1">
          <table:table-cell office:value-type="string">
            <text:p>BANKREC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FasBankRecEntityBean etBankRec(voucherNo,firmCode,bankRecoClear</text:p>
          </table:table-cell>
          <table:table-cell office:value-type="float" office:value="1488">
            <text:p>1488</text:p>
          </table:table-cell>
          <table:table-cell office:value-type="string">
            <text:p>stmt4 = ' SELECT NVL(PASS,'N') PASS,TO_CHAR(CLRDATE,'DD/MM/YYYY') CLEARDATE FROM FAS.BANKREC WHERE VOU = '' + rad1 + '' ';</text:p>
          </table:table-cell>
          <table:table-cell table:number-columns-repeated="1015"/>
        </table:table-row>
        <table:table-row table:style-name="ro1">
          <table:table-cell office:value-type="string">
            <text:p>BANKREC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int deleteBankRec(voucherNo,bankRecoClear)</text:p>
          </table:table-cell>
          <table:table-cell office:value-type="float" office:value="2136">
            <text:p>2136</text:p>
          </table:table-cell>
          <table:table-cell office:value-type="string">
            <text:p>stmt1 = ' DELETE FROM FAS.BANKREC WHERE VOU='' + rad2 + '' ';</text:p>
          </table:table-cell>
          <table:table-cell table:number-columns-repeated="1015"/>
        </table:table-row>
        <table:table-row table:style-name="ro1">
          <table:table-cell office:value-type="string">
            <text:p>BANKREC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int deleteBankRec(voucherNo,bankRecoClear)</text:p>
          </table:table-cell>
          <table:table-cell office:value-type="float" office:value="2189">
            <text:p>2189</text:p>
          </table:table-cell>
          <table:table-cell office:value-type="string">
            <text:p>stmt1 = ' DELETE FROM FAS.BANKREC WHERE VOU='' + rad1 + '' ';</text:p>
          </table:table-cell>
          <table:table-cell table:number-columns-repeated="1015"/>
        </table:table-row>
        <table:table-row table:style-name="ro1">
          <table:table-cell office:value-type="string">
            <text:p>BANKREC</text:p>
          </table:table-cell>
          <table:table-cell office:value-type="string">
            <text:p>F,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rptPaymentRequest_detail.java</text:p>
          </table:table-cell>
          <table:table-cell office:value-type="string">
            <text:p>FasBankRecEntityBean etBankRec(voucherNo,firmCode,bankRecoClear</text:p>
          </table:table-cell>
          <table:table-cell office:value-type="float" office:value="910">
            <text:p>910</text:p>
          </table:table-cell>
          <table:table-cell office:value-type="string">
            <text:p>String SQLsel='select to_char(CLRDATE,'dd/mm/yyyy') CLRDATE from BANKREC where VOU=? and PASS='Y'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bill_payment_utility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344">
            <text:p>1344</text:p>
          </table:table-cell>
          <table:table-cell office:value-type="string">
            <text:p>Sql_Insert_Led = 'INSERT INTO FAS.LEDGER 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bill_payment_utility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364">
            <text:p>1364</text:p>
          </table:table-cell>
          <table:table-cell office:value-type="string">
            <text:p>Sql_chq_charge_jv = ' INSERT INTO FAS.LEDGER (firmcode,vou,trdate,accode,debit,credit,partycode,ch_no,draft,desc1,tdstype,' +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Insert into leadger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782">
            <text:p>178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806">
            <text:p>180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862">
            <text:p>186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877">
            <text:p>187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936">
            <text:p>193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952">
            <text:p>195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009">
            <text:p>200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024">
            <text:p>202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082">
            <text:p>208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101">
            <text:p>2101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159">
            <text:p>215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174">
            <text:p>217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231">
            <text:p>2231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248">
            <text:p>2248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45">
            <text:p>445</text:p>
          </table:table-cell>
          <table:table-cell office:value-type="string">
            <text:p>Ledger ledger = new Ledger()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72">
            <text:p>472</text:p>
          </table:table-cell>
          <table:table-cell office:value-type="string">
            <text:p>Ledger ledger1 = new Ledger()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89">
            <text:p>489</text:p>
          </table:table-cell>
          <table:table-cell office:value-type="string">
            <text:p>Ledger ledger = new Ledger()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523">
            <text:p>523</text:p>
          </table:table-cell>
          <table:table-cell office:value-type="string">
            <text:p>Ledger ledger = new Ledger()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579">
            <text:p>579</text:p>
          </table:table-cell>
          <table:table-cell office:value-type="string">
            <text:p>Ledger ledger1 = new Ledger()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601">
            <text:p>601</text:p>
          </table:table-cell>
          <table:table-cell office:value-type="string">
            <text:p>Ledger ledger = new Ledger()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634">
            <text:p>634</text:p>
          </table:table-cell>
          <table:table-cell office:value-type="string">
            <text:p>Ledger ledger = new Ledger()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661">
            <text:p>661</text:p>
          </table:table-cell>
          <table:table-cell office:value-type="string">
            <text:p>Ledger ledger = new Ledger()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722">
            <text:p>722</text:p>
          </table:table-cell>
          <table:table-cell office:value-type="string">
            <text:p>Ledger ledger = new Ledger()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751">
            <text:p>751</text:p>
          </table:table-cell>
          <table:table-cell office:value-type="string">
            <text:p>Ledger ledger = new Ledger()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3991">
            <text:p>23991</text:p>
          </table:table-cell>
          <table:table-cell office:value-type="string">
            <text:p>INSERT INTO FAS.LEDGER (FIRMCODE,VOU,TRDATE,ACCODE,DEBIT,CREDIT,PARTYCODE,CH_NO,DRAFT,DESC1,GRPCODE,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3999">
            <text:p>23999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090">
            <text:p>24090</text:p>
          </table:table-cell>
          <table:table-cell office:value-type="string">
            <text:p>INSERT INTO FAS.LEDGER (FIRMCODE,VOU,TRDATE,ACCODE,DEBIT,CREDIT,PARTYCODE,CH_NO,DRAFT,DESC1,GRPCODE,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098">
            <text:p>24098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191">
            <text:p>24191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296">
            <text:p>24296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304">
            <text:p>24304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331">
            <text:p>24331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339">
            <text:p>24339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367">
            <text:p>24367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375">
            <text:p>24375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404">
            <text:p>24404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412">
            <text:p>24412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440">
            <text:p>24440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448">
            <text:p>24448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866">
            <text:p>3866</text:p>
          </table:table-cell>
          <table:table-cell office:value-type="string">
            <text:p>SQLstmt = ' INSERT INTO LEDGER (firmcode,vou,trdate,accode,debit,credit,partycode,ch_no,draft,desc1,'+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885">
            <text:p>3885</text:p>
          </table:table-cell>
          <table:table-cell office:value-type="string">
            <text:p>SQLstmt = ' INSERT INTO LEDGER (firmcode,vou,trdate,accode,debit,credit,partycode,ch_no,draft,desc1,tdstype,'+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997">
            <text:p>3997</text:p>
          </table:table-cell>
          <table:table-cell office:value-type="string">
            <text:p>SQLstmt = ' INSERT INTO LEDGER (firmcode,vou,trdate,accode,debit,credit,partycode,ch_no,draft,desc1,tdstype,'+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016">
            <text:p>4016</text:p>
          </table:table-cell>
          <table:table-cell office:value-type="string">
            <text:p>SQLstmt = ' INSERT INTO LEDGER (firmcode,vou,trdate,accode,debit,credit,partycode,ch_no,draft,desc1,tdstype,'+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047">
            <text:p>4047</text:p>
          </table:table-cell>
          <table:table-cell office:value-type="string">
            <text:p>SQLstmt = ' INSERT INTO LEDGER (firmcode,vou,trdate,accode,debit,credit,partycode,ch_no,draft,desc1,tdstype,'+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065">
            <text:p>4065</text:p>
          </table:table-cell>
          <table:table-cell office:value-type="string">
            <text:p>SQLstmt = ' INSERT INTO LEDGER (firmcode,vou,trdate,accode,debit,credit,partycode,ch_no,draft,desc1,tdstype,'+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124">
            <text:p>4124</text:p>
          </table:table-cell>
          <table:table-cell office:value-type="string">
            <text:p>Sql_chq_charge_jv = ' INSERT INTO FAS.LEDGER (firmcode,vou,trdate,accode,debit,credit,partycode,ch_no,draft,desc1,tdstype,' +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139">
            <text:p>4139</text:p>
          </table:table-cell>
          <table:table-cell office:value-type="string">
            <text:p>Sql_chq_charge_jv = ' INSERT INTO FAS.LEDGER (firmcode,vou,trdate,accode,debit,credit,partycode,ch_no,draft,desc1,tdstype,' +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267">
            <text:p>4267</text:p>
          </table:table-cell>
          <table:table-cell office:value-type="string">
            <text:p>SQLstmt = ' INSERT INTO LEDGER (firmcode,vou,trdate,accode,debit,credit,partycode,ch_no,draft,desc1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283">
            <text:p>428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384">
            <text:p>438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406">
            <text:p>440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463">
            <text:p>446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476">
            <text:p>447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537">
            <text:p>453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550">
            <text:p>4550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605">
            <text:p>4605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617">
            <text:p>461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673">
            <text:p>467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689">
            <text:p>468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747">
            <text:p>474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759">
            <text:p>475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814">
            <text:p>481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829">
            <text:p>482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083">
            <text:p>308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105">
            <text:p>3105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159">
            <text:p>315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172">
            <text:p>317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229">
            <text:p>322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242">
            <text:p>324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295">
            <text:p>3295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307">
            <text:p>330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362">
            <text:p>336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378">
            <text:p>3378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434">
            <text:p>343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446">
            <text:p>344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500">
            <text:p>3500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515">
            <text:p>3515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</table:table>
      <table:table table:name="queries" table:style-name="ta1" table:print="false">
        <table:table-column table:style-name="co10" table:number-columns-repeated="6" table:default-cell-style-name="Default"/>
        <table:table-row table:style-name="ro1">
          <table:table-cell table:style-name="ce3"/>
          <table:table-cell table:number-columns-repeated="5"/>
        </table:table-row>
        <table:table-row table:style-name="ro1">
          <table:table-cell table:style-name="ce3" office:value-type="string">
            <text:p>bill_pay_utility_ENET</text:p>
          </table:table-cell>
          <table:table-cell table:number-columns-repeated="5"/>
        </table:table-row>
        <table:table-row table:style-name="ro1">
          <table:table-cell table:style-name="ce3"/>
          <table:table-cell office:value-type="string">
            <text:p>SqlPay = " SELECT BILLMST.NETAMT, BILLMST.BILLNO, BILLMST.BRCODE,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// <text:s text:c="17"/>BILL_SAVE_MAST.TRDATE, DIRECT_CREDIT.ACCODE, ACCOUNT.ACCNO, ACCOUNT.NAME, ACCOUNT.BANKNAME,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1"/>" <text:s text:c="7"/>BILL_SAVE_MAST.TRDATE, DIRECT_CREDIT.ACCODE, DIRECT_CREDIT.ACCNO, DIRECT_CREDIT.NAME, DIRECT_CREDIT.BANKNAME,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1"/>" <text:s text:c="7"/>GD.EMAIL, DIRECT_CREDIT.IFS_CODE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1"/>" FROM MFUND.BILLMST"+get_Db_link(req,"mfund")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1"/>" INNER JOIN MFUND.LOG_BILL_SAVE"+get_Db_link(req,"mfund")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1"/>" <text:s text:c="6"/>ON LOG_BILL_SAVE.BILLNO = BILLMST.BILLNO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1"/>" INNER JOIN MFUND.BILL_SAVE_MAST"+get_Db_link(req,"mfund")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1"/>" <text:s text:c="6"/>ON LOG_BILL_SAVE.SRNO = BILL_SAVE_MAST.SRNO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1"/>" INNER JOIN MFTRAN.GRPMST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1"/>" <text:s text:c="6"/>ON GRPMST.GRPCODE = BILLMST.BRCODE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1"/>" INNER JOIN MFTRAN.GRP_DETAIL GD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1"/>" <text:s text:c="6"/>ON GRPMST.GRPCODE= GD.GRPCODE " ;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table:style-name="ce3"/>
          <table:table-cell office:value-type="string">
            <text:p><text:s text:c="10"/>SqlPay += <text:s/>" INNER JOIN MFTRAN.DIRECT_CREDIT ON (DIRECT_CREDIT.GRPCODE = GRPMST.GRPCODE) ";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table:style-name="ce3"/>
          <table:table-cell office:value-type="string">
            <text:p>// <text:s text:c="6"/>BELOW LINE COMMENTED BY HARDIK KAHAR AS PER REQ - 13529 IN ORDER TO ACCESS FIELDS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// <text:s text:c="14"/>FROM TABLE MFTRAN.DIRECT_CREDIT INSTEAD OF ACCOUNT TABLE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// <text:s text:c="9"/>SqlPay <text:s/>+= <text:s/>" INNER JOIN MFTRAN.ACCOUNT ON ( DIRECT_CREDIT.ACCODE = ACCOUNT.ACCODE ) ";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table:style-name="ce3"/>
          <table:table-cell office:value-type="string">
            <text:p><text:s text:c="10"/>SqlPay <text:s/>+= <text:s/>" INNER JOIN FAS.LEDGER FL ON (FL.BILLNO = BILLMST.BILLNO) ";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table:style-name="ce3"/>
          <table:table-cell office:value-type="string">
            <text:p>SqlPay <text:s/>+= " WHERE BILLMST.FROMDATE = BILL_SAVE_MAST.BILL_FROMDATE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3"/>" <text:s text:c="2"/>AND BILLMST.TODATE = BILL_SAVE_MAST.BILL_TODATE ";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table:style-name="ce3"/>
          <table:table-cell office:value-type="string">
            <text:p><text:s text:c="12"/>if(payment_opt.equalsIgnoreCase("NEFT"))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2"/>{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6"/>SqlPay = <text:s/>SqlPay + " AND DIRECT_CREDIT.NEFT='Y' <text:s/>" ;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2"/>}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2"/>else if(payment_opt.equalsIgnoreCase("BULKDD"))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2"/>{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6"/>SqlPay = <text:s/>SqlPay + " AND DIRECT_CREDIT.NEFT = 'N' <text:s/>AND DIRECT_CREDIT.DC='N' AND DIRECT_CREDIT.ACCODE != 'NONE' <text:s/>" ;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2"/>}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2"/>else if(payment_opt.equalsIgnoreCase("DC"))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2"/>{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// <text:s text:c="15"/>SqlPay = <text:s/>SqlPay + " AND DIRECT_CREDIT.DC='Y' AND ACCOUNT.BANKNAME ='"+bankname+"' " ;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6"/>SqlPay = <text:s/>SqlPay + " AND DIRECT_CREDIT.DC='Y' AND DIRECT_CREDIT.BANKNAME ='"+bankname+"' " ;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2"/>}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table:style-name="ce3"/>
          <table:table-cell office:value-type="string">
            <text:p><text:s text:c="13"/>SqlPay = <text:s/>SqlPay + " <text:s text:c="2"/>AND BILLMST.BILLNO LIKE '%"+brokerageType+"%'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2"/>" <text:s text:c="2"/>AND BILLMST.NETAMT IS NOT NULL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2"/>" <text:s text:c="2"/>AND BILLMST.NETAMT &gt; 0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2"/>" <text:s text:c="2"/>AND BILL_SAVE_MAST.SRNO IN ( "+srno_str+" ) " +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table:style-name="ce3"/>
          <table:table-cell office:value-type="string">
            <text:p><text:s text:c="32"/>" <text:s text:c="2"/>AND BILLMST.BILLNO = FL.BILLNO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2"/>" <text:s text:c="2"/>AND FL.BILLNO IS NOT NULL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2"/>" <text:s text:c="2"/>AND FL.TRNTYPE = 'BP'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2"/>" <text:s text:c="2"/>AND FL.DEBIT = 0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2"/>" <text:s text:c="2"/>AND FL.FILENO IS NULL <text:s text:c="3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2"/>" <text:s text:c="2"/>AND FL.PAY_MODE IS NULL " +</text:p>
          </table:table-cell>
          <table:table-cell table:number-columns-repeated="4"/>
        </table:table-row>
        <table:table-row table:style-name="ro1" table:number-rows-repeated="4">
          <table:table-cell table:style-name="ce4"/>
          <table:table-cell table:number-columns-repeated="5"/>
        </table:table-row>
        <table:table-row table:style-name="ro1">
          <table:table-cell table:style-name="ce3" office:value-type="string">
            <text:p>bill_pay_utility_ENET</text:p>
          </table:table-cell>
          <table:table-cell office:value-type="string">
            <text:p>" SELECT BILL_SAVE_MAST.PAY_DESC DESC1, COUNT(FL.BILLNO) CNTPAYED, SUM(FL.CREDIT) SUMPAYED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6"/>" FROM FAS.LEDGER FL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6"/>" INNER JOIN MFUND.LOG_BILL_SAVE"+get_Db_link(req,"mfund")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6"/>" <text:s text:c="2"/>ON (LOG_BILL_SAVE.BILLNO = FL.BILLNO)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6"/>" INNER JOIN MFUND.BILL_SAVE_MAST"+get_Db_link(req,"mfund")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6"/>" <text:s text:c="2"/>ON (BILL_SAVE_MAST.SRNO = LOG_BILL_SAVE.SRNO)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6"/>" WHERE FL.TRNTYPE = 'BP'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6"/>" <text:s text:c="2"/>AND FL.DEBIT = 0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6"/>" <text:s text:c="2"/>AND FL.FILENO = '"+seqNubmer+"'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6"/>" <text:s text:c="2"/>AND FL.PAY_MODE IS NULL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5"/>// " <text:s text:c="2"/>AND FL.TRDATE = '"+btdate+"'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6"/>" GROUP BY BILL_SAVE_MAST.PAY_DESC, BILL_SAVE_MAST.SRNO " ;</text:p>
          </table:table-cell>
          <table:table-cell table:number-columns-repeated="4"/>
        </table:table-row>
        <table:table-row table:style-name="ro1" table:number-rows-repeated="5">
          <table:table-cell table:style-name="ce3"/>
          <table:table-cell table:number-columns-repeated="5"/>
        </table:table-row>
        <table:table-row table:style-name="ro1">
          <table:table-cell table:style-name="ce3" office:value-type="string">
            <text:p>bill_pdf_VP</text:p>
          </table:table-cell>
          <table:table-cell table:number-columns-repeated="5"/>
        </table:table-row>
        <table:table-row table:style-name="ro1">
          <table:table-cell table:style-name="ce3"/>
          <table:table-cell office:value-type="string">
            <text:p>" SELECT BILLNO, DEBIT " + 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8"/>" FROM FAS.LEDGER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8"/>" WHERE TRNTYPE = 'BP'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8"/>" <text:s text:c="2"/>AND DEBIT &lt;&gt; 0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8"/>" <text:s text:c="2"/>AND GRPCODE = ?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8"/>" <text:s text:c="2"/>AND FILENO = ( SELECT FILENO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8"/>" <text:s text:c="18"/>FROM FAS.LEDGER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8"/>" <text:s text:c="18"/>WHERE BILLNO = ?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8"/>" <text:s text:c="22"/>AND TRNTYPE = 'BP'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8"/>" <text:s text:c="22"/>AND DEBIT &lt;&gt; 0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8"/>" <text:s text:c="16"/>) "</text:p>
          </table:table-cell>
          <table:table-cell table:number-columns-repeated="4"/>
        </table:table-row>
        <table:table-row table:style-name="ro1" table:number-rows-repeated="5">
          <table:table-cell table:style-name="ce3"/>
          <table:table-cell table:number-columns-repeated="5"/>
        </table:table-row>
        <table:table-row table:style-name="ro1">
          <table:table-cell table:style-name="ce3" office:value-type="string">
            <text:p>Bill_TR_NJP_Preview_ENROLL</text:p>
          </table:table-cell>
          <table:table-cell office:value-type="string">
            <text:p>stmt = " SELECT sum(CREDIT) FROM LEDGER WHERE TRDATE BETWEEN TO_DATE( ? ,'YYYY/MM/DD') AND TO_DATE( ? ,'YYYY/MM/DD')";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stmt +=" AND TDSTYPE = 'N' AND CREDIT &gt; 0 AND (TRNTYPE = 'BP' OR TRNTYPE='CP') AND PRODTYPE!= 'OT' AND PRODTYPE != 'IP' ";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stmt +=" AND BRCODE = ? ";</text:p>
          </table:table-cell>
          <table:table-cell table:number-columns-repeated="4"/>
        </table:table-row>
        <table:table-row table:style-name="ro1" table:number-rows-repeated="5">
          <table:table-cell table:style-name="ce3"/>
          <table:table-cell table:number-columns-repeated="5"/>
        </table:table-row>
        <table:table-row table:style-name="ro1">
          <table:table-cell table:style-name="ce3" office:value-type="string">
            <text:p>Brok_ledService_new</text:p>
          </table:table-cell>
          <table:table-cell office:value-type="string">
            <text:p>String SQLleg = "SELECT TO_CHAR(LEDGER.TRDATE,'DD/MM/YYYY') TRDATE,NVL(LEDGER.DEBIT,0) AS DEBIT,NVL(LEDGER.CREDIT,0) AS CREDIT,LEDGER.CCODE,LEDGER.SCHCODE,LEDGER.TRNTYPE,NVL(LEDGER.TDS,0) AS TDS,LEDGER.CH_NO,NVL(LEDGER.FILENO,0) FILENO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3"/>" FROM FAS.LEDGER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3"/>" WHERE BILLNO = :billno <text:s/>AND TDSTYPE = 'N'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3"/>" <text:s/>AND ( JVTYPE = 'P' OR TRNTYPE = 'BP' )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3"/>" <text:s/>AND (DRAFT_CAN != 'Y' OR <text:s/>DRAFT_CAN IS NULL )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3"/>" ORDER BY TRNTYPE";</text:p>
          </table:table-cell>
          <table:table-cell table:number-columns-repeated="4"/>
        </table:table-row>
        <table:table-row table:style-name="ro1" table:number-rows-repeated="4">
          <table:table-cell table:style-name="ce3"/>
          <table:table-cell table:number-columns-repeated="5"/>
        </table:table-row>
        <table:table-row table:style-name="ro1">
          <table:table-cell table:style-name="ce3" office:value-type="string">
            <text:p>Brok_ledService_new</text:p>
          </table:table-cell>
          <table:table-cell office:value-type="string">
            <text:p>"SELECT NVL(FL.FILENO,0) FILENO <text:s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7"/>" FROM FAS.LEDGER FL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7"/>" INNER JOIN BILLMST ON (FL.BILLNO=BILLMST.BILLNO)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5"/>//" <text:s/>WHERE (TRNTYPE='BP' OR PARTYCODE='C0218') AND DEBIT!=0 "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7"/>" <text:s text:c="2"/>WHERE TRNTYPE='BP' AND DEBIT!=0 "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7"/>" <text:s text:c="4"/>AND (DRAFT_CAN != 'Y' OR <text:s/>DRAFT_CAN IS NULL )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7"/>" <text:s text:c="4"/>AND TRDATE = TO_DATE(:trdate,'DD/MM/YYYY')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7"/>" <text:s text:c="4"/>AND FL.BRCODE= :brcode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7"/>" <text:s text:c="4"/>AND FL.CH_NO=:chq_no <text:s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7"/>" <text:s text:c="4"/>AND FILENO IS NOT NULL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7"/>" <text:s text:c="4"/>AND SUBSTR(FL.BILLNO,5,2)=:brok_type <text:s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7"/>" <text:s text:c="4"/>AND BILLMST.TODATE BETWEEN :fromdate AND :todate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7"/>" ORDER BY FL.FILENO ";</text:p>
          </table:table-cell>
          <table:table-cell table:number-columns-repeated="4"/>
        </table:table-row>
        <table:table-row table:style-name="ro1" table:number-rows-repeated="5">
          <table:table-cell table:style-name="ce3"/>
          <table:table-cell table:number-columns-repeated="5"/>
        </table:table-row>
        <table:table-row table:style-name="ro1">
          <table:table-cell table:style-name="ce3" office:value-type="string">
            <text:p>BrokCheqJVReportDataManager(getPendingJVReport)</text:p>
          </table:table-cell>
          <table:table-cell office:value-type="string">
            <text:p>sqlStatement = " SELECT COUNT(SRNO) AS CNT, MST.SRNO, L.VOU, TRN.TYPE, L.DEBIT AS JVAMT, L1.DEBIT AS TDSAMT, SUM(L.DEBIT) as TOTJVAMT, SUM(L1.DEBIT) as TOTTDSAMT, L.DESC1 ,cmp." + map.get("COM_NAME_COL") + " AS CNAME,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grouping(L.VOU) AS GRPDSC, TO_CHAR(TRN.FAS_FROMDATE,'DD/MM/YYYY') AS FAS_FROMDATE, TO_CHAR(TRN.FAS_TODATE,'DD/MM/YYYY') AS FAS_TODATE, MST.ST_TYPE <text:s/>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FROM <text:s/>MFUND.BROK_CHQ_VOU_DET DET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INNER JOIN fas.LEDGER L ON (det.vou = L.vou AND L.TDSTYPE != 'T' AND l.debit != 0) <text:s/>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left JOIN fas.LEDGER L1 ON (DET.VOU_TDS = L1.VOU AND l1.debit != 0 AND L1.TDSTYPE = 'T') <text:s/>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INNER JOIN MFUND.BROK_CHQ_TRN TRN ON (TRN.SEQ_NO = DET.SEQ_NO_TRN)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INNER JOIN MFUND.BROK_CHQ_MAST MST ON (TRN.SRNO = MST.SRNO)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INNER JOIN " + map.get("COMPANY_MASTER") + cf.get_Db_link(req, map.get("DBSERVER"), map.get("CONN")) + " cmp ON (MST.CCODE=cmp." + map.get("COMPANY_CODE_COL") + ")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<text:s text:c="4"/>where MST.PROC_ID = :proc_id <text:s/>";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2"/>if (entity.getCcode() != null) {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6"/>sqlStatement += " AND MST.CCODE in (SELECT * FROM THE(SELECT STR2TBL(:ccode) FROM DUAL)) <text:s/>";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2"/>}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table:style-name="ce3"/>
          <table:table-cell office:value-type="string">
            <text:p><text:s text:c="12"/>sqlStatement += " <text:s/>AND TRN.TYPE in (SELECT * FROM THE(SELECT STR2TBL(:typeNames) FROM DUAL)) <text:s/>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AND MST.CONFIRM='Y'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AND MST.SRNO IN ( SELECT DISTINCT SRNO FROM BROK_CHQ_TRN WHERE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<text:s text:c="4"/>FAS_FROMDATE BETWEEN to_date(:recFromDate,'dd/mm/yyyy') AND to_date(:recToDate,'dd/mm/yyyy') AND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<text:s text:c="4"/>FAS_TODATE <text:s/>BETWEEN to_date(:recFromDate,'dd/mm/yyyy') AND to_date(:recToDate,'dd/mm/yyyy') )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AND MST.ENTRY_TYPE = 'JV'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group by MST.SRNO, trn.Type,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6"/>+ " rollup(L.VOU,L.DEBIT,L1.DEBIT,L.DESC1,TRN.FAS_FROMDATE,TRN.FAS_TODATE,MST.ST_TYPE,cmp."+ map.get("COM_NAME_COL")+")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having <text:s/>grouping(L.VOU)=grouping(L.DEBIT) and grouping(L.VOU)=grouping(L1.DEBIT) and grouping(L.VOU)=grouping(L.DESC1)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6"/>+ " <text:s text:c="3"/>and grouping(L.VOU)=grouping(TRN.FAS_FROMDATE) and grouping(L.VOU)=grouping(TRN.FAS_TODATE) and grouping(L.VOU)=grouping(MST.ST_TYPE) and grouping(L.VOU)=grouping(cmp."+ map.get("COM_NAME_COL")+")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<text:s text:c="2"/>ORDER BY MST.SRNO, TRN.TYPE , grouping(L.VOU)";</text:p>
          </table:table-cell>
          <table:table-cell table:number-columns-repeated="4"/>
        </table:table-row>
        <table:table-row table:style-name="ro1" table:number-rows-repeated="6">
          <table:table-cell table:style-name="ce3"/>
          <table:table-cell table:number-columns-repeated="5"/>
        </table:table-row>
        <table:table-row table:style-name="ro1">
          <table:table-cell table:style-name="ce3" office:value-type="string">
            <text:p>BrokCheqJVReportDataManager(getPendingJVReportSummary)</text:p>
          </table:table-cell>
          <table:table-cell office:value-type="string">
            <text:p>sqlStatement = " SELECT <text:s/>MST.SRNO AS JVSRNO, TRN.TYPE AS TYPE, C." + map.get("COMPANY_CODE_COL") + " AS CCODE, C." + map.get("COM_NAME_COL") + " AS CNAME, <text:s/>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SUM(L.DEBIT) AS TOTJVAMT, nvl(SUM(L1.DEBIT),0) AS TOTTDSAMT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FROM <text:s/>MFUND.BROK_CHQ_VOU_DET DET <text:s/>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INNER JOIN fas.LEDGER L ON (det.vou = L.vou AND L.TDSTYPE != 'T' AND l.debit != 0) <text:s/>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LEFT JOIN fas.LEDGER L1 ON (DET.VOU_TDS = L1.VOU AND l1.debit != 0 AND L1.TDSTYPE = 'T') <text:s/>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INNER JOIN MFUND.BROK_CHQ_TRN TRN ON (TRN.SEQ_NO = DET.SEQ_NO_TRN)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INNER JOIN MFUND.BROK_CHQ_MAST MST ON (TRN.SRNO = MST.SRNO)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INNER JOIN " + map.get("COMPANY_MASTER") + cf.get_Db_link(req, map.get("DBSERVER"), map.get("CONN")) + " C ON (MST.CCODE=C." + map.get("COMPANY_CODE_COL") + ")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<text:s text:c="4"/>where MST.PROC_ID = :proc_id <text:s/>";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2"/>if (entity.getCcode() != null) {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6"/>sqlStatement += " AND MST.CCODE in (SELECT * FROM THE(SELECT STR2TBL(:ccode) FROM DUAL)) <text:s/>";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2"/>}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2"/>sqlStatement += " <text:s/>AND TRN.TYPE in (SELECT * FROM THE(SELECT STR2TBL(:typeNames) FROM DUAL)) <text:s/>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AND MST.CONFIRM='Y'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AND MST.SRNO IN ( SELECT DISTINCT SRNO FROM BROK_CHQ_TRN WHERE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<text:s text:c="4"/>FAS_FROMDATE BETWEEN to_date(:recFromDate,'dd/mm/yyyy') AND to_date(:recToDate,'dd/mm/yyyy') AND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<text:s text:c="4"/>FAS_TODATE <text:s/>BETWEEN to_date(:recFromDate,'dd/mm/yyyy') AND to_date(:recToDate,'dd/mm/yyyy') )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AND MST.ENTRY_TYPE = 'JV'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group by <text:s/>MST.SRNO, <text:s/>TRN.TYPE, C." + map.get("COMPANY_CODE_COL") + " , C." + map.get("COM_NAME_COL")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ORDER BY C." + map.get("COM_NAME_COL") + " , C." + map.get("COMPANY_CODE_COL") +" , MST.SRNO, <text:s/>TRN.TYPE " ;</text:p>
          </table:table-cell>
          <table:table-cell table:number-columns-repeated="4"/>
        </table:table-row>
        <table:table-row table:style-name="ro1" table:number-rows-repeated="7">
          <table:table-cell table:style-name="ce3"/>
          <table:table-cell table:number-columns-repeated="5"/>
        </table:table-row>
        <table:table-row table:style-name="ro1">
          <table:table-cell table:style-name="ce3" office:value-type="string">
            <text:p>BrokChequeEntryDataManager(getBalanceAmount)</text:p>
          </table:table-cell>
          <table:table-cell office:value-type="string">
            <text:p>String fasSelect = "SELECT DEBIT FROM FAS.LEDGER L inner join MFUND.PRODUCT_MST"+cf.get_Db_link(req, "oracle", "mfund")+" Mf ON (L.PRODTYPE = Mf.PRODTYPE) WHERE <text:s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6"/>" L.TRDATE = to_date(:rec_date,'DD/MM/YYYY') AND L.ACCODE =:bankcode <text:s text:c="3"/>AND L.FIRMCODE = :firm_br AND UPPER(L.CH_NO) = UPPER(:chq_no)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6"/>" AND MF.PROC_ID = :proc_id AND L.PARTYCODE=:partycode_suspense ";</text:p>
          </table:table-cell>
          <table:table-cell table:number-columns-repeated="4"/>
        </table:table-row>
        <table:table-row table:style-name="ro1" table:number-rows-repeated="6">
          <table:table-cell table:style-name="ce3"/>
          <table:table-cell table:number-columns-repeated="5"/>
        </table:table-row>
        <table:table-row table:style-name="ro1">
          <table:table-cell table:style-name="ce3" office:value-type="string">
            <text:p>BrokCheqUnAuthoDataManager(getFasData)</text:p>
          </table:table-cell>
          <table:table-cell office:value-type="string">
            <text:p>sql = "SELECT LD.CH_NO CHNO,sum(LD.DEBIT) DEBIT,MIN(LD.FROMDATE) FROMDATE,MAX(LD.TODATE) TODATE,TO_CHAR(MAX(LD.TRDATE),'dd/mm/yyyy') TRDATE " <text:s text:c="14"/>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6"/>+ " <text:s text:c="2"/>FROM FAS.LEDGER LD " <text:s text:c="19"/>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6"/>+ " <text:s text:c="2"/>WHERE DEBIT &gt; 0 ";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8"/>if(entryType.equalsIgnoreCase("Only JV")){ <text:s text:c="12"/>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2"/>sql += " AND TDSTYPE='N' ";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8"/>}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1"/>sql += " <text:s text:c="2"/>AND VOU IN ( SELECT * FROM THE( SELECT STR2TBL (:vou) FROM DUAL ))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6"/>+ " <text:s text:c="2"/>GROUP BY LD.CH_NO ";</text:p>
          </table:table-cell>
          <table:table-cell table:number-columns-repeated="4"/>
        </table:table-row>
        <table:table-row table:style-name="ro1" table:number-rows-repeated="6">
          <table:table-cell table:style-name="ce3"/>
          <table:table-cell table:number-columns-repeated="5"/>
        </table:table-row>
        <table:table-row table:style-name="ro1">
          <table:table-cell table:style-name="ce3" office:value-type="string">
            <text:p>FUNCTION BILLPROC(ChequeHandlingChargePrint)</text:p>
          </table:table-cell>
          <table:table-cell office:value-type="string">
            <text:p>" SELECT BILLNO, BILLAMOUNT, CHQ_HAND_CHARGES, NETPAYMENT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FROM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(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SELECT <text:s text:c="2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LD.BILLNO, <text:s text:c="2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( LD.DEBIT + NVL(CH.CHQ_HAND_CHARGES,0) ) BILLAMOUNT, <text:s text:c="3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NVL(CH.CHQ_HAND_CHARGES,0) CHQ_HAND_CHARGES, <text:s text:c="3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LD.DEBIT NETPAYMENT <text:s text:c="2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FROM <text:s text:c="3"/>FAS.LEDGER LD <text:s text:c="2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LEFT JOIN MFUND.BILLDEDUCT_CHQHANDLING_CHARGES CH ON LD.BILLNO = CH.BILLNO <text:s text:c="2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WHERE <text:s text:c="3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TRNTYPE = 'BP' <text:s text:c="3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AND DEBIT &lt;&gt; 0 <text:s text:c="3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AND BRCODE = ? <text:s text:c="8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AND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(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0"/>(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FILENO = ( SELECT FILENO FROM FAS.LEDGER WHERE BILLNO = ? AND TRNTYPE = 'BP' AND DEBIT &lt;&gt; 0 ) <text:s text:c="3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AND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FILENO IS NOT NULL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AND " +//ADDED ON 06-APRIL-2009 TO SOLVE OLD BILL PRINTING PROBLEM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TRDATE =( SELECT TRDATE FROM FAS.LEDGER WHERE BILLNO = ? AND TRNTYPE = 'BP' AND DEBIT &lt;&gt; 0 )" +//ADDED ON 06-APRIL-2009 TO SOLVE OLD BILL PRINTING PROBLEM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AND " + // ADDED TO SOLVE DIFFERENT BROKERAGE TYPE WITH SAME FILE NO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LD.BILLNO LIKE '%' || (SELECT SUBSTR(?,5,2) FROM DUAL) || '%' " + // ADDED TO SOLVE DIFFERENT BROKERAGE TYPE WITH SAME FILE NO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0"/>)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0"/>OR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0"/>(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CH_NO <text:s/>=( SELECT CH_NO FROM FAS.LEDGER WHERE BILLNO = ? AND TRNTYPE = 'JV' AND DEBIT &lt;&gt; 0 AND CH_NO IS NOT NULL AND PARTYCODE = 'C0218')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AND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TRDATE =( SELECT TRDATE FROM FAS.LEDGER WHERE BILLNO = ? AND TRNTYPE = 'JV' AND DEBIT &lt;&gt; 0 AND CH_NO IS NOT NULL AND PARTYCODE = 'C0218')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AND " + // ADDED TO SOLVE DIFFERENT BROKERAGE TYPE WITH SAME FILE NO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LD.BILLNO LIKE '%' || (SELECT SUBSTR(?,5,2) FROM DUAL) || '%' " + // ADDED TO SOLVE DIFFERENT BROKERAGE TYPE WITH SAME FILE NO <text:s text:c="19"/>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0"/>)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)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AND LD.PAY_MODE IS NULL <text:s text:c="2"/>" + <text:s text:c="23"/>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UNION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SELECT <text:s text:c="2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LD.BILLNO, <text:s text:c="2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LD.DEBIT BILLAMOUNT, <text:s text:c="3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NVL(CH.CHQ_HAND_CHARGES,0) CHQ_HAND_CHARGES, <text:s text:c="3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( LD.DEBIT - NVL(CH.CHQ_HAND_CHARGES,0) ) NETPAYMENT <text:s text:c="2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FROM <text:s text:c="3"/>FAS.LEDGER LD <text:s text:c="2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8"/>INNER JOIN MFUND.BILLDEDUCT_CHQHANDLING_CHARGES CH ON LD.BILLNO = CH.BILLNO <text:s text:c="2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WHERE <text:s text:c="3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TRNTYPE = 'JV' <text:s text:c="3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AND DEBIT &lt;&gt; 0 <text:s text:c="3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AND BRCODE = ?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AND PARTYCODE = 'C0218'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AND ( <text:s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2"/>( LD.TRDATE = ( SELECT TRDATE FROM FAS.LEDGER WHERE BILLNO = ? AND TRNTYPE = 'JV' AND DEBIT &lt;&gt; 0 AND PARTYCODE = 'C0218') <text:s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AND " + //Added on 09-APRIL-2009 BY HUSSAIN TO SOLVE MULTIPLE PAYMENT PROBLEM OF SAME BROKER ON SAME DATE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CH_NO <text:s/>=( SELECT CH_NO FROM FAS.LEDGER WHERE BILLNO = ? AND TRNTYPE = 'JV' AND DEBIT &lt;&gt; 0 AND CH_NO IS NOT NULL AND PARTYCODE = 'C0218') " +//Added on 09-APRIL-2009 BY HUSSAIN TO SOLVE MULTIPLE PAYMENT PROBLEM OF SAME BROKER ON SAME DATE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AND " + // ADDED TO SOLVE DIFFERENT BROKERAGE TYPE WITH SAME FILE NO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LD.BILLNO LIKE '%' || (SELECT SUBSTR(?,5,2) FROM DUAL) || '%' " + // ADDED TO SOLVE DIFFERENT BROKERAGE TYPE WITH SAME FILE NO <text:s text:c="19"/>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2"/>)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2"/>OR <text:s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2"/>( LD.TRDATE = ( SELECT TRDATE FROM FAS.LEDGER WHERE BILLNO = ? AND TRNTYPE = 'BP' AND DEBIT &lt;&gt; 0 )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AND " +//Added on 09-APRIL-2009 BY HUSSAIN TO SOLVE MULTIPLE PAYMENT PROBLEM OF SAME BROKER ON SAME DATE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CH_NO <text:s/>=( SELECT CH_NO FROM FAS.LEDGER WHERE BILLNO = ? AND TRNTYPE = 'JV' AND DEBIT &lt;&gt; 0 AND CH_NO IS NOT NULL AND PARTYCODE = 'C0218') " + //Added on 09-APRIL-2009 BY HUSSAIN TO SOLVE MULTIPLE PAYMENT PROBLEM OF SAME BROKER ON SAME DATE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AND " + // ADDED TO SOLVE DIFFERENT BROKERAGE TYPE WITH SAME FILE NO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LD.BILLNO LIKE '%' || (SELECT SUBSTR(?,5,2) FROM DUAL) || '%' " + // ADDED TO SOLVE DIFFERENT BROKERAGE TYPE WITH SAME FILE NO <text:s text:c="19"/>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2"/>)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0"/>) <text:s text:c="13"/>" + <text:s text:c="6"/>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AND NOT EXISTS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(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8"/>SELECT <text:s text:c="2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8"/>FL1.BILLNO <text:s text:c="2"/>" + <text:s text:c="12"/>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8"/>FROM FAS.LEDGER FL1 <text:s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8"/>WHERE LD.BILLNO = FL1.BILLNO <text:s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8"/>AND FL1.TRNTYPE='BP' <text:s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8"/>AND FL1.DEBIT = 0 <text:s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) <text:s text:c="23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AND LD.PAY_MODE IS NULL <text:s text:c="2"/>" + <text:s text:c="4"/>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)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ORDER BY BILLNO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5" office:value-type="string">
            <text:p>bhatu bhai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6"/>
          <table:table-cell office:value-type="string">
            <text:p>StrSql = " SELECT DISTINCT CH_NO,"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/>replace( 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rSql += " replace(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rSql += " replace(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rSql += " replace(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rSql += " replace(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rSql += " replace(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rSql += " replace(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rSql += " replace(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rSql += " replace(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rSql += " replace(DESC1,'\"',' '),'''',' '),';',' '),':',' '),'/',' '),',',' '),'&amp;',' '),'(',' '),')',' '),'\',' ') <text:s/>DESC1,FILENO,VOU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rSql += " <text:s/>FROM FAS.LEDGER WHERE BILLNO=? AND FILENO IS NULL <text:s/>AND TDSTYPE!='T' AND PAY_MODE IS NULL "; //FOR NJSERVER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rSql += " AND DEBIT &lt;&gt; 0 AND TRNTYPE = 'BP'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rSql += " AND CH_NO IS NOT NULL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rSql += "ORDER BY CH_NO "; // HERE ORDER BY - When multiple entries with CH_NO is null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6"/>
          <table:table-cell office:value-type="string">
            <text:p>sqlstmt4.append("SELECT DISTINCT(L.VOU) \"VOU\",BN.AMOUNT \"JV_AMOUNT\",BN.TYPE \"TYPE\",SUM(L.DEBIT) \"RECEIVED_AMOUNT\",L.CCODE \"CCODE\" 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qlstmt4.append(" FROM BROK_CHQ_TRN BN,FAS.LEDGER L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qlstmt4.append(" WHERE L.FROMDATE&gt;=TO_DATE('"+frm_Date+"','DD/MM/YYYY') and L.TODATE&lt;=TO_DATE('"+to_Date+"','DD/MM/YYYY') AND L.TRNTYPE='JV'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qlstmt4.append(" GROUP BY L.VOU,BN.AMOUNT,BN.TYPE,L.CCODE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qlstmt4.append(" ORDER BY L.VOU,BN.TYPE DESC");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6"/>
          <table:table-cell office:value-type="string">
            <text:p>String qury = " SELECT DISTINCT TYPE FROM MFUND.BROK_CHQ_TRN WHERE SRNO=? ORDER BY TYPE DESC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er_query.append(" select l.vou,l.debit,bt.type,bt.srno,l.desc1,bt.tds,l1.debit ltds 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er_query.append(" from mfund.BROK_CHQ_TRN bt 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er_query.append(" inner join fas.LEDGER l "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6"/>on (bt.vou = l.vou)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er_query.append(" inner join mfund.BROK_CHQ_MAST bm "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6"/>on (bm.srno = bt.srno)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er_query.append("left join fas.LINK_VOU lv on (lv.vou = l.vou)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er_query.append("left join fas.LINK_VOU lv1 on (lv1.srno = lv.srno and <text:s/>lv1.vou != lv.vou)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er_query.append(" <text:s/>left join fas.LEDGER l1 on (lv1.vou = l1.vou )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er_query.append(" where 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f(!ccode.equalsIgnoreCase("NONE")) <text:s text:c="2"/>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er_query.append(" bm.ccode='"+ccode+"' and 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er_query.append(" <text:s/>l.debit&lt;&gt;0 and (l1.DEBIT &lt;&gt;0 or l1.debit is null)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er_query.append(" and bt.fas_fromdate between to_date('"+frm_Date+"','dd/mm/yyyy') and to_date('"+to_Date+"','dd/mm/yyyy') 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er_query.append(" and bt.fas_todate between to_date('"+frm_Date+"','dd/mm/yyyy') and to_date('"+to_Date+"','dd/mm/yyyy') 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er_query.append(" and l.TRNTYPE='JV' 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er_query.append(" group by l.debit,l.vou,bt.type,bt.srno,l.desc1,bt.tds,l1.debit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er_query.append(" order by bt.type desc");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6"/>
          <table:table-cell office:value-type="string">
            <text:p>StrSql=" SELECT VOU,TRDATE,ACCODE,CREDIT,CH_NO,DRAFT FROM LEDGER WHERE billno='"+billno+"' AND credit!=0 AND TRNTYPE='BP' ORDER BY CREDIT DESC ";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6"/>
          <table:table-cell office:value-type="string">
            <text:p>SqlPay = " SELECT BILLMST.NETAMT, BILLMST.BILLNO, BILLMST.BRCODE, "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8"/>BILL_SAVE_MAST.TRDATE, DIRECT_CREDIT.ACCODE, DIRECT_CREDIT.ACCNO, DIRECT_CREDIT.NAME, DIRECT_CREDIT.BANKNAME,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8"/>GD.EMAIL, DIRECT_CREDIT.IFS_CODE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/>FROM MFUND.BILLMST+get_Db_link(req,"mfund")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/>INNER JOIN MFUND.LOG_BILL_SAVE+get_Db_link(req,"mfund")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7"/>ON LOG_BILL_SAVE.BILLNO = BILLMST.BILLNO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/>INNER JOIN MFUND.BILL_SAVE_MAST+get_Db_link(req,"mfund")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7"/>ON LOG_BILL_SAVE.SRNO = BILL_SAVE_MAST.SRNO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/>INNER JOIN MFTRAN.GRPMST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7"/>ON GRPMST.GRPCODE = BILLMST.BRCODE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/>INNER JOIN MFTRAN.GRP_DETAIL GD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7"/>ON GRPMST.GRPCODE= GD.GRPCODE <text:s/>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qlPay += <text:s/>" INNER JOIN MFTRAN.DIRECT_CREDIT ON (DIRECT_CREDIT.GRPCODE = GRPMST.GRPCODE)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qlPay <text:s/>+= <text:s/>" INNER JOIN FAS.LEDGER FL ON (FL.BILLNO = BILLMST.BILLNO)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qlPay <text:s/>+= " WHERE BILLMST.FROMDATE = BILL_SAVE_MAST.BILL_FROMDATE "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3"/>AND BILLMST.TODATE = BILL_SAVE_MAST.BILL_TODATE 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f(payment_opt.equalsIgnoreCase("NEFT"))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{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qlPay = <text:s/>SqlPay + " AND DIRECT_CREDIT.NEFT='Y' <text:s/>" 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}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else if(payment_opt.equalsIgnoreCase("BULKDD"))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{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qlPay = <text:s/>SqlPay + " AND DIRECT_CREDIT.NEFT = 'N' <text:s/>AND DIRECT_CREDIT.DC='N' AND DIRECT_CREDIT.ACCODE != 'NONE' <text:s/>" 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}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else if(payment_opt.equalsIgnoreCase("DC"))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{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qlPay = <text:s/>SqlPay + " AND DIRECT_CREDIT.DC='Y' AND DIRECT_CREDIT.BANKNAME ='"+bankname+"' " 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}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qlPay = <text:s/>SqlPay + " <text:s text:c="2"/>AND BILLMST.BILLNO LIKE '%"+brokerageType+"%'"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3"/>AND BILLMST.NETAMT IS NOT NULL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3"/>AND BILLMST.NETAMT &gt; 0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3"/>AND BILL_SAVE_MAST.SRNO IN ( +srno_str+" ) "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3"/>AND BILLMST.BILLNO = FL.BILLNO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3"/>AND FL.BILLNO IS NOT NULL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3"/>AND FL.TRNTYPE = 'BP'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3"/>AND FL.DEBIT = 0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3"/>AND FL.FILENO IS NULL <text:s text:c="4"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3"/>AND FL.PAY_MODE IS NULL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/>ORDER BY FL.CH_NO,FL.VOU ;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6"/>
          <table:table-cell office:value-type="string">
            <text:p>String payedBills = " SELECT BILL_SAVE_MAST.PAY_DESC DESC1, COUNT(FL.BILLNO) CNTPAYED, SUM(FL.CREDIT) SUMPAYED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payedBills += " FROM FAS.LEDGER" + get_Db_link(req) + " FL ";//added by harsh on behalf of jigensh..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payedBills += " INNER JOIN MFUND.LOG_BILL_SAVE "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3"/>ON (LOG_BILL_SAVE.BILLNO = FL.BILLNO)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/>INNER JOIN MFUND.BILL_SAVE_MAST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3"/>ON (BILL_SAVE_MAST.SRNO = LOG_BILL_SAVE.SRNO)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/>WHERE FL.TRNTYPE = 'BP'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3"/>AND FL.DEBIT = 0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3"/>AND FL.FILENO = ?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3"/>AND FL.PAY_MODE IS NULL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/>GROUP BY BILL_SAVE_MAST.PAY_DESC, BILL_SAVE_MAST.SRNO ;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otherBill = <text:s/>SELECT BILLNO, DEBIT <text:s/>+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OM FAS.LEDGER <text:s/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HERE TRNTYPE = 'BP' <text:s/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D DEBIT &lt;&gt; 0 <text:s/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D GRPCODE = ? <text:s/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D FILENO = ( SELECT FILENO <text:s/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OM FAS.LEDGER <text:s/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HERE BILLNO = ? <text:s/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D TRNTYPE = 'BP' <text:s/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D DEBIT &lt;&gt; 0 <text:s/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) ;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StrSql=" SELECT VOU,TRDATE,ACCODE,CREDIT,CH_NO,DRAFT FROM LEDGER WHERE billno='"+billno+"' AND credit!=0 AND TRNTYPE='BP' ORDER BY CREDIT DESC ";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stmt = " SELECT sum(CREDIT) FROM LEDGER WHERE TRDATE BETWEEN TO_DATE( ? ,'YYYY/MM/DD') AND TO_DATE( ? ,'YYYY/MM/DD')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mt +=" AND TDSTYPE = 'N' AND CREDIT &gt; 0 AND (TRNTYPE = 'BP' OR TRNTYPE='CP') AND PRODTYPE!= 'OT' AND PRODTYPE != 'IP'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mt +=" AND BRCODE = ? ";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StrSql=" SELECT VOU,TRDATE,ACCODE,CREDIT,CH_NO,DRAFT FROM LEDGER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HERE billno=? AND credit!=0 AND TRNTYPE='BP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RDER BY CREDIT DESC "; // here order by is required to display actual bill amount when multiple entries available like Live Wire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6"/>
          <table:table-cell office:value-type="string">
            <text:p>stmt1 = " <text:s/>SELECT DISTINCT LD.VOU VOU,LD.CH_NO CHNO,LD.DEBIT DEBIT,TO_CHAR(LD.TRDATE,'dd/mm/yyyy') TRDATE,C.CDESC CNAME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mt1 += " FROM FAS.LEDGER LD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mt1 += " INNER JOIN FAS.PARTYMAST PM ON (PM.PARTYCODE=LD.PARTYCODE AND PM.FIRMCODE='"+firmcode+"')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mt1 += " INNER JOIN MFTRAN.COMPANY C ON (LD.CCODE = C.CCODE)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mt1 += " WHERE LD.PARTYCODE=? AND LD.CCODE=? AND LD.CH_NO=? AND ROUND(LD.DEBIT,2)=? AND LD.TRDATE=? ";</text:p>
          </table:table-cell>
          <table:table-cell table:number-columns-repeated="4"/>
        </table:table-row>
        <table:table-row table:style-name="ro1" table:number-rows-repeated="2">
          <table:table-cell table:style-name="ce6"/>
          <table:table-cell table:number-columns-repeated="5"/>
        </table:table-row>
        <table:table-row table:style-name="ro1">
          <table:table-cell table:style-name="ce6"/>
          <table:table-cell office:value-type="string">
            <text:p>INSERT INTO FAS.LEDGER(FIRMCODE,VOU,TRDATE,ACCODE,DEBIT,CREDIT,PARTYCODE,CH_NO,DESC1,FROMDATE,TODATE,TRNTYPE,PRODTYPE,TDSTYPE,CCODE,JVTYPE)"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VALUES('" + rec_firmcode + "','" + rec_vou + "',TO_DATE('" + fas_to_date + "','dd/mm/yyyy'),'" + rec_head + "'," + rec_net + ",'0','" + inc_head + "','','" + desc1 + "',TO_DATE('" + fas_from_date + "','dd/mm/yyyy'),TO_DATE('" + fas_to_date + "','dd/mm/yyyy'),'JV','MF','N','" + ccode + "','R') ";</text:p>
          </table:table-cell>
          <table:table-cell table:number-columns-repeated="4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/>
          <table:table-cell office:value-type="string">
            <text:p>CallableStatement pslog10 = Conn1.prepareCall("{call FAS.INSERT_LEDGER_LOG(?,?,?,?,?)}");</text:p>
          </table:table-cell>
          <table:table-cell table:number-columns-repeated="4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/>
          <table:table-cell office:value-type="string">
            <text:p>stmt2 = <text:s/>INSERT INTO FAS.MEET_LEDGER_MAP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(MAP_VOU,MEET_CODE,AMC_REPRESENTATIVE,MEET_DATE)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VALUES(' + inc_vou + ', + rs5.getInt(MEET_CODE) + ,null,null);</text:p>
          </table:table-cell>
          <table:table-cell table:number-columns-repeated="4"/>
        </table:table-row>
        <table:table-row table:style-name="ro1" table:number-rows-repeated="2">
          <table:table-cell table:style-name="ce6"/>
          <table:table-cell table:number-columns-repeated="5"/>
        </table:table-row>
        <table:table-row table:style-name="ro1">
          <table:table-cell table:style-name="ce6"/>
          <table:table-cell office:value-type="string">
            <text:p>stmt1=SELECT DISTINCT LV1.VOU VOU FROM FAS.LINK_VOU LV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NER JOIN FAS.LEDGER LD ON (LD.VOU=LV.VOU)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NER JOIN FAS.LINK_VOU LV1 ON (LV1.SRNO=LV.SRNO)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WHERE LV.VOU=? AND LV1.VOU != ? ;</text:p>
          </table:table-cell>
          <table:table-cell table:number-columns-repeated="4"/>
        </table:table-row>
        <table:table-row table:style-name="ro1" table:number-rows-repeated="2">
          <table:table-cell table:style-name="ce6"/>
          <table:table-cell table:number-columns-repeated="5"/>
        </table:table-row>
        <table:table-row table:style-name="ro1">
          <table:table-cell table:style-name="ce6"/>
          <table:table-cell office:value-type="string">
            <text:p>stmt1 = "UPDATE FAS.LEDGER SET CH_NO = ? WHERE VOU = ? ";</text:p>
          </table:table-cell>
          <table:table-cell table:number-columns-repeated="4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/>
          <table:table-cell office:value-type="string">
            <text:p>stmt1 = " <text:s/>DELETE FROM FAS.LEDGER WHERE VOU='" + rad2 + "' ";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6"/>
          <table:table-cell office:value-type="string">
            <text:p>String stmt1 = <text:s/>SELECT COUNT(*)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FROM FAS.LEDGER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WHERE TRNTYPE='BP' AND PRODTYPE='MF'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AND BRCODE =? AND TRDATE BETWEEN '1-APR-+ (tdyear-1) +' AND '31-MAR-+ tdyear +' ;</text:p>
          </table:table-cell>
          <table:table-cell table:number-columns-repeated="4"/>
        </table:table-row>
        <table:table-row table:style-name="ro1" table:number-rows-repeated="2">
          <table:table-cell table:style-name="ce6"/>
          <table:table-cell table:number-columns-repeated="5"/>
        </table:table-row>
        <table:table-row table:style-name="ro1">
          <table:table-cell table:style-name="ce6"/>
          <table:table-cell office:value-type="string">
            <text:p>stmt = " SELECT COUNT(*) FROM FAS.LEDGER WHERE TRNTYPE='BP' AND PRODTYPE='MF' AND BRCODE =? AND TRDATE BETWEEN '1-APR-"+ (tdyear-1) +"' AND '31-MAR-"+ tdyear +"' ";</text:p>
          </table:table-cell>
          <table:table-cell table:number-columns-repeated="4"/>
        </table:table-row>
        <table:table-row table:style-name="ro1" table:number-rows-repeated="2">
          <table:table-cell table:style-name="ce6"/>
          <table:table-cell table:number-columns-repeated="5"/>
        </table:table-row>
        <table:table-row table:style-name="ro1">
          <table:table-cell table:style-name="ce6"/>
          <table:table-cell office:value-type="string">
            <text:p>String sqlSelect="select Ch_no,Credit,to_char(trdate,'DD/MM/YYYY') trdate from fas.ledger where billno='"+mfbillno+"' and credit!=0 and <text:s/>ch_no is not null";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6"/>
          <table:table-cell office:value-type="string">
            <text:p>stmt = <text:s/>SELECT count(*)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FROM FAS.LEDGER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WHERE LPAD(CH_NO,10,'0')=LPAD('+chq_no+',10,'0')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AND PARTYCODE = '+bankcode+' ;a</text:p>
          </table:table-cell>
          <table:table-cell table:number-columns-repeated="4"/>
        </table:table-row>
        <table:table-row table:style-name="ro1" table:number-rows-repeated="2">
          <table:table-cell table:style-name="ce6"/>
          <table:table-cell table:number-columns-repeated="5"/>
        </table:table-row>
        <table:table-row table:style-name="ro1">
          <table:table-cell table:style-name="ce6"/>
          <table:table-cell office:value-type="string">
            <text:p>stmt = " SELECT count(*) FROM FAS.LEDGER WHERE LPAD(CH_NO,10,'0')=LPAD(?,10,'0') and PARTYCODE = '"+bankcode+"' ";</text:p>
          </table:table-cell>
          <table:table-cell table:number-columns-repeated="4"/>
        </table:table-row>
        <table:table-row table:style-name="ro1" table:number-rows-repeated="2">
          <table:table-cell table:style-name="ce6"/>
          <table:table-cell table:number-columns-repeated="5"/>
        </table:table-row>
        <table:table-row table:style-name="ro1">
          <table:table-cell table:style-name="ce6"/>
          <table:table-cell office:value-type="string">
            <text:p>fn_bill.InsertIntoLedger(out,Conn1,billno,0,0,0,0,0,0,netamt,accode,account,chq_no,0,brncode,partyCode,firmcode,firmcode1,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amcode,bankcode,desc1,ledgTrdate,bill_fromdate,bill_todate,"AT",done.toString());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>
            <text:p>BANKREC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ql = 'SELECT NVL(PASS,'N') PASS,TO_CHAR(CLRDATE,'DD/MM/YYYY') CLEARDATE FROM FAS.BANKREC WHERE VOU=:vou '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ring SQLsel='select to_char(CLRDATE,'dd/mm/yyyy') CLRDATE from BANKREC where VOU=? and PASS='Y''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LECT NVL(SUM(NVL(AMOUNT,0)),0) SUM_BR,COUNT(*) CNTB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4"/>FROM BANKREC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4"/>WHERE VOU IN (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23"/>SELECT VOU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23"/>FROM LEDGER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23"/>WHERE FILENO = :fileno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23"/>AND TRNTYPE='BP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23"/>AND PAY_MODE IS NULL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23"/>AND PRODTYPE='MF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23"/>AND CREDIT != 0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17"/>)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4"/>AND PASS='N'";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CATEGORY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ring SQLselect=" SELECT PARTYCODE,PARTYNAME FROM FAS.PARTYMAST,FAS.CATEGORY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SQLselect +=" WHERE FAS.PARTYMAST.CATCODE = FAS.CATEGORY.CATCODE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//SQLselect +=" AND substr(partyname,0,6)='TDS ON'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SQLselect +=" AND <text:s/>substr(partyname,0,7) LIKE 'TDS REC%'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if(!cattype.equalsIgnoreCase("X")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SQLselect +=" AND CATEGORY.CATTYPE != '" + cattype + "'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SQLselect +=" ORDER BY PARTYNAME "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ring SQLselect=" SELECT PARTYCODE,PARTYNAME FROM FAS.PARTYMAST,FAS.CATEGORY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SQLselect +=" WHERE FAS.PARTYMAST.CATCODE = FAS.CATEGORY.CATCODE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1"/>" AND PARTYMAST.FIRMCODE= '"+firmcode+"'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1"/>" AND CATEGORY.FIRMCODE= '"+firmcode+"'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//SQLselect +=" AND substr(partyname,0,6)='TDS ON'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SQLselect +=" AND <text:s/>substr(partyname,0,7) LIKE 'TDS REC%' ";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if(!cattype.equalsIgnoreCase("X")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SQLselect +=" AND CATEGORY.CATTYPE != '" + cattype + "'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SQLselect +=" ORDER BY PARTYNAME ";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FIRM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ql = 'SELECT count(*) cnt FROM FAS.FIRM WHERE IS_LOCKED !=0 AND FIRMCODE IN ( SELECT * FROM THE( SELECT STR2TBL(:firmcode) FROM DUAL )) '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rSelect2 += " FROM MFUND.BROK_CHQ_TRN ";</text:p>
          </table:table-cell>
          <table:table-cell table:number-columns-repeated="4"/>
        </table:table-row>
        <table:table-row table:style-name="ro1">
          <table:table-cell office:value-type="string">
            <text:p>BrokChequeEntryService.java</text:p>
          </table:table-cell>
          <table:table-cell office:value-type="string">
            <text:p><text:s text:c="8"/>strSelect2 += " INNER JOIN MFUND.BROK_CHQ_MAST ON(BROK_CHQ_MAST.SRNO=BROK_CHQ_TRN.SRNO)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//strSelect2 += " INNER JOIN MFUND.COMPANY ON(BROK_CHQ_MAST.CCODE=COMPANY.CCODE)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// <text:s text:c="23"/>if(!entry_type.equals("BR")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if (entryTypeCode.equals("JV")) {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strSelect2 += " INNER JOIN FAS.PARTYMAST PM1 ON(PM1.PARTYCODE=BROK_CHQ_TRN.REC_HEAD AND PM1.FIRMCODE=BROK_CHQ_TRN.FIRM_JV)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}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else{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strSelect2 += " INNER JOIN FAS.PARTYMAST PM1 ON(PM1.PARTYCODE=BROK_CHQ_TRN.REC_HEAD AND PM1.FIRMCODE=BROK_CHQ_MAST.FIRM_BR)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}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if (!entryTypeCode.equals("BR")) {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if (entryTypeCode.equals("JV")) {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strSelect2 += " LEFT JOIN FAS.PARTYMAST PM2 ON(PM2.PARTYCODE=BROK_CHQ_TRN.INC_HEAD AND PM2.FIRMCODE=BROK_CHQ_TRN.FIRM_JV)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}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else{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strSelect2 += " LEFT JOIN FAS.PARTYMAST PM2 ON(PM2.PARTYCODE=BROK_CHQ_TRN.INC_HEAD AND PM2.FIRMCODE=BROK_CHQ_MAST.FIRM_BR)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}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}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//strSelect2 += " INNER JOIN MFUND.BROK_SUB_HEAD_MAST ON(BROK_SUB_HEAD_MAST.SUBTYPE=BROK_CHQ_TRN.SUBTYPE)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/////////////////////////////////////////Modified By Nirav Joshi at 28/05/2008/////////////////////////////////////////////////////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if (!entryTypeCode.equals("JV")) {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strSelect2 += " INNER JOIN FAS.PARTYMAST PM4 ON(PM4.PARTYCODE=BROK_CHQ_MAST.BANKCODE AND PM4.FIRMCODE=BROK_CHQ_MAST.FIRM_BR)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}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/////////////////////////////////////////Ended By Nirav Joshi at 28/05/2008/////////////////////////////////////////////////////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if (entryTypeCode.equals("JV")) {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strSelect2 += " LEFT JOIN FAS.PARTYMAST PM3 ON(PM3.PARTYCODE=BROK_CHQ_TRN.TDS_HEAD AND PM3.FIRMCODE=BROK_CHQ_TRN.FIRM_JV)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}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else{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strSelect2 += " LEFT JOIN FAS.PARTYMAST PM3 ON(PM3.PARTYCODE=BROK_CHQ_TRN.TDS_HEAD AND PM3.FIRMCODE=BROK_CHQ_MAST.FIRM_BR)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}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strSelect2 +=" INNER JOIN FAS.FIRM FRM ON(FRM.FIRMCODE=BROK_CHQ_TRN.FIRM_JV)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if(!entryTypeCode.equalsIgnoreCase("JV") &amp;&amp; stType.equalsIgnoreCase("EXCLUSIVE")){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strSelect2 +=" LEFT JOIN FAS.PARTYMAST STND ON(BROK_CHQ_TRN.PARTYCODE_ST_NOTDUE=STND.PARTYCODE AND STND.FIRMCODE=BROK_CHQ_TRN.FIRM_JV)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LEFT JOIN FAS.PARTYMAST STP ON(BROK_CHQ_TRN.PARTYCODE_ST_PAY=STP.PARTYCODE AND STP.FIRMCODE=BROK_CHQ_TRN.FIRM_JV)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}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strSelect2 += " WHERE BROK_CHQ_TRN.SRNO=:srno ORDER BY TYPE,FIRM_JV,REC_HEAD,INC_HEAD,TDS_HEAD,SUBTYPE ";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FIRM COMBO</text:p>
          </table:table-cell>
          <table:table-cell office:value-type="string">
            <text:p>SQLselect = "SELECT FIRMCODE,FIRMNAME FROM FAS.FIRM"+get_Db_link(req)+" FR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" INNER JOIN CHQ_ENT_HEAD_MASTER HM ON (FR.FIRMCODE=HM.FIRMCODE_JV)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WHERE <text:s/>HM.PROC_ID=:procId AND HM.TYPE_ID=:typeId <text:s/>ORDER BY FR.FIRMNAME"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<text:s text:c="8"/>} else {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SQLselect = "SELECT FIRMCODE,FIRMNAME FROM FAS.FIRM"+get_Db_link(req)+" FR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INNER JOIN CHQ_ENT_HEAD_MASTER HM ON (FR.FIRMCODE=HM.FIRMCODE_JV)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+ " WHERE <text:s/>HM.PROC_ID=:procId AND HM.TYPE_ID=:typeId AND <text:s/>FR.IS_LOCKED=0 ORDER BY FR.FIRMNAME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}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>
            <text:p>ledg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7" office:value-type="string">
            <text:p>BrokCheqJVReportDataManager(get pending jv report)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ELECT COUNT(SRNO) AS CNT, MST.SRNO, L.VOU, TRN.TYPE, L.DEBIT AS JVAMT, L1.DEBIT AS TDSAMT, SUM(L.DEBIT) as TOTJVAMT, SUM(L1.DEBIT) as TOTTDSAMT, L.DESC1 ,cmp." + map.get("COM_NAME_COL") + " AS CNAME,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grouping(L.VOU) AS GRPDSC, TO_CHAR(TRN.FAS_FROMDATE,'DD/MM/YYYY') AS FAS_FROMDATE, TO_CHAR(TRN.FAS_TODATE,'DD/MM/YYYY') AS FAS_TODATE, MST.ST_TYPE <text:s/>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FROM <text:s/>MFUND.BROK_CHQ_VOU_DET DET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INNER JOIN fas.LEDGER L ON (det.vou = L.vou AND L.TDSTYPE != 'T' AND l.debit != 0) <text:s/>"</text:p>
          </table:table-cell>
          <table:table-cell/>
          <table:table-cell table:style-name="ce5" table:number-columns-repeated="2"/>
          <table:table-cell/>
        </table:table-row>
        <table:table-row table:style-name="ro1">
          <table:table-cell/>
          <table:table-cell office:value-type="string">
            <text:p><text:s text:c="20"/>+ " left JOIN fas.LEDGER L1 ON (DET.VOU_TDS = L1.VOU AND l1.debit != 0 AND L1.TDSTYPE = 'T') <text:s/>"</text:p>
          </table:table-cell>
          <table:table-cell/>
          <table:table-cell table:style-name="ce5" table:number-columns-repeated="2"/>
          <table:table-cell/>
        </table:table-row>
        <table:table-row table:style-name="ro1">
          <table:table-cell/>
          <table:table-cell office:value-type="string">
            <text:p><text:s text:c="20"/>+ " INNER JOIN MFUND.BROK_CHQ_TRN TRN ON (TRN.SEQ_NO = DET.SEQ_NO_TRN)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INNER JOIN MFUND.BROK_CHQ_MAST MST ON (TRN.SRNO = MST.SRNO) </text:p>
          </table:table-cell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office:value-type="string">
            <text:p>SELECT <text:s/>MST.SRNO AS JVSRNO, TRN.TYPE AS TYPE, C." + map.get("COMPANY_CODE_COL") + " AS CCODE, C." + map.get("COM_NAME_COL") + " AS CNAME, <text:s/>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SUM(L.DEBIT) AS TOTJVAMT, nvl(SUM(L1.DEBIT),0) AS TOTTDSAMT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FROM <text:s/>MFUND.BROK_CHQ_VOU_DET DET <text:s/>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INNER JOIN fas.LEDGER L ON (det.vou = L.vou AND L.TDSTYPE != 'T' AND l.debit != 0) <text:s/>"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/>
          <table:table-cell office:value-type="string">
            <text:p><text:s text:c="20"/>+ " LEFT JOIN fas.LEDGER L1 ON (DET.VOU_TDS = L1.VOU AND l1.debit != 0 AND L1.TDSTYPE = 'T') <text:s/>"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/>
          <table:table-cell office:value-type="string">
            <text:p><text:s text:c="20"/>+ " INNER JOIN MFUND.BROK_CHQ_TRN TRN ON (TRN.SEQ_NO = DET.SEQ_NO_TRN)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INNER JOIN MFUND.BROK_CHQ_MAST MST ON (TRN.SRNO = MST.SRNO)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INNER JOIN " + map.get("COMPANY_MASTER") + cf.get_Db_link(req, map.get("DBSERVER"), map.get("CONN")) + " C ON (MST.CCODE=C." + map.get("COMPANY_CODE_COL") + ") "</text:p>
          </table:table-cell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office:value-type="string">
            <text:p>SELECT NVL(SUM(NVL(CREDIT,0)),0) SUM_CH_L,COUNT(*) CNTC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3"/>FROM LEDGER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3"/>WHERE BILLNO IN (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23"/>SELECT BILLNO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23"/>FROM MFUND.LOG_BILL_SAVE " + get_Db_link(request, "MFUND") + "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23"/>WHERE FILENO = :fileno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19"/>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3"/>AND <text:s/>ACCODE = 'C0218' AND TRNTYPE='JV' "</text:p>
          </table:table-cell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office:value-type="string">
            <text:p>sql = "SELECT LD.CH_NO CHNO,sum(LD.DEBIT) DEBIT,MIN(LD.FROMDATE) FROMDATE,MAX(LD.TODATE) TODATE,TO_CHAR(MAX(LD.TRDATE),'dd/mm/yyyy') TRDATE " <text:s text:c="14"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+ " <text:s text:c="2"/>FROM FAS.LEDGER LD " <text:s text:c="19"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+ " <text:s text:c="2"/>WHERE DEBIT &gt; 0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if(entryType.equalsIgnoreCase("Only JV")){ <text:s text:c="12"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sql += " AND TDSTYPE='N'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}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1"/>sql += " <text:s text:c="2"/>AND VOU IN ( SELECT * FROM THE( SELECT STR2TBL (:vou) FROM DUAL ))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+ " <text:s text:c="2"/>GROUP BY LD.CH_NO ";</text:p>
          </table:table-cell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office:value-type="string">
            <text:p>SELECT DISTINCT LD.VOU VOU,LD.CH_NO CHNO,LD.DEBIT DEBIT,TO_CHAR(LD.TRDATE,'dd/mm/yyyy') TRDATE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+ "FROM FAS.LEDGER LD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+ "INNER JOIN MFUND.PRODUCT_MST" + objcomboFunctions.get_Db_link(req, "oracle", "MFUND") + " ON (PRODUCT_MST.PRODTYPE = LD.PRODTYPE)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+ "INNER JOIN FAS.PARTYMAST PM ON (PM.PARTYCODE=LD.PARTYCODE AND PM.FIRMCODE=:firmcode)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+ "WHERE LD.PARTYCODE =:suscode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if (proc_type.equalsIgnoreCase("MF")) {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sql += "AND LD.CCODE =:ccode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}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sql += "AND UPPER (LD.CH_NO) = UPPER (:chq_no)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+ "AND ROUND(LD.DEBIT,2)=:amount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+ "AND LD.ACCODE=:bankcode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+ "AND LD.TRDATE = TO_DATE(:rec_date,'DD/MM/YYYY') ";</text:p>
          </table:table-cell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office:value-type="string">
            <text:p>"SELECT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NVL(MFUND.REGION.REGNAME,' ') CENTRE,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LD.BRCODE,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MFUND.GRPMST.CATCODE CATCODE,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NVL(OPTTYPE,'NONE') OPTTYPE,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CASE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WHEN MFUND.GRPMST.NJBRCODE IS NOT NULL THEN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11"/>MFUND.GRPMST.NJBRCODE || '-' || MFUND.GRPMST.NAME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ELSE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11"/>MFUND.GRPMST.NAME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END PARTNERNAME,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MFTRAN.ACCOUNT.NAME ACCOUNTNAME,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CASE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WHEN LD.BILLNO LIKE '%UF%' then 'Upfront'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WHEN LD.BILLNO LIKE '%TR%' then 'Trail'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WHEN LD.BILLNO LIKE '%AU%' then 'AM Upfront'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WHEN LD.BILLNO LIKE '%AT%' then 'AM Trail'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WHEN LD.BILLNO LIKE '%RP%' then 'RAP'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ELSE 'Value Pack' END BROKERAGETYPE,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LD.BILLNO,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LD.CH_NO,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LD.FILENO,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LD.DEBIT NETPAYABLEAMOUNT,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TO_CHAR(LD.TRDATE,'DD/MM/YYYY') PAIDDATE,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(SELECT SUM(DEBIT) FROM FAS.LEDGER LD1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16"/>WHERE LD1.TRDATE BETWEEN TO_DATE(?,'DD/MM/YYYY') AND TO_DATE(?,'DD/MM/YYYY')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17"/>AND LD1.TRNTYPE='BP' AND LD1.FIRMCODE=LD.FIRMCODE AND LD1.CH_NO=LD.CH_NO AND DEBIT != 0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17"/>AND LD1.FILENO=LD.FILENO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17"/>AND LD1.BRCODE=LD.BRCODE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) CHAMT")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<text:s text:c="13"/>if(reporttype.equalsIgnoreCase("sms")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3"/>sqlMain.append(" <text:s text:c="7"/>,CASE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WHEN TRIM(LD.CH_NO) = 'DC' then 'DC'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WHEN TRIM(LD.CH_NO) = 'Fund.Tranf' then 'NEFT'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ELSE 'DD' END PAYMENTTYPE,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NVL(MFUND.GRP_DETAIL.MOBILENO,'-') MOBILE <text:s/>")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/*Commented by chetan Use of GRPMST.MOBILE removed as per request 11970*/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// <text:s text:c="27"/>" <text:s text:c="7"/>CASE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// <text:s text:c="27"/>" <text:s text:c="7"/>WHEN MFUND.GRP_DETAIL.MOBILENO IS NULL THEN MFUND.GRPMST.MOBILE " + <text:s text:c="4"/>///MFUND.GRPMST.MOBI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// <text:s text:c="27"/>" <text:s text:c="7"/>ELSE MFUND.GRP_DETAIL.MOBILENO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// <text:s text:c="27"/>" <text:s text:c="7"/>END MOBILE ")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/*Commented by chetan ENDS*/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// <text:s text:c="12"/>sqlMain.append(" <text:s text:c="7"/>,CASE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// <text:s text:c="27"/>" <text:s text:c="7"/>WHEN MFUND.DIRECT_CREDIT.NEFT = 'N' AND MFUND.DIRECT_CREDIT.DC = 'N' then 'DD'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// <text:s text:c="27"/>" <text:s text:c="7"/>WHEN MFUND.DIRECT_CREDIT.NEFT = 'Y' then 'NEFT'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// <text:s text:c="27"/>" <text:s text:c="7"/>ELSE 'DC' END PAYMENTTYPE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// <text:s text:c="27"/>" <text:s text:c="7"/>,MFUND.GRPMST.MOBILE ");*/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/*if(reporttype.equalsIgnoreCase("sms")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3"/>sqlMain.append(" <text:s text:c="7"/>,CASE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WHEN TRIM(LD.CH_NO) = 'DC' then 'DC'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WHEN TRIM(LD.CH_NO) = 'Fund.Tranf' then 'NEFT'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ELSE 'DD' END PAYMENTTYPE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,MFUND.GRPMST.MOBILE " )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// <text:s text:c="12"/>sqlMain.append(" <text:s text:c="7"/>,CASE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// <text:s text:c="27"/>" <text:s text:c="7"/>WHEN MFUND.DIRECT_CREDIT.NEFT = 'N' AND MFUND.DIRECT_CREDIT.DC = 'N' then 'DD'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// <text:s text:c="27"/>" <text:s text:c="7"/>WHEN MFUND.DIRECT_CREDIT.NEFT = 'Y' then 'NEFT'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// <text:s text:c="27"/>" <text:s text:c="7"/>ELSE 'DC' END PAYMENTTYPE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// <text:s text:c="27"/>" <text:s text:c="7"/>,MFUND.GRPMST.MOBILE "); <text:s/>*/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3"/>sqlMain.append("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FROM <text:s text:c="6"/>FAS.LEDGER LD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LEFT JOIN BILL_OPTION BO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ON ( BO.BRCODE = LD.BRCODE)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INNER JOIN MFUND.GRPMST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ON <text:s/>(LD.BRCODE = MFUND.GRPMST.GRPCODE)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INNER JOIN MFUND.REGION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ON <text:s/>(MFUND.GRPMST.CENTRECODE = MFUND.REGION.REGCODE)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INNER JOIN MFUND.DIRECT_CREDIT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ON <text:s/>(MFUND.DIRECT_CREDIT.GRPCODE = MFUND.GRPMST.GRPCODE)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INNER JOIN MFTRAN.ACCOUNT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ON <text:s/>(MFTRAN.ACCOUNT.ACCODE = MFUND.DIRECT_CREDIT.ACCODE)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INNER JOIN MFUND.GRP_DETAIL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ON (MFUND.GRPMST.GRPCODE = MFUND.GRP_DETAIL.GRPCODE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WHERE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( " + //WHERE CONDITION START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LD.TRDATE BETWEEN TO_DATE(?,'DD/MM/YYYY') AND TO_DATE(?,'DD/MM/YYYY')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AND LD.TRNTYPE = 'BP'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AND LD.DEBIT != 0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AND LD.CH_NO IS NOT NULL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AND LD.BILLNO IS NOT NULL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AND LD.BRCODE IS NOT NULL ")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<text:s text:c="16"/>if(reporttype.equalsIgnoreCase("sms")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{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sqlMain.append(" AND ( GRP_DETAIL.MOBILENO IS NOT NULL ) ");</text:p>
          </table:table-cell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office:value-type="string">
            <text:p>WHERE BILLNO = :billno <text:s/>AND TDSTYPE = 'N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3"/>" <text:s/>AND ( JVTYPE = 'P' OR TRNTYPE = 'BP' 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3"/>" <text:s/>AND (DRAFT_CAN != 'Y' OR <text:s/>DRAFT_CAN IS NULL 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3"/>" ORDER BY TRNTYPE";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>
            <text:p>Sql="SELECT GM.GRPCODE,NAME,NJBRCODE,ARNNO,TO_CHAR(ARN_DATE,'DD-MON-YY') ARN_DATE,TO_CHAR(ARN_EXP_DATE,'DD-MON-YY') ARN_EXP_DATE,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6"/>SUM(NVL(PAYAMT,0)+NVL(SUBPAYAMT,0)) PAYABLE,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6"/>///////////// Consider Paid Amount /////////// <text:s text:c="2"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//" <text:s text:c="6"/>SUM(CASE WHEN (LED_4_PARTNER.BILLNO IS NOT NULL) THEN NVL(PAYAMT,0)+NVL(SUBPAYAMT,0) ELSE 0 END) PAID_TO_BROKER," + <text:s text:c="10"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6"/>SUM(NVL(LED_4_PARTNER.DEBIT,0)) PAID_TO_BROKER," + <text:s text:c="13"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//" <text:s text:c="6"/>SUM(CASE WHEN (LED_4_AM.BILLNO IS NOT NULL) THEN NVL(AM_PAYAMT,0) ELSE 0 END) PAID_TO_AM " +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6"/>" <text:s text:c="6"/>SUM(NVL(LED_4_AM.DEBIT,0)) PAID_TO_AM " + <text:s text:c="2"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///////////// Consider Paid Amount /////////// <text:s text:c="2"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FROM GRPMST GM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LEFT JOIN PRO_BILL_UF PU ON (GM.GRPCODE=PU.BRCODE AND TRNDATE&gt;=ARN_EXP_DATE 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//" LEFT JOIN PRO_BILL_UF PU ON (GM.GRPCODE=PU.BRCODE) " + ///////// to be commented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LEFT JOIN FAS.LEDGER LED_4_PARTNER ON (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46"/>PU.BILLNO=LED_4_PARTNER.BILLNO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42"/>AND LED_4_PARTNER.TRNTYPE='BP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42"/>AND LED_4_PARTNER.PRODTYPE='MF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42"/>AND LED_4_PARTNER.DEBIT!=0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38"/>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LEFT JOIN FAS.LEDGER LED_4_AM ON <text:s text:c="5"/>(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46"/>PU.AM_BILLNO=LED_4_AM.BILLNO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42"/>AND LED_4_AM.TRNTYPE='BP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42"/>AND LED_4_AM.PRODTYPE='MF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42"/>AND LED_4_AM.DEBIT!=0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39"/>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WHERE (GRPTYPE='BR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6"/>OR (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17"/>GM.GRPTYPE='DI'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13"/>AND GM.CATCODE IN('Platinum','Bronze'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10"/>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5"/>)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//" <text:s/>AND BRK_PAY='Y' " + <text:s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/>AND ARN_EXP_DATE&lt;=? " + <text:s text:c="12"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/>GROUP BY GM.GRPCODE,NAME,NJBRCODE,ARNNO,ARN_DATE,ARN_EXP_DATE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/>ORDER BY GM.ARN_EXP_DATE "; <text:s text:c="3"/></text:p>
          </table:table-cell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office:value-type="string">
            <text:p>SELECT NVL(FL.FILENO,0) FILENO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7"/>" FROM FAS.LEDGER FL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7"/>" INNER JOIN BILLMST ON (FL.BILLNO=BILLMST.BILLNO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//" <text:s/>WHERE (TRNTYPE='BP' OR PARTYCODE='C0218') AND DEBIT!=0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7"/>" <text:s text:c="2"/>WHERE TRNTYPE='BP' AND DEBIT!=0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7"/>" <text:s text:c="4"/>AND (DRAFT_CAN != 'Y' OR <text:s/>DRAFT_CAN IS NULL 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7"/>" <text:s text:c="4"/>AND TRDATE = TO_DATE(:trdate,'DD/MM/YYYY'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7"/>" <text:s text:c="4"/>AND FL.BRCODE= :brcode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7"/>" <text:s text:c="4"/>AND FL.CH_NO=:chq_no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7"/>" <text:s text:c="4"/>AND FILENO IS NOT NULL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7"/>" <text:s text:c="4"/>AND SUBSTR(FL.BILLNO,5,2)=:brok_type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7"/>" <text:s text:c="4"/>AND BILLMST.TODATE BETWEEN :fromdate AND :todate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7"/>" ORDER BY FL.FILENO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>
            <text:p>SELECT BILLNO, DEBIT " +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FROM FAS.LEDGER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WHERE TRNTYPE = 'BP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2"/>AND DEBIT &lt;&gt; 0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2"/>AND GRPCODE = ?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2"/>AND FILENO = ( SELECT FILENO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18"/>FROM FAS.LEDGER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18"/>WHERE BILLNO = ?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22"/>AND TRNTYPE = 'BP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22"/>AND DEBIT &lt;&gt; 0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16"/>) ";</text:p>
          </table:table-cell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office:value-type="string">
            <text:p>SELECT COUNT(SRNO) AS CNT, MST.SRNO, L.VOU, TRN.TYPE, L.DEBIT AS JVAMT, L1.DEBIT AS TDSAMT, SUM(L.DEBIT)as TOTJVAMT, SUM(L1.DEBIT)as TOTTDSAMT, L.DESC1 ,cmp." + map.get("COM_NAME_COL") + " AS CNAME,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grouping(L.VOU) AS GRPDSC, TO_CHAR(TRN.FAS_FROMDATE,'DD/MM/YYYY') AS FAS_FROMDATE, TO_CHAR(TRN.FAS_TODATE,'DD/MM/YYYY') AS FAS_TODATE, MST.ST_TYPE <text:s/>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FROM <text:s/>MFUND.BROK_CHQ_VOU_DET DET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INNER JOIN fas.LEDGER L ON (det.vou = L.vou AND L.TDSTYPE != 'T' AND l.debit != 0) <text:s/>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LEFT JOIN fas.LEDGER L1 ON (DET.VOU_TDS = L1.VOU AND l1.debit != 0 AND L1.TDSTYPE = 'T') <text:s/>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INNER JOIN MFUND.BROK_CHQ_TRN TRN ON (TRN.SEQ_NO = DET.SEQ_NO_TRN)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INNER JOIN MFUND.BROK_CHQ_MAST MST ON (TRN.SRNO = MST.SRNO)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INNER JOIN " + map.get("COMPANY_MASTER") + cf.get_Db_link(req, map.get("DBSERVER"), map.get("CONN")) + " cmp ON (MST.CCODE=cmp." + map.get("COMPANY_CODE_COL") + ")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<text:s text:c="4"/>where MST.PROC_ID = :proc_id <text:s/>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<text:s text:c="3"/>AND MST.CCODE = <text:s/>:ccode <text:s text:c="2"/>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<text:s/>AND TRN.TYPE in (SELECT * FROM THE(SELECT STR2TBL(:typeNames) FROM DUAL)) <text:s/>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AND MST.CONFIRM='Y'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AND MST.SRNO IN ( SELECT DISTINCT SRNO FROM BROK_CHQ_TRN WHERE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<text:s text:c="4"/>FAS_FROMDATE BETWEEN to_date(:recFromDate,'dd/mm/yyyy') AND to_date(:recToDate,'dd/mm/yyyy') AND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<text:s text:c="4"/>FAS_TODATE <text:s/>BETWEEN to_date(:recFromDate,'dd/mm/yyyy') AND to_date(:recToDate,'dd/mm/yyyy') )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AND MST.ENTRY_TYPE = 'JV'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group by MST.SRNO, trn.Type,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+ " rollup(L.VOU,L.DEBIT,L1.DEBIT,L.DESC1,TRN.FAS_FROMDATE,TRN.FAS_TODATE,MST.ST_TYPE,cmp."+ map.get("COM_NAME_COL")+") "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<text:s text:c="20"/>+ " having <text:s/>grouping(L.VOU)=grouping(L.DEBIT) and grouping(L.VOU)=grouping(L1.DEBIT) and grouping(L.VOU)=grouping(L.DESC1) "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<text:s text:c="16"/>+ " <text:s text:c="3"/>and grouping(L.VOU)=grouping(TRN.FAS_FROMDATE) and grouping(L.VOU)=grouping(TRN.FAS_TODATE) and grouping(L.VOU)=grouping(MST.ST_TYPE) and grouping(L.VOU)=grouping(cmp."+ map.get("COM_NAME_COL")+")"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<text:s text:c="20"/>+ " <text:s text:c="2"/>ORDER BY MST.SRNO, TRN.TYPE , grouping(L.VOU)";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>
            <text:p>qlstmt4.append("SELECT DISTINCT(L.VOU) \"VOU\",BN.AMOUNT \"JV_AMOUNT\",BN.TYPE \"TYPE\",SUM(L.DEBIT) \"RECEIVED_AMOUNT\",L.CCODE \"CCODE\" ")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sqlstmt4.append(" FROM BROK_CHQ_TRN BN,FAS.LEDGER L")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sqlstmt4.append(" WHERE L.FROMDATE&gt;=TO_DATE('"+frm_Date+"','DD/MM/YYYY') and L.TODATE&lt;=TO_DATE('"+to_Date+"','DD/MM/YYYY') AND L.TRNTYPE='JV'")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sqlstmt4.append(" GROUP BY L.VOU,BN.AMOUNT,BN.TYPE,L.CCODE")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sqlstmt4.append(" ORDER BY L.VOU,BN.TYPE DESC");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7" office:value-type="string">
            <text:p>Report_ARN_Detail.jav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<text:s text:c="29"/>Sql= "SELECT to_char(X.FROMDATE,'DD-MON-YYYY') FROMDATE,TO_CHAR(X.TODATE,'DD-MON-YYYY') TODATE,SUM(X.PAID_TO_BR) PAID_TO_BROKER,SUM(X.PAID_TO_AM) PAID_TO_AM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FROM (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7"/>SELECT PT.FROMDATE,PT.TODATE,NVL(LED_4_PARTNER.DEBIT,0) PAID_TO_BR,NVL(LED_4_AM.DEBIT,0) PAID_TO_AM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7"/>FROM PRO_BILL_TR PT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10"/>INNER JOIN FAS.LEDGER LED_4_PARTNER ON(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53"/>PT.BILLNO=LED_4_PARTNER.BILLNO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48"/>AND LED_4_PARTNER.TRNTYPE='BP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48"/>AND LED_4_PARTNER.PRODTYPE='MF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48"/>AND LED_4_PARTNER.DEBIT!=0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46"/>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10"/>LEFT JOIN FAS.LEDGER LED_4_AM ON(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52"/>PT.AM_BILLNO=LED_4_AM.BILLNO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48"/>AND LED_4_AM.TRNTYPE='BP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48"/>AND LED_4_AM.PRODTYPE='MF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48"/>AND LED_4_AM.DEBIT!=0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38"/>) " + <text:s text:c="32"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7"/>WHERE LED_4_PARTNER.BRCODE= ?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9"/>AND TRNDATE&gt;= ?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if(db_new_arn_exp_date.before (splitdate) || db_new_arn_exp_date.equals (splitdate)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9"/>{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0"/>Sql += " <text:s text:c="7"/>UNION ALL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7"/>SELECT PT.FROMDATE,PT.TODATE,NVL(LED_4_PARTNER.DEBIT,0) PAID_TO_BR,NVL(LED_4_AM.DEBIT,0) PAID_TO_AM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7"/>FROM PRO_BILL_TR_SPLIT PT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10"/>INNER JOIN FAS.LEDGER LED_4_PARTNER ON(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47"/>PT.BILLNO=LED_4_PARTNER.BILLNO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48"/>AND LED_4_PARTNER.TRNTYPE='BP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48"/>AND LED_4_PARTNER.PRODTYPE='MF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48"/>AND LED_4_PARTNER.DEBIT!=0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43"/>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10"/>LEFT JOIN FAS.LEDGER LED_4_AM ON(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47"/>PT.AM_BILLNO=LED_4_AM.BILLNO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48"/>AND LED_4_AM.TRNTYPE='BP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48"/>AND LED_4_AM.PRODTYPE='MF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48"/>AND LED_4_AM.DEBIT!=0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43"/>) " + <text:s text:c="32"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7"/>WHERE LED_4_PARTNER.BRCODE= ?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9"/>AND TRNDATE&gt;= ?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}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0"/>Sql += " <text:s text:c="4"/>) X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6"/>" GROUP BY FROMDATE,TODATE "; </text:p>
          </table:table-cell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office:value-type="string">
            <text:p>(SELECT DISTINCT BILLNO,TRDATE,CASE WHEN CH_NO NOT IN('DC','Fund.Tranf') THEN CH_NO ELSE TO_CHAR(FILENO) END CH_FILENO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8"/>" FROM FAS.LEDGER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8"/>" WHERE (TRNTYPE='BP' OR partycode='C0218') AND DEBIT!=0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8"/>" AND (DRAFT_CAN != 'Y' OR <text:s/>DRAFT_CAN IS NULL ))FL on (FL.billno = billmst.billno)</text:p>
          </table:table-cell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table:style-name="ce7" office:value-type="string">
            <text:p>bill_pdf_trAM.jav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ELECT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<text:s text:c="8"/>LD.BILLNO,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<text:s text:c="8"/>( LD.DEBIT + NVL(CH.CHQ_HAND_CHARGES,0) ) BILLAMOUNT,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<text:s text:c="8"/>NVL(CH.CHQ_HAND_CHARGES,0) CHQ_HAND_CHARGES,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<text:s text:c="8"/>LD.DEBIT NETPAYMENT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FROM <text:s text:c="3"/>FAS.LEDGER LD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<text:s text:c="8"/>LEFT JOIN MFUND.BILLDEDUCT_CHQHANDLING_CHARGES CH ON LD.BILLNO = CH.BILLNO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WHERE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<text:s text:c="8"/>TRNTYPE = 'BP'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<text:s text:c="8"/>AND DEBIT &lt;&gt; 0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<text:s text:c="8"/>AND BRCODE = ? <text:s/>" + <text:s text:c="23"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<text:s text:c="8"/>AND FILENO = ( SELECT FILENO FROM FAS.LEDGER WHERE BILLNO = ? AND TRNTYPE = 'BP' AND DEBIT &lt;&gt; 0 )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<text:s text:c="8"/>AND FILENO IS NOT NULL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ORDER BY LD.BILLNO <text:s/>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7" office:value-type="string">
            <text:p>rptPayable_vs_Paid_With_Enrollment.jav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ELECT nvl(ledger.fileno,0) fileno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0"/>"FROM FAS.LEDGER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0"/>"WHERE BILLNO &gt; ?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0"/>" AND FILENO &gt; 0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0"/>" AND PRODTYPE = 'MF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0"/>" AND TRNTYPE = 'BP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0"/>" AND BRCODE = ?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0"/>" AND (DRAFT_CAN != 'Y' OR <text:s/>DRAFT_CAN IS NULL 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0"/>" AND TRDATE = TO_DATE(?,'DD/MM/YYYY'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0"/>"ORDER BY FILENO";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7" office:value-type="string">
            <text:p>brokchqauthorized_JV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ELECT DISTINCT LD.VOU VOU,LD.CH_NO CHNO,LD.DEBIT DEBIT,TO_CHAR(LD.TRDATE,'dd/mm/yyyy') TRDATE,C.CDESC CNAME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stmt1 += " FROM FAS.LEDGER LD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stmt1 += " INNER JOIN FAS.PARTYMAST PM ON (PM.PARTYCODE=LD.PARTYCODE AND PM.FIRMCODE='"+firmcode+"')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stmt1 += " INNER JOIN MFTRAN.COMPANY C ON (LD.CCODE = C.CCODE)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//stmt1 += " WHERE LD.PARTYCODE='M0052' AND LD.CCODE='"+ ccode +"' AND LD.CH_NO=3333 AND LD.DEBIT=2727.27 AND LD.TRDATE='26-dec-2007'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stmt1 += " WHERE LD.PARTYCODE=? AND LD.CCODE=? AND LD.CH_NO=? AND ROUND(LD.DEBIT,2)=? AND LD.TRDATE=? 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7" office:value-type="string">
            <text:p>rptPayable_vs_Paid.jav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ELECT COUNT(X.BILLNO) FROM (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9"/>" SELECT DISTINCT LEDGER.BILLNO FROM FAS.LEDGER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9"/>" INNER JOIN BILLMST ON ( BILLMST.BILLNO = LEDGER.BILLNO) WHERE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9"/>" DEBIT !=0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9"/>" AND (DRAFT_CAN != 'Y' OR <text:s/>DRAFT_CAN IS NULL ) and trdate = ? and LEDGER.brcode = ? and substr(LEDGER.billno,5,2) = ?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9"/>" AND ((TRNTYPE='BP' AND FILENO = ? ) OR (PARTYCODE='C0218' AND FILENO IS NULL )) AND CH_NO = ?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9"/>" AND billmst.todate between TO_DATE('" + fromdate + <text:s/>"','YYYY/MM/DD') and TO_DATE('" + todate + "','YYYY/MM/DD'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9"/>" and TO_DATE(BILLMST.PROC_DATE) between TO_DATE('" + processdate + <text:s/>"','YYYY/MM/DD') and TO_DATE('" + toprocessdate + <text:s/>"','YYYY/MM/DD'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9"/>" ) X 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7" office:value-type="string">
            <text:p>rptPayable_vs_Paid.jav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ELECT NVL(LEDGER.FILENO,0) FILENO FROM FAS.LEDGER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1"/>" INNER JOIN BILLMST ON (BILLMST.BILLNO = LEDGER.BILLNO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WHERE TRNTYPE='BP' AND DEBIT != 0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AND (DRAFT_CAN != 'Y' OR <text:s/>DRAFT_CAN IS NULL ) and trdate = ? and LEDGER.brcode = ?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AND FILENO IS NOT NULL and substr(LEDGER.billno,5,2) = ?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AND LEDGER.CH_NO = ?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AND billmst.todate between TO_DATE('" + fromdate + <text:s/>"','YYYY/MM/DD') and TO_DATE('" + todate + "','YYYY/MM/DD'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and TO_DATE(BILLMST.PROC_DATE) between TO_DATE('" + processdate + <text:s/>"','YYYY/MM/DD') and TO_DATE('" + toprocessdate + <text:s/>"','YYYY/MM/DD'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order by fileno 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7" office:value-type="string">
            <text:p>rptPayable_vs_Paid.jav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tring sql_non_chq = " SELECT COUNT(*) FROM FAS.LEDGER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0"/>" INNER JOIN BILLMST ON (LEDGER.BRCODE = BILLMST.BRCODE AND BILLMST.BILLNO = LEDGER.BILLNO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0"/>" WHERE DEBIT !=0 AND TRNTYPE = 'BP'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0"/>" AND (DRAFT_CAN != 'Y' OR <text:s/>DRAFT_CAN IS NULL ) AND TRDATE = ? AND LEDGER.BRCODE = ? AND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0"/>" SUBSTR(LEDGER.BILLNO,5,2) = ? AND FILENO IS NOT NULL AND FILENO = ?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0"/>" AND billmst.todate between TO_DATE('" + fromdate + <text:s/>"','YYYY/MM/DD') and TO_DATE('" + todate + "','YYYY/MM/DD'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0"/>" and TO_DATE(BILLMST.PROC_DATE) between TO_DATE('" + processdate + <text:s/>"','YYYY/MM/DD') and TO_DATE('" + toprocessdate + <text:s/>"','YYYY/MM/DD') ";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7" office:value-type="string">
            <text:p>rptPayable_vs_Paid.jav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tring sqlcheck = " SELECT COUNT(*) FROM FAS.LEDGER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INNER JOIN BILLMST ON (LEDGER.BRCODE = BILLMST.BRCODE AND BILLMST.BILLNO = LEDGER.BILLNO)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WHERE DEBIT != 0 AND PARTYCODE = 'C0218' AND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(DRAFT_CAN != 'Y' OR <text:s/>DRAFT_CAN IS NULL ) AND TRDATE = ? AND LEDGER.BRCODE = ? AND SUBSTR(LEDGER.BILLNO,5,2) = ?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AND billmst.todate between TO_DATE('" + fromdate + <text:s/>"','YYYY/MM/DD') and TO_DATE('" + todate + "','YYYY/MM/DD'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AND TO_DATE(BILLMST.PROC_DATE) between TO_DATE('" + processdate + <text:s/>"','YYYY/MM/DD') and TO_DATE('" + toprocessdate + <text:s/>"','YYYY/MM/DD') ";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7" office:value-type="string">
            <text:p>bill_UF_NJP_preview_pro.jav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ELECT sum(CREDIT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FROM FAS.LEDGER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<text:s text:c="4"/>WHERE TRDATE BETWEEN TO_DATE('" + facdate + "','YYYY/MM/DD') AND TO_DATE('" + tacdate+"','YYYY/MM/DD')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<text:s text:c="4"/>AND TDSTYPE = 'N' AND CREDIT &gt; 0 AND (TRNTYPE = 'BP' OR TRNTYPE='CP') <text:s/>AND PRODTYPE!='OT' AND PRODTYPE != 'IP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<text:s text:c="4"/>AND BRCODE='" + brcode + "' ";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7" office:value-type="string">
            <text:p>print_tr_Bill.jav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tmt = " SELECT sum(CREDIT) FROM LEDGER WHERE TRDATE BETWEEN TO_DATE('" + facdate + "','YYYY/MM/DD') AND TO_DATE('" + tacdate +"','YYYY/MM/DD')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stmt +=" AND TDSTYPE = 'N' AND CREDIT &gt; 0 AND (TRNTYPE = 'BP' OR TRNTYPE='CP') AND PRODTYPE!= 'OT' AND PRODTYPE != 'IP'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stmt +=" AND BRCODE='" + brcode + "' ";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7" office:value-type="string">
            <text:p>rptuf_inc_bill_folio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<text:s/>String stmt1 = " SELECT COUNT(*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6"/>" <text:s text:c="10"/>FROM FAS.LEDGER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6"/>" <text:s text:c="14"/>WHERE TRNTYPE='BP' AND PRODTYPE='MF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6"/>" <text:s text:c="22"/>AND BRCODE =? AND TRDATE BETWEEN '1-APR-"+ (tdyear-1) +"' AND '31-MAR-"+ tdyear +"' ";</text:p>
          </table:table-cell>
          <table:table-cell table:number-columns-repeated="4"/>
        </table:table-row>
      </table:table>
      <table:table table:name="Module_wise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0" table:number-columns-repeated="1012" table:default-cell-style-name="Default"/>
        <table:table-row table:style-name="ro1">
          <table:table-cell table:style-name="ce8" office:value-type="string">
            <text:p>FROM PROJECT</text:p>
          </table:table-cell>
          <table:table-cell table:style-name="ce8" office:value-type="string">
            <text:p>FROM TECH</text:p>
          </table:table-cell>
          <table:table-cell table:style-name="ce8" office:value-type="string">
            <text:p>TO PROJECT</text:p>
          </table:table-cell>
          <table:table-cell table:style-name="ce8" office:value-type="string">
            <text:p>TO TECH</text:p>
          </table:table-cell>
          <table:table-cell table:style-name="ce8" office:value-type="string">
            <text:p>MODULE</text:p>
          </table:table-cell>
          <table:table-cell table:style-name="ce8" office:value-type="string">
            <text:p>TABLE</text:p>
          </table:table-cell>
          <table:table-cell table:style-name="ce8" office:value-type="string">
            <text:p>TECH CHALLENGE</text:p>
          </table:table-cell>
          <table:table-cell table:style-name="ce8" office:value-type="string">
            <text:p>ACCESS</text:p>
          </table:table-cell>
          <table:table-cell table:style-name="ce10" office:value-type="string">
            <text:p>Modularity</text:p>
          </table:table-cell>
          <table:table-cell table:style-name="ce10" office:value-type="string">
            <text:p>Problem</text:p>
          </table:table-cell>
          <table:table-cell table:style-name="ce10" office:value-type="string">
            <text:p>Solution</text:p>
          </table:table-cell>
          <table:table-cell table:style-name="ce8" office:value-type="string">
            <text:p>DESC</text:p>
          </table:table-cell>
          <table:table-cell table:style-name="ce8"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/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ayment Utility</text:p>
          </table:table-cell>
          <table:table-cell office:value-type="string">
            <text:p>BANKREC</text:p>
          </table:table-cell>
          <table:table-cell/>
          <table:table-cell office:value-type="string">
            <text:p>Write</text:p>
          </table:table-cell>
          <table:table-cell table:number-columns-repeated="3"/>
          <table:table-cell office:value-type="string">
            <text:p>insert in to bankrec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erage checque Un-Autherize / Brok cheque Autjorization / Auth JV</text:p>
          </table:table-cell>
          <table:table-cell office:value-type="string">
            <text:p>BANKREC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select using vou for clear dat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 cheque Autjorization JV</text:p>
          </table:table-cell>
          <table:table-cell office:value-type="string">
            <text:p>BANKREC</text:p>
          </table:table-cell>
          <table:table-cell/>
          <table:table-cell office:value-type="string">
            <text:p>Delete</text:p>
          </table:table-cell>
          <table:table-cell table:number-columns-repeated="3"/>
          <table:table-cell office:value-type="string">
            <text:p>using VOU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Payment Cancallation</text:p>
          </table:table-cell>
          <table:table-cell office:value-type="string">
            <text:p>BANKREC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using PASS='n'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ptPaymentRequest_detail</text:p>
          </table:table-cell>
          <table:table-cell office:value-type="string">
            <text:p>BANKREC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select using vou, PASS= Y for clear dat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 cheque, brokchequeutility_JV_Edit., brokchequeutility_JV , brokchqreceipt_JV.java</text:p>
          </table:table-cell>
          <table:table-cell office:value-type="string">
            <text:p>CATEGORY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Using cattype &amp; prod type for party combo and different param for TDSACC combo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rocessed Payment Utility</text:p>
          </table:table-cell>
          <table:table-cell office:value-type="string">
            <text:p>FILE_GEN_DETAIL</text:p>
          </table:table-cell>
          <table:table-cell/>
          <table:table-cell office:value-type="string">
            <text:p>Write</text:p>
          </table:table-cell>
          <table:table-cell table:number-columns-repeated="3"/>
          <table:table-cell office:value-type="string">
            <text:p>insert in to FILE_GEN_DETAIL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ap Bill Auto Process,Authorization,Unauthorization</text:p>
          </table:table-cell>
          <table:table-cell office:value-type="string">
            <text:p>FIRM</text:p>
          </table:table-cell>
          <table:table-cell/>
          <table:table-cell office:value-type="string">
            <text:p>Read(3)</text:p>
          </table:table-cell>
          <table:table-cell table:number-columns-repeated="3"/>
          <table:table-cell office:value-type="string">
            <text:p>1)using firm code 2)comboFirm using lock=0 3)combofirm using more than 1 firmc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Payment cheque entry new <text:s/>(brok checque entry)</text:p>
          </table:table-cell>
          <table:table-cell office:value-type="string">
            <text:p>FIRM</text:p>
          </table:table-cell>
          <table:table-cell office:value-type="string">
            <text:p>How to get firm name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join with firm to get Firm Name to get BROK_CHQ_MAST &amp; BROK_CHQ_TRN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authorized_JV</text:p>
          </table:table-cell>
          <table:table-cell office:value-type="string">
            <text:p>FIRM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firm code using start date, end date &amp; firmname lik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FIRM</text:p>
          </table:table-cell>
          <table:table-cell office:value-type="string">
            <text:p>join with CHQ_ENT_HEAD_MASTER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Combo firm for JV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FIRM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firm code using start date &amp; end date &amp; company code,get startdate end date for making folder nam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ank reciept report,getJVRuleReport</text:p>
          </table:table-cell>
          <table:table-cell office:value-type="string">
            <text:p>FIRM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join with CHQ_ENT_HEAD_MASTER_BR ::to get firm name &amp; lock status , get count from paymast where pm.firm code in (get firm code from FIRM)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OG_IMP_ENET</text:p>
          </table:table-cell>
          <table:table-cell office:value-type="string">
            <text:p>max date used in subquery</text:p>
          </table:table-cell>
          <table:table-cell office:value-type="string">
            <text:p>Read(4)</text:p>
          </table:table-cell>
          <table:table-cell table:number-columns-repeated="3"/>
          <table:table-cell office:value-type="string">
            <text:p>get count using file no &amp; status get MAX(ENTDATE) ,get FILE_NO 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ayment Utility</text:p>
          </table:table-cell>
          <table:table-cell office:value-type="string">
            <text:p>LOG_MASTER</text:p>
          </table:table-cell>
          <table:table-cell/>
          <table:table-cell office:value-type="string">
            <text:p>Write(1)</text:p>
          </table:table-cell>
          <table:table-cell table:number-columns-repeated="3"/>
          <table:table-cell office:value-type="string">
            <text:p>Insert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OG_MASTER</text:p>
          </table:table-cell>
          <table:table-cell/>
          <table:table-cell office:value-type="string">
            <text:p>Read(1)</text:p>
          </table:table-cell>
          <table:table-cell table:number-columns-repeated="3"/>
          <table:table-cell office:value-type="string">
            <text:p>get ENTDATE using VOU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 cheque UN Autjorization</text:p>
          </table:table-cell>
          <table:table-cell office:value-type="string">
            <text:p>MEET_LEDGER_MAP</text:p>
          </table:table-cell>
          <table:table-cell/>
          <table:table-cell office:value-type="string">
            <text:p>Delete(1)</text:p>
          </table:table-cell>
          <table:table-cell table:number-columns-repeated="3"/>
          <table:table-cell office:value-type="string">
            <text:p>delete using VOU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 cheque Autjorization</text:p>
          </table:table-cell>
          <table:table-cell office:value-type="string">
            <text:p>MEET_LEDGER_MAP</text:p>
          </table:table-cell>
          <table:table-cell/>
          <table:table-cell office:value-type="string">
            <text:p>Write(1)</text:p>
          </table:table-cell>
          <table:table-cell table:number-columns-repeated="3"/>
          <table:table-cell office:value-type="string">
            <text:p>insert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 cheque Entry</text:p>
          </table:table-cell>
          <table:table-cell office:value-type="string">
            <text:p>MEETING_MAS</text:p>
          </table:table-cell>
          <table:table-cell/>
          <table:table-cell office:value-type="string">
            <text:p>Read (2)</text:p>
          </table:table-cell>
          <table:table-cell table:number-columns-repeated="3"/>
          <table:table-cell office:value-type="string">
            <text:p>get MEET_NAME with using join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 cheque Entry JV</text:p>
          </table:table-cell>
          <table:table-cell office:value-type="string">
            <text:p>MEETING_MAS</text:p>
          </table:table-cell>
          <table:table-cell/>
          <table:table-cell office:value-type="string">
            <text:p>Read(3)</text:p>
          </table:table-cell>
          <table:table-cell table:number-columns-repeated="3"/>
          <table:table-cell office:value-type="string">
            <text:p>get MEET_NAME for combo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rocess, Rap Bill Auto Save</text:p>
          </table:table-cell>
          <table:table-cell office:value-type="string">
            <text:p>PARTYMAST</text:p>
          </table:table-cell>
          <table:table-cell/>
          <table:table-cell office:value-type="string">
            <text:p>Read(9)</text:p>
          </table:table-cell>
          <table:table-cell table:number-columns-repeated="3"/>
          <table:table-cell office:value-type="string">
            <text:p>get party name using party code &amp; firm code FOR COMBO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ap Bill Auto Save</text:p>
          </table:table-cell>
          <table:table-cell office:value-type="string">
            <text:p>PARTYMAST</text:p>
          </table:table-cell>
          <table:table-cell/>
          <table:table-cell office:value-type="string">
            <text:p>Read(1)</text:p>
          </table:table-cell>
          <table:table-cell table:number-columns-repeated="3"/>
          <table:table-cell office:value-type="string">
            <text:p>get party code &amp; name using CAT CODE &amp; firm c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PARTYMAST</text:p>
          </table:table-cell>
          <table:table-cell/>
          <table:table-cell office:value-type="string">
            <text:p>Read(1)</text:p>
          </table:table-cell>
          <table:table-cell table:number-columns-repeated="3"/>
          <table:table-cell office:value-type="string">
            <text:p>for combo get party code &amp; name using CAT CODE &amp; firm code <text:s/>&amp; IS_ACC_DISPLAY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PARTYMAST</text:p>
          </table:table-cell>
          <table:table-cell/>
          <table:table-cell office:value-type="string">
            <text:p>Read(20)</text:p>
          </table:table-cell>
          <table:table-cell table:number-columns-repeated="3"/>
          <table:table-cell office:value-type="string">
            <text:p>join using party code &amp; firm c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PARTYMAST</text:p>
          </table:table-cell>
          <table:table-cell/>
          <table:table-cell office:value-type="string">
            <text:p>Read(5)</text:p>
          </table:table-cell>
          <table:table-cell table:number-columns-repeated="3"/>
          <table:table-cell office:value-type="string">
            <text:p>get count usingfirm &amp; multiple party c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ayment Utility</text:p>
          </table:table-cell>
          <table:table-cell office:value-type="string">
            <text:p>LOG_FILE_GEN</text:p>
          </table:table-cell>
          <table:table-cell/>
          <table:table-cell office:value-type="string">
            <text:p>Write(2)</text:p>
          </table:table-cell>
          <table:table-cell table:number-columns-repeated="3"/>
          <table:table-cell office:value-type="string">
            <text:p>insert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OG_FILE_GEN</text:p>
          </table:table-cell>
          <table:table-cell/>
          <table:table-cell office:value-type="string">
            <text:p>Read(4)</text:p>
          </table:table-cell>
          <table:table-cell table:number-columns-repeated="3"/>
          <table:table-cell office:value-type="string">
            <text:p>get using file no, Ent date, project , status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OG_FILE_GEN</text:p>
          </table:table-cell>
          <table:table-cell/>
          <table:table-cell office:value-type="string">
            <text:p>Update(2)</text:p>
          </table:table-cell>
          <table:table-cell table:number-columns-repeated="3"/>
          <table:table-cell office:value-type="string">
            <text:p>update remark,username &amp; status using file no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ayment Utility, brok cheq authorize</text:p>
          </table:table-cell>
          <table:table-cell office:value-type="string">
            <text:p>LINK_VOU</text:p>
          </table:table-cell>
          <table:table-cell/>
          <table:table-cell office:value-type="string">
            <text:p>Read(2)</text:p>
          </table:table-cell>
          <table:table-cell table:number-columns-repeated="3"/>
          <table:table-cell office:value-type="string">
            <text:p>get max SRNO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INK_VOU</text:p>
          </table:table-cell>
          <table:table-cell/>
          <table:table-cell office:value-type="string">
            <text:p>Write(8)</text:p>
          </table:table-cell>
          <table:table-cell table:number-columns-repeated="3"/>
          <table:table-cell office:value-type="string">
            <text:p>insert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mTransfer,</text:p>
          </table:table-cell>
          <table:table-cell office:value-type="string">
            <text:p>LEDGER</text:p>
          </table:table-cell>
          <table:table-cell office:value-type="string" table:number-columns-spanned="1" table:number-rows-spanned="3">
            <text:p>in some cases , FILENO is not null &amp; fileno is null</text:p>
          </table:table-cell>
          <table:table-cell office:value-type="string">
            <text:p>Read(1)</text:p>
          </table:table-cell>
          <table:table-cell table:number-columns-repeated="3"/>
          <table:table-cell office:value-type="string">
            <text:p>get COUNT(BILLNO) using BILLNO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covered-table-cell/>
          <table:table-cell office:value-type="string">
            <text:p>Write(100)</text:p>
          </table:table-cell>
          <table:table-cell table:number-columns-repeated="3"/>
          <table:table-cell office:value-type="string">
            <text:p>insert into ledger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covered-table-cell/>
          <table:table-cell office:value-type="string">
            <text:p>Read</text:p>
          </table:table-cell>
          <table:table-cell table:number-columns-repeated="3"/>
          <table:table-cell office:value-type="string">
            <text:p>join on billno using TRNTYPE,DEBIT,FILENO,PAY_M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Update</text:p>
          </table:table-cell>
          <table:table-cell table:number-columns-repeated="3"/>
          <table:table-cell office:value-type="string">
            <text:p>update file no using bill no, tdstype, trntype, pay_m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vou using TRNTYPE,DEBIT,FILENO,PAY_MODE,tds type &amp; bill no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accode using billno, jv type, trntype, Debt 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count using LPAD(CH_NO,10,'0')=LPAD(?,10,'0')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CH_NO using billno, credit, trntyp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dtl using bilno, credit!=0 &amp; trntyp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join using bil no, debit, trntyp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sumcreditt using file no, trntype, paymode, prodtype, credit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2</text:p>
          </table:table-cell>
          <table:table-cell table:number-columns-repeated="3"/>
          <table:table-cell office:value-type="string">
            <text:p>get debi using trdate,accode, firm code, chq no, party c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debit, tds tpe &amp; vou with GROUP BY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cont using trntype, prod type, brcode, trdat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join with brcode where chq not nul, billno not nul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Update</text:p>
          </table:table-cell>
          <table:table-cell table:number-columns-repeated="3"/>
          <table:table-cell office:value-type="string">
            <text:p>update file no = null, mark using file no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trdate, chequsing billno, debit, party c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get suspan amomt</text:p>
          </table:table-cell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join on prodtype, partycode, firm code using ccode, accode, chq no, trdat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dtl using bilno, credit!=0 &amp; chqno is not null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insert</text:p>
          </table:table-cell>
          <table:table-cell table:number-columns-repeated="3"/>
          <table:table-cell office:value-type="string">
            <text:p>using jar fil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trdate using billno, debit, acc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trdate using billno, credit, partyc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update</text:p>
          </table:table-cell>
          <table:table-cell table:number-columns-repeated="3"/>
          <table:table-cell office:value-type="string">
            <text:p>update debit,credit,desc, tds using vou, accode, partyc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P Bill PDF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bill_pdf_WP.java, Using DB Link, Inner Join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VP Bill Save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save_bill_valuepack.java, Ref=171, function_bill_proc used Record count using CHKNO for where condition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M Transfer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AUMTransferEntity.java, SELECT COUNT(BILLNO) CNT FROM FAS.LEDGER WHERE BILLNO=:billno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ayment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bill_payutility.java,Ref=2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er Check JV Report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brokchqreport_JV.java,Ref=19,26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UF Bill NJP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table:style-name="ce11" office:value-type="string">
            <text:p>bill_UF_NJP_save.java, using partycode and chkno in where condition,Ref=126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Value Pack Print Bill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table:style-name="ce11" office:value-type="string">
            <text:p>print_bill_valuepack.java, Ref=47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ENET Bill Payment Utility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bill_pay_utility_ENET.java. Ref=51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ayment Utility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bill_payment_utility.java, Complex, Refer Pag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VP Bill PDF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table:style-name="ce11" office:value-type="string">
            <text:p>bill_pdf_VP.java, Ref=105,118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Trail Bill NJP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Bill_TR_NJP_Preview.java, Ref=121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er Check Auth JV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/Write</text:p>
          </table:table-cell>
          <table:table-cell table:number-columns-repeated="3"/>
          <table:table-cell office:value-type="string">
            <text:p>brokchqauthorized_JV.java,131-156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style-name="ce9" office:value-type="string">
            <text:p>Function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/Write</text:p>
          </table:table-cell>
          <table:table-cell table:number-columns-repeated="3"/>
          <table:table-cell office:value-type="string">
            <text:p>function_billproc.java, Insert into all main fas tables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UF Incentive Bill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rptuf_inc_bill_folio.java, Ref=159-168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M Trail Bill Save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Write</text:p>
          </table:table-cell>
          <table:table-cell table:number-columns-repeated="3"/>
          <table:table-cell office:value-type="string">
            <text:p>save_tr_bill_AM_pro.java, Multiple Insert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M Trail Bill Save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/Write</text:p>
          </table:table-cell>
          <table:table-cell table:number-columns-repeated="3"/>
          <table:table-cell office:value-type="string">
            <text:p>save_tr_bill_AM.java, Ref – 171 – 181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M UF Bill Save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Write</text:p>
          </table:table-cell>
          <table:table-cell table:number-columns-repeated="3"/>
          <table:table-cell office:value-type="string">
            <text:p>save_uf_bill_AM_pro.java, Multiple Insert and Procedure Call for Ledger Log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M UF Bill Save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/Write</text:p>
          </table:table-cell>
          <table:table-cell table:number-columns-repeated="3"/>
          <table:table-cell office:value-type="string">
            <text:p>save_uf_bill_AM.java</text:p>
          </table:table-cell>
          <table:table-cell table:number-columns-repeated="1012"/>
        </table:table-row>
      </table:table>
      <table:database-ranges>
        <table:database-range table:target-range-address="All.A2:All.J38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4">06/24/2011</text:date>, <text:time>15:0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23T17:45:30</meta:creation-date>
    <dc:date>2011-06-24T15:08:00</dc:date>
    <meta:editing-duration>PT19H09M56S</meta:editing-duration>
    <meta:editing-cycles>39</meta:editing-cycles>
    <meta:generator>OpenOffice.org/3.1$Linux OpenOffice.org_project/310m19$Build-9420</meta:generator>
    <meta:document-statistic meta:table-count="4" meta:cell-count="5631" meta:object-count="0"/>
  </office:meta>
</office:document-meta>
</file>